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740000026822845FF4672BD778.png" manifest:media-type="image/png"/>
  <manifest:file-entry manifest:full-path="Pictures/10000201000001BC00000268A4DB9110F298C1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Arial1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cccccc" draw:textarea-horizontal-align="left" draw:textarea-vertical-align="middle" draw:auto-grow-height="true" draw:auto-grow-width="false" fo:min-height="5.417cm" fo:min-width="0cm"/>
      <style:paragraph-properties style:writing-mode="lr-tb"/>
    </style:style>
    <style:style style:name="gr3" style:family="graphic" style:parent-style-name="standard" style:list-style-name="L5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0.763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16cm" fo:min-width="10.71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716cm" fo:min-width="16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022cm" fo:min-width="6.189cm" fo:padding-top="0.142cm" fo:padding-bottom="0.142cm" fo:padding-left="0.267cm" fo:padding-right="0.267cm"/>
    </style:style>
    <style:style style:name="gr12" style:family="graphic" style:parent-style-name="standard" style:list-style-name="L5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1.148cm" fo:min-width="0.893cm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716cm" fo:min-width="11.46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" draw:marker-end-width="0.3cm" draw:fill="solid" draw:fill-color="#cccccc" draw:textarea-vertical-align="middle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022cm" fo:min-width="6.678cm" fo:padding-top="0.142cm" fo:padding-bottom="0.142cm" fo:padding-left="0.267cm" fo:padding-right="0.267cm"/>
    </style:style>
    <style:style style:name="gr18" style:family="graphic" style:parent-style-name="standard" style:list-style-name="L5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935cm" fo:min-width="0.796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468cm" fo:min-width="10.716cm" fo:padding-top="0.142cm" fo:padding-bottom="0.142cm" fo:padding-left="0.267cm" fo:padding-right="0.267cm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805cm" fo:min-width="15.687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805cm" fo:min-width="15.687cm"/>
      <style:paragraph-properties style:writing-mode="lr-tb"/>
    </style:style>
    <style:style style:name="gr24" style:family="graphic" style:parent-style-name="standard">
      <style:graphic-properties draw:stroke="none" svg:stroke-width="0.018cm" svg:stroke-color="#000000" draw:fill="none" draw:fill-color="#ffffff" fo:min-height="0.382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52cm" draw:marker-end-width="0.252cm" draw:fill="none" draw:textarea-horizontal-align="justify" draw:textarea-vertical-align="middle" draw:auto-grow-height="false" fo:min-height="4.502cm" fo:min-width="4.982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52cm" draw:marker-end-width="0.252cm" draw:fill="none" draw:textarea-vertical-align="middle" draw:auto-grow-height="false" fo:min-height="1.35cm" fo:min-width="2.769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000000" draw:marker-start-width="0.252cm" draw:marker-end-width="0.252cm" draw:fill="none" draw:textarea-vertical-align="middle" draw:auto-grow-height="false" fo:min-height="1.349cm" fo:min-width="2.769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000000" draw:marker-start-width="0.252cm" draw:marker-end-width="0.252cm" draw:fill="none" draw:textarea-horizontal-align="justify" draw:textarea-vertical-align="middle" draw:auto-grow-height="false" fo:min-height="0.232cm" fo:min-width="0cm" fo:padding-top="0.134cm" fo:padding-bottom="0.134cm" fo:padding-left="0.259cm" fo:padding-right="0.259cm"/>
      <style:paragraph-properties style:writing-mode="lr-tb"/>
    </style:style>
    <style:style style:name="gr29" style:family="graphic" style:parent-style-name="objectwithoutfill">
      <style:graphic-properties svg:stroke-width="0.018cm" svg:stroke-color="#000000" draw:marker-end="Arrowheads_20_3" draw:marker-end-width="0.3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00a933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805cm" fo:min-width="15.68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3.468cm" fo:min-width="10.966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022cm" fo:min-width="6.529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fo:min-height="0.849cm"/>
      <style:paragraph-properties style:writing-mode="lr-tb"/>
    </style:style>
    <style:style style:name="gr36" style:family="graphic" style:parent-style-name="objectwithoutfill">
      <style:graphic-properties svg:stroke-width="0.035cm" svg:stroke-color="#ff4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38" style:family="graphic" style:parent-style-name="objectwithoutfill">
      <style:graphic-properties svg:stroke-width="0.081cm" svg:stroke-color="#00a933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16cm" fo:min-width="17.716cm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00a933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2a6099" draw:marker-start-width="0.252cm" draw:marker-end-width="0.252cm" draw:fill="none" draw:textarea-vertical-align="middle" draw:auto-grow-height="false" fo:min-height="3.022cm" fo:min-width="10.689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158466" draw:marker-start-width="0.252cm" draw:marker-end-width="0.252cm" draw:fill="none" draw:textarea-vertical-align="middle" draw:auto-grow-height="false" fo:min-height="3.022cm" fo:min-width="6.189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709cm" fo:min-width="17.716cm" fo:padding-top="0.142cm" fo:padding-bottom="0.142cm" fo:padding-left="0.267cm" fo:padding-right="0.267cm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805cm" fo:min-width="17.296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716cm" fo:min-width="10.216cm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fo:min-height="0.382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162cm" fo:min-width="8.466cm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a933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2a6099" draw:marker-start-width="0.252cm" draw:marker-end-width="0.252cm" draw:fill="none" draw:textarea-vertical-align="middle" draw:auto-grow-height="false" fo:min-height="1.347cm" fo:min-width="5.001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158466" draw:marker-start-width="0.252cm" draw:marker-end-width="0.252cm" draw:fill="none" draw:textarea-vertical-align="middle" draw:auto-grow-height="false" fo:min-height="1.347cm" fo:min-width="2.783cm" fo:padding-top="0.142cm" fo:padding-bottom="0.142cm" fo:padding-left="0.267cm" fo:padding-right="0.267cm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805cm" fo:min-width="17.296cm"/>
      <style:paragraph-properties style:writing-mode="lr-tb"/>
    </style:style>
    <style:style style:name="gr5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726cm" fo:min-width="17.71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3.676cm" fo:min-width="17.716cm" fo:padding-top="0.142cm" fo:padding-bottom="0.142cm" fo:padding-left="0.267cm" fo:padding-right="0.267cm"/>
    </style:style>
    <style:style style:name="gr54" style:family="graphic" style:parent-style-name="objectwithoutfill">
      <style:graphic-properties svg:stroke-color="#000000" draw:marker-end="Arrowheads_20_1" draw:marker-end-width="0.3cm" draw:fill="solid" draw:fill-color="#b2b2b2" draw:textarea-vertical-align="middle"/>
    </style:style>
    <style:style style:name="gr55" style:family="graphic" style:parent-style-name="standard">
      <style:graphic-properties draw:fill-color="#ffff6d" draw:textarea-horizontal-align="justify" draw:textarea-vertical-align="middle" draw:auto-grow-height="false" fo:min-height="3.928cm" fo:min-width="9.5cm"/>
    </style:style>
    <style:style style:name="gr56" style:family="graphic" style:parent-style-name="standard">
      <style:graphic-properties draw:fill-color="#ffff6d" draw:textarea-horizontal-align="justify" draw:textarea-vertical-align="middle" draw:auto-grow-height="false" fo:min-height="3.428cm" fo:min-width="13.002cm"/>
    </style:style>
    <style:style style:name="gr57" style:family="graphic" style:parent-style-name="standard">
      <style:graphic-properties draw:textarea-horizontal-align="justify" draw:textarea-vertical-align="middle" draw:auto-grow-height="false" fo:min-height="1.928cm" fo:min-width="9.502cm"/>
    </style:style>
    <style:style style:name="gr58" style:family="graphic" style:parent-style-name="objectwithoutfill">
      <style:graphic-properties draw:fill="none" draw:textarea-vertical-align="middle"/>
    </style:style>
    <style:style style:name="pr1" style:family="presentation" style:parent-style-name="Modelo_25_20Slides-title">
      <style:graphic-properties draw:stroke="none" draw:fill="none" draw:fill-color="#ffffff" draw:textarea-horizontal-align="justify" draw:textarea-vertical-align="middle" draw:auto-grow-height="true" draw:auto-grow-width="false" fo:min-height="5.08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odelo_25_20Slides-subtitle">
      <style:graphic-properties draw:stroke="none" draw:fill="none" draw:fill-color="#ffffff" draw:textarea-horizontal-align="justify" draw:textarea-vertical-align="top" draw:auto-grow-height="true" draw:auto-grow-width="false" fo:min-height="3.421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odelo_25_20Slides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Padrão-title">
      <style:graphic-properties draw:auto-grow-height="true" fo:min-height="3.387cm"/>
      <style:paragraph-properties style:writing-mode="lr-tb"/>
    </style:style>
    <style:style style:name="pr5" style:family="presentation" style:parent-style-name="Padrão-outline1">
      <style:graphic-properties fo:min-height="10.799cm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"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Liberatio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style:font-name="Liberation Sans"/>
    </style:style>
    <style:style style:name="P8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cccccc"/>
      <style:paragraph-properties fo:text-align="center" style:writing-mode="lr-tb"/>
      <style:text-properties style:font-name="Liberation Sans" fo:font-size="32pt" fo:font-weight="normal"/>
    </style:style>
    <style:style style:name="P15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ans" fo:font-size="18pt" fo:font-weight="normal"/>
    </style:style>
    <style:style style:name="P17" style:family="paragraph">
      <loext:graphic-properties draw:fill="none"/>
      <style:paragraph-properties fo:text-align="center"/>
      <style:text-properties style:font-name="Liberation Sans" fo:font-size="18pt" fo:font-weight="normal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" fo:font-size="18pt" fo:font-weight="normal"/>
    </style:style>
    <style:style style:name="P19" style:family="paragraph">
      <style:paragraph-properties fo:text-align="center" style:writing-mode="lr-tb"/>
      <style:text-properties style:font-name="Liberation Sans" fo:font-size="18pt" fo:font-weight="normal"/>
    </style:style>
    <style:style style:name="P20" style:family="paragraph">
      <loext:graphic-properties draw:fill="none"/>
      <style:paragraph-properties fo:text-align="center" style:writing-mode="lr-tb"/>
      <style:text-properties style:font-name="Liberation Sans" fo:font-size="18pt" fo:font-weight="normal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ans" fo:font-weight="normal"/>
    </style:style>
    <style:style style:name="P22" style:family="paragraph">
      <loext:graphic-properties draw:fill="none"/>
      <style:paragraph-properties fo:text-align="center"/>
      <style:text-properties style:font-name="Liberation Sans" fo:font-weight="normal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" fo:font-weight="normal"/>
    </style:style>
    <style:style style:name="P24" style:family="paragraph">
      <style:paragraph-properties fo:text-align="center" style:writing-mode="lr-tb"/>
      <style:text-properties style:font-name="Liberation Sans" fo:font-weight="normal"/>
    </style:style>
    <style:style style:name="P25" style:family="paragraph">
      <loext:graphic-properties draw:fill="none"/>
      <style:paragraph-properties fo:text-align="center" style:writing-mode="lr-tb"/>
      <style:text-properties style:font-name="Liberation Sans" fo:font-weight="normal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style:font-name="Liberation Sans" fo:font-weight="bold"/>
    </style:style>
    <style:style style:name="P28" style:family="paragraph">
      <loext:graphic-properties draw:fill="none"/>
      <style:paragraph-properties fo:text-align="center" style:writing-mode="lr-tb"/>
      <style:text-properties style:font-name="Liberation Sans" fo:font-weight="bold"/>
    </style:style>
    <style:style style:name="P29" style:family="paragraph">
      <loext:graphic-properties draw:fill="none"/>
      <style:paragraph-properties fo:text-align="center"/>
      <style:text-properties style:font-name="Liberation Sans" fo:font-weight="bold"/>
    </style:style>
    <style:style style:name="P3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cccccc"/>
      <style:paragraph-properties fo:text-align="center" style:writing-mode="lr-tb"/>
      <style:text-properties style:font-name="Liberation Sans" fo:font-weight="bold"/>
    </style:style>
    <style:style style:name="P33" style:family="paragraph">
      <loext:graphic-properties draw:fill="solid" draw:fill-color="#cccccc"/>
      <style:paragraph-properties fo:text-align="center"/>
      <style:text-properties style:font-name="Liberation Sans" fo:font-weight="bold"/>
    </style:style>
    <style:style style:name="P34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cm" style:writing-mode="lr-tb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Liberation Mono" fo:font-weight="normal"/>
    </style:style>
    <style:style style:name="P37" style:family="paragraph">
      <loext:graphic-properties draw:fill="none"/>
      <style:paragraph-properties fo:text-align="center"/>
      <style:text-properties fo:font-weight="normal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39" style:family="paragraph">
      <loext:graphic-properties draw:fill="none" draw:fill-color="#ffffff"/>
      <style:paragraph-properties style:writing-mode="lr-tb"/>
      <style:text-properties fo:font-weight="normal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9pt" fo:font-weight="normal"/>
    </style:style>
    <style:style style:name="P41" style:family="paragraph">
      <loext:graphic-properties draw:fill="none"/>
      <style:paragraph-properties fo:text-align="center"/>
      <style:text-properties fo:font-size="9pt" fo:font-weight="normal"/>
    </style:style>
    <style:style style:name="P42" style:family="paragraph">
      <loext:graphic-properties draw:fill="none" draw:fill-color="#ffffff"/>
      <style:paragraph-properties style:writing-mode="lr-tb"/>
      <style:text-properties fo:font-size="9pt" fo:font-weight="normal"/>
    </style:style>
    <style:style style:name="P43" style:family="paragraph">
      <style:paragraph-properties fo:text-align="center" style:writing-mode="lr-tb"/>
      <style:text-properties fo:font-size="9pt" fo:font-weight="normal"/>
    </style:style>
    <style:style style:name="P44" style:family="paragraph">
      <loext:graphic-properties draw:fill="none"/>
      <style:paragraph-properties fo:text-align="center" style:writing-mode="lr-tb"/>
      <style:text-properties fo:font-size="9pt" fo:font-weight="normal"/>
    </style:style>
    <style:style style:name="P45" style:family="paragraph">
      <loext:graphic-properties draw:fill="none"/>
      <style:paragraph-properties fo:text-align="center" style:writing-mode="lr-tb"/>
      <style:text-properties fo:font-weight="normal"/>
    </style:style>
    <style:style style:name="P46" style:family="paragraph">
      <style:paragraph-properties fo:text-align="center" style:writing-mode="lr-tb"/>
      <style:text-properties fo:font-weight="normal"/>
    </style:style>
    <style:style style:name="P47" style:family="paragraph">
      <style:paragraph-properties fo:text-align="center" style:writing-mode="lr-tb"/>
      <style:text-properties fo:font-weight="bold"/>
    </style:style>
    <style:style style:name="P48" style:family="paragraph">
      <loext:graphic-properties draw:fill="solid" draw:fill-color="#b2b2b2"/>
      <style:paragraph-properties fo:text-align="center" style:writing-mode="lr-tb"/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0" style:family="paragraph">
      <style:text-properties fo:font-size="38pt"/>
    </style:style>
    <style:style style:name="P51" style:family="paragraph">
      <style:paragraph-properties style:writing-mode="lr-tb"/>
      <style:text-properties fo:font-size="38pt"/>
    </style:style>
    <style:style style:name="P52" style:family="paragraph">
      <style:paragraph-properties fo:margin-top="0.2cm" fo:margin-bottom="0cm"/>
    </style:style>
    <style:style style:name="P53" style:family="paragraph">
      <style:paragraph-properties fo:margin-top="0.08cm" fo:margin-bottom="0cm"/>
      <style:text-properties style:font-name="Liberation Mono" fo:font-size="18pt" style:font-size-asian="18pt" style:font-size-complex="18pt"/>
    </style:style>
    <style:style style:name="P54" style:family="paragraph">
      <style:paragraph-properties fo:margin-top="0.08cm" fo:margin-bottom="0cm" style:writing-mode="lr-tb"/>
      <style:text-properties style:font-name="Liberation Mono" fo:font-size="18pt" style:font-size-asian="18pt" style:font-size-complex="18pt"/>
    </style:style>
    <style:style style:name="P55" style:family="paragraph">
      <style:paragraph-properties fo:margin-left="0cm" fo:margin-right="0cm" fo:margin-top="0.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6" style:family="paragraph">
      <style:paragraph-properties style:writing-mode="lr-tb"/>
      <style:text-properties fo:font-weight="normal" style:font-weight-asian="normal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Liberation Mono" fo:font-size="18pt" fo:font-weight="normal"/>
    </style:style>
    <style:style style:name="P58" style:family="paragraph">
      <loext:graphic-properties draw:fill="none" draw:fill-color="#ffffff"/>
      <style:paragraph-properties fo:text-align="center" style:writing-mode="lr-tb"/>
      <style:text-properties style:font-name="Liberation Sans" fo:font-size="9pt" fo:font-weight="normal"/>
    </style:style>
    <style:style style:name="P59" style:family="paragraph">
      <loext:graphic-properties draw:fill="none"/>
      <style:paragraph-properties fo:text-align="center"/>
      <style:text-properties style:font-name="Liberation Sans" fo:font-size="9pt" fo:font-weight="normal"/>
    </style:style>
    <style:style style:name="P60" style:family="paragraph">
      <loext:graphic-properties draw:fill="none" draw:fill-color="#ffffff"/>
      <style:paragraph-properties style:writing-mode="lr-tb"/>
      <style:text-properties style:font-name="Liberation Sans" fo:font-size="9pt" fo:font-weight="normal"/>
    </style:style>
    <style:style style:name="P61" style:family="paragraph">
      <loext:graphic-properties draw:fill="none"/>
      <style:paragraph-properties fo:text-align="center" style:writing-mode="lr-tb"/>
      <style:text-properties style:font-name="Liberation Sans" fo:font-size="9pt" fo:font-weight="normal"/>
    </style:style>
    <style:style style:name="P62" style:family="paragraph">
      <style:paragraph-properties fo:text-align="center" style:writing-mode="lr-tb"/>
      <style:text-properties style:font-name="Liberation Sans" fo:font-size="9pt" fo:font-weight="normal"/>
    </style:style>
    <style:style style:name="P63" style:family="paragraph">
      <loext:graphic-properties draw:fill="solid" draw:fill-color="#b2b2b2"/>
      <style:paragraph-properties fo:text-align="center"/>
      <style:text-properties fo:font-weight="bold"/>
    </style:style>
    <style:style style:name="P64" style:family="paragraph">
      <loext:graphic-properties draw:fill-color="#ffff6d"/>
      <style:paragraph-properties fo:text-align="center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2pt" fo:font-weight="normal" style:font-weight-asian="normal" style:font-weight-complex="normal"/>
    </style:style>
    <style:style style:name="P66" style:family="paragraph">
      <loext:graphic-properties draw:fill="none"/>
    </style:style>
    <style:style style:name="T1" style:family="text">
      <style:text-properties fo:color="#000000" loext:opacity="100%" style:font-name="Liberation Sans" fo:font-size="36pt" fo:language="pt" fo:country="BR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" fo:language="pt" fo:country="BR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ize="28pt" style:font-size-asian="28pt" style:font-size-complex="28pt"/>
    </style:style>
    <style:style style:name="T6" style:family="text">
      <style:text-properties style:font-name="Liberation Mono" fo:font-size="13pt" style:font-size-asian="13pt" style:font-size-complex="13pt"/>
    </style:style>
    <style:style style:name="T7" style:family="text">
      <style:text-properties style:font-name="Liberation Mono" fo:font-size="18pt" style:font-size-asian="18pt" style:font-size-complex="18pt"/>
    </style:style>
    <style:style style:name="T8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Liberation Sans" fo:font-style="normal" fo:text-shadow="none" style:text-underline-style="none" fo:font-weight="normal" style:font-name-asian="Arial2" style:font-style-asian="normal" style:font-weight-asian="normal" style:font-name-complex="Arial2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32pt" style:font-size-asian="32pt" style:font-size-complex="32pt"/>
    </style:style>
    <style:style style:name="T12" style:family="text">
      <style:text-properties style:font-name="Liberation Sans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Liberation Mono" fo:font-size="18pt" fo:font-style="normal" fo:text-shadow="none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style:font-name="Liberation Mono" fo:font-size="19pt" style:font-size-asian="19pt" style:font-size-complex="19pt"/>
    </style:style>
    <style:style style:name="T16" style:family="text">
      <style:text-properties style:font-name="Liberation Mono" fo:font-size="25pt" style:font-size-asian="25pt" style:font-size-complex="25pt"/>
    </style:style>
    <style:style style:name="T17" style:family="text">
      <style:text-properties style:font-name="Liberation Sans" fo:font-size="32pt" fo:font-weight="normal"/>
    </style:style>
    <style:style style:name="T18" style:family="text">
      <style:text-properties style:font-name="Liberation Sans" fo:font-size="32pt" fo:font-style="italic" fo:font-weight="normal" style:font-style-asian="italic" style:font-style-complex="italic"/>
    </style:style>
    <style:style style:name="T19" style:family="text">
      <style:text-properties style:font-name="Liberation Mono" fo:font-size="19pt" fo:font-weight="bold" style:font-size-asian="19pt" style:font-weight-asian="bold" style:font-size-complex="19pt" style:font-weight-complex="bold"/>
    </style:style>
    <style:style style:name="T20" style:family="text">
      <style:text-properties style:font-name="Liberation Sans" fo:font-size="18pt" fo:font-weight="normal"/>
    </style:style>
    <style:style style:name="T21" style:family="text">
      <style:text-properties style:font-name="Liberation Mono" fo:font-size="19pt" fo:font-weight="normal" style:font-size-asian="19pt" style:font-weight-asian="normal" style:font-size-complex="19pt" style:font-weight-complex="normal"/>
    </style:style>
    <style:style style:name="T22" style:family="text">
      <style:text-properties style:font-name="Liberation Sans" fo:font-weight="normal"/>
    </style:style>
    <style:style style:name="T23" style:family="text">
      <style:text-properties style:font-name="Liberation Sans" fo:font-weight="bold" style:font-weight-asian="bold" style:font-weight-complex="bold"/>
    </style:style>
    <style:style style:name="T24" style:family="text">
      <style:text-properties style:font-name="Liberation Sans" fo:font-weight="bold"/>
    </style:style>
    <style:style style:name="T25" style:family="text">
      <style:text-properties style:font-name="Liberation Mono" fo:font-size="19pt" fo:font-weight="normal" style:font-size-asian="19pt" style:font-weight-asian="bold" style:font-size-complex="19pt" style:font-weight-complex="bold"/>
    </style:style>
    <style:style style:name="T26" style:family="text">
      <style:text-properties fo:font-weight="normal"/>
    </style:style>
    <style:style style:name="T27" style:family="text">
      <style:text-properties fo:font-size="9pt" fo:font-weight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font-name="Liberation San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style:font-name="Liberation Sans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4" style:family="text">
      <style:text-properties style:font-name="Liberation Mono" fo:font-size="25pt" fo:font-weight="bold" style:font-size-asian="25pt" style:font-weight-asian="bold" style:font-size-complex="25pt" style:font-weight-complex="bold"/>
    </style:style>
    <style:style style:name="T35" style:family="text">
      <style:text-properties style:font-name="Liberation Mono" fo:font-size="25pt" fo:font-weight="normal" style:font-size-asian="25pt" style:font-weight-asian="normal" style:font-size-complex="25pt" style:font-weight-complex="normal"/>
    </style:style>
    <style:style style:name="T36" style:family="text">
      <style:text-properties style:font-name="Liberation Mono"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T37" style:family="text">
      <style:text-properties style:font-name="Liberation Sans" fo:font-size="10pt" style:font-size-asian="10pt" style:font-size-complex="10pt"/>
    </style:style>
    <style:style style:name="T38" style:family="text">
      <style:text-properties style:font-name="Liberation Mon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style:font-name="Liberation Mono"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40" style:family="text">
      <style:text-properties style:font-name="Liberation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style:font-name="Liberation Sans" fo:font-size="15pt" style:font-size-asian="15pt" style:font-size-complex="15pt"/>
    </style:style>
    <style:style style:name="T4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font-name="Liberation Mono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style:font-name="Liberation Sans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6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style:font-name="Liberation Sans" fo:font-size="28pt" fo:font-weight="normal" style:font-size-asian="28pt" style:font-weight-asian="normal" style:font-size-complex="28pt" style:font-weight-complex="normal"/>
    </style:style>
    <style:style style:name="T49" style:family="text">
      <style:text-properties style:font-name="Liberation San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0" style:family="text"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T51" style:family="text">
      <style:text-properties style:font-name="Liberation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2" style:family="text">
      <style:text-properties style:font-name="Liberation Sans" fo:font-size="9pt" fo:font-weight="normal"/>
    </style:style>
    <style:style style:name="T53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54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55" style:family="text">
      <style:text-properties style:font-name="Liberation Mono" fo:font-size="12pt" fo:font-weight="normal" style:font-size-asian="19pt" style:font-weight-asian="normal" style:font-size-complex="19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odelo_25_20Slid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334cm" svg:x="2.099cm" svg:y="1.501cm" presentation:class="title" presentation:user-transformed="true">
          <draw:text-box>
            <text:list text:style-name="L1">
              <text:list-header>
                <text:p text:style-name="P1"><text:span text:style-name="T1">JavaScri</text:span><text:span text:style-name="T1">pt</text:span><text:span text:style-name="T1"><text:line-break/></text:span><text:span text:style-name="T1">Orientaç</text:span><text:span text:style-name="T1">ão a </text:span><text:span text:style-name="T1">Objetos</text:span></text:p>
              </text:list-header>
            </text:list>
          </draw:text-box>
        </draw:frame>
        <draw:frame presentation:style-name="pr2" draw:text-style-name="P4" draw:layer="layout" svg:width="15.38cm" svg:height="3.675cm" svg:x="5cm" svg:y="9.125cm">
          <draw:text-box>
            <text:list text:style-name="L2">
              <text:list-header>
                <text:p text:style-name="P3"><text:span text:style-name="T2">Prof. </text:span><text:span text:style-name="T2">Rafael </text:span><text:span text:style-name="T2">Godoi </text:span><text:span text:style-name="T2">Orbolato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rientação a Objetos</text:p>
          </draw:text-box>
        </draw:frame>
        <draw:frame presentation:style-name="pr5" draw:text-style-name="P7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3">Um objeto é uma coleção </text:span><text:span text:style-name="T4">relacionada</text:span><text:span text:style-name="T3"> de dados e funcionalidade</text:span></text:p>
              </text:list-item>
            </text:list>
            <text:p><text:span text:style-name="T3">dados → propriedades → atributos</text:span></text:p>
            <text:p><text:span text:style-name="T3">funcionalidade → funções → métodos</text:span></text:p>
            <text:list text:continue-numbering="true" text:style-name="L3">
              <text:list-header>
                <text:p><text:span text:style-name="T3"/></text:p>
              </text:list-header>
              <text:list-item>
                <text:p><text:span text:style-name="T3">Em JavaScript tudo é um objeto internamente</text:span></text:p>
                <text:list>
                  <text:list-item>
                    <text:p><text:span text:style-name="T3"><text:s/></text:span><text:span text:style-name="T3">strings, funções, vetores</text:span></text:p>
                  </text:list-item>
                  <text:list-item>
                    <text:p><text:span text:style-name="T3"><text:s/></text:span><text:span text:style-name="T3">experimente digitar apenas o nome do vetor no console, dê ENTER e clique seta →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riação de 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Usando Objetos Literais</text:span></text:p>
                <text:list>
                  <text:list-item>
                    <text:p><text:span text:style-name="T5">JSON (JavaScript Object Notation)</text:span></text:p>
                  </text:list-item>
                </text:list>
                <text:p><text:span text:style-name="T6"/></text:p>
              </text:list-item>
            </text:list>
            <text:p><text:span text:style-name="T6"/></text:p>
            <text:p text:style-name="P8"><text:span text:style-name="T7">let usuario1 = { </text:span></text:p>
            <text:p text:style-name="P8"><text:span text:style-name="T7"><text:s text:c="4"/></text:span><text:span text:style-name="T7">nome: "Grosbilda",</text:span></text:p>
            <text:p text:style-name="P8"><text:span text:style-name="T7"><text:s text:c="4"/></text:span><text:span text:style-name="T7">placar: 6,</text:span></text:p>
            <text:p text:style-name="P8"><text:span text:style-name="T7"><text:s text:c="4"/></text:span><text:span text:style-name="T7">incrementar: function() {</text:span></text:p>
            <text:p text:style-name="P8"><text:span text:style-name="T7"><text:s text:c="8"/></text:span><text:span text:style-name="T7">usuario1.placar++;</text:span></text:p>
            <text:p text:style-name="P8"><text:span text:style-name="T7"><text:s text:c="4"/></text:span><text:span text:style-name="T7">}</text:span></text:p>
            <text:p text:style-name="P8"><text:span text:style-name="T8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9">Podemos usar o operador . </text:span><text:span text:style-name="T10">(ponto) </text:span><text:span text:style-name="T11">(</text:span><text:span text:style-name="T12">dot notation</text:span><text:span text:style-name="T11">) para acessar as partes do objeto</text:span></text:p>
                <text:p><text:span text:style-name="T6"/></text:p>
              </text:list-item>
            </text:list>
            <text:p><text:span text:style-name="T6"/></text:p>
            <text:p text:style-name="P8"><text:span text:style-name="T8">console.log(usuario1.nome);</text:span></text:p>
            <text:p text:style-name="P8"><text:span text:style-name="T8">console.log(usuario1.placar);</text:span></text:p>
            <text:p text:style-name="P8"><text:span text:style-name="T8">Usuario1.incrementar()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Podemos usar o operador [ ]</text:span><text:span text:style-name="T11"> para acessar as partes do objeto</text:span></text:p>
                <text:p><text:span text:style-name="T6"/></text:p>
              </text:list-item>
            </text:list>
            <text:p><text:span text:style-name="T6"/></text:p>
            <text:p text:style-name="P8"><text:span text:style-name="T8">console.log(usuario1['nome']);</text:span></text:p>
            <text:p text:style-name="P8"><text:span text:style-name="T8">console.log(usuario1['placar']);</text:span></text:p>
            <text:p text:style-name="P8"><text:span text:style-name="T8">Usuario1['incrementar']()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Podemos acrescentar membros ao objeto usando o operador . (ponto) (</text:span><text:span text:style-name="T4">dot notation</text:span><text:span text:style-name="T3">)</text:span></text:p>
                <text:p><text:span text:style-name="T6"/></text:p>
              </text:list-item>
            </text:list>
            <text:p><text:span text:style-name="T6"/></text:p>
            <text:p text:style-name="P8"><text:span text:style-name="T8">usuario1.sobreNome = "Seilah";</text:span></text:p>
            <text:p text:style-name="P8"><text:span text:style-name="T8">usuario1.doido = function() {</text:span></text:p>
            <text:p text:style-name="P8"><text:span text:style-name="T8"><text:s text:c="2"/></text:span><text:span text:style-name="T8">console.log("Doido!");</text:span></text:p>
            <text:p text:style-name="P8"><text:span text:style-name="T8">}</text:span></text:p>
            <text:p text:style-name="P8"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Podemos remover membros do objeto usando </text:span><text:span text:style-name="T4">delete</text:span></text:p>
                <text:p><text:span text:style-name="T6"/></text:p>
              </text:list-item>
            </text:list>
            <text:p><text:span text:style-name="T6"/></text:p>
            <text:p text:style-name="P8"><text:span text:style-name="T8">delete usuario1.sobreNome;</text:span></text:p>
            <text:p text:style-name="P8"><text:span text:style-name="T8">delete usuario1.doido;</text:span></text:p>
            <text:p text:style-name="P8"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Podemos iterar sobre os mesmos de um objeto</text:span></text:p>
                <text:p><text:span text:style-name="T6"/></text:p>
              </text:list-item>
            </text:list>
            <text:p><text:span text:style-name="T6"/></text:p>
            <text:p text:style-name="P8"><text:span text:style-name="T8">for (let atributo in usuario1) {</text:span></text:p>
            <text:p text:style-name="P8"><text:span text:style-name="T8"><text:s text:c="4"/></text:span><text:span text:style-name="T8">console.log('chave -&gt;', atributo);</text:span></text:p>
            <text:p text:style-name="P8"><text:span text:style-name="T13"><text:s text:c="4"/></text:span><text:span text:style-name="T13">console.log('tipo da chave -&gt;', typeof </text:span><text:span text:style-name="T8">atributo);</text:span></text:p>
            <text:p text:style-name="P8"><text:span text:style-name="T13"><text:s text:c="4"/></text:span><text:span text:style-name="T13">console.log('valor da chave -&gt;', usuario1[</text:span><text:span text:style-name="T8">atributo]);</text:span></text:p>
            <text:p text:style-name="P8"><text:span text:style-name="T8">}</text:span></text:p>
            <text:p text:style-name="P8"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riação de 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Usando </text:span><text:span text:style-name="T4">dot notation</text:span></text:p>
                <text:p><text:span text:style-name="T6"/></text:p>
              </text:list-item>
            </text:list>
            <text:p><text:span text:style-name="T7"/></text:p>
            <text:p><text:span text:style-name="T7">let usuario2 = { }; <text:s/>// objeto vazio</text:span></text:p>
            <text:p><text:span text:style-name="T7"/></text:p>
            <text:p><text:span text:style-name="T7">usuario2.nome = "Estrobilobaldo";</text:span></text:p>
            <text:p><text:span text:style-name="T7">usuario2.placar = 5;</text:span></text:p>
            <text:p><text:span text:style-name="T7">usuario2.incrementar = function() {</text:span></text:p>
            <text:p><text:span text:style-name="T7"><text:s text:c="4"/></text:span><text:span text:style-name="T7">usuario2.placar++;</text:span></text:p>
            <text:p><text:span text:style-name="T7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riação de 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Usando </text:span><text:span text:style-name="T4">Object.create</text:span></text:p>
                <text:p><text:span text:style-name="T6"/></text:p>
              </text:list-item>
            </text:list>
            <text:p><text:span text:style-name="T7"/></text:p>
            <text:p text:style-name="P8"><text:span text:style-name="T13">let usuario3 = Object.create(null); <text:s/></text:span><text:span text:style-name="T7">// objeto vazio</text:span></text:p>
            <text:p><text:span text:style-name="T7"/></text:p>
            <text:p><text:span text:style-name="T7">usuario3.nome = "Zirgonisvaldo";</text:span></text:p>
            <text:p><text:span text:style-name="T7">usuario3.placar = 4;</text:span></text:p>
            <text:p><text:span text:style-name="T7">usuario3.incrementar = function() {</text:span></text:p>
            <text:p><text:span text:style-name="T7"><text:s text:c="4"/></text:span><text:span text:style-name="T7">usuario3.placar++;</text:span></text:p>
            <text:p><text:span text:style-name="T7">}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10">Criação de Obje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  <text:p text:style-name="P8"/>
              </text:list-header>
              <text:list-item>
                <text:p text:style-name="P8">Criar 1000 objetos desse jeito?</text:p>
                <text:list>
                  <text:list-item>
                    <text:p>Não é a melhor soluçã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15">function criarUsuario(nome, placar) {</text:span></text:p>
            <text:p text:style-name="P11"><text:span text:style-name="T15"><text:s text:c="4"/></text:span><text:span text:style-name="T15">let usuario = {};</text:span></text:p>
            <text:p text:style-name="P11"><text:span text:style-name="T15"><text:s text:c="4"/></text:span><text:span text:style-name="T15">usuario.nome = nome;</text:span></text:p>
            <text:p text:style-name="P11"><text:span text:style-name="T15"><text:s text:c="4"/></text:span><text:span text:style-name="T15">usuario.placar = placar;</text:span></text:p>
            <text:p text:style-name="P11"><text:span text:style-name="T15"><text:s text:c="4"/></text:span><text:span text:style-name="T15">usuario.incrementar = function() {</text:span></text:p>
            <text:p text:style-name="P11"><text:span text:style-name="T15"><text:s text:c="8"/></text:span><text:span text:style-name="T15">usuario.placar++;</text:span></text:p>
            <text:p text:style-name="P11"><text:span text:style-name="T15"><text:s text:c="4"/></text:span><text:span text:style-name="T15">};</text:span></text:p>
            <text:p text:style-name="P11"><text:span text:style-name="T15"><text:s text:c="4"/></text:span><text:span text:style-name="T15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15">let usuario1 = criarUsuario('Grosbilda', 6);</text:span></text:p>
            <text:p text:style-name="P12"><text:span text:style-name="T15"/></text:p>
            <text:p text:style-name="P12"><text:span text:style-name="T15">usuario1.incrementar();</text:span></text:p>
            <text:p><text:span text:style-name="T16"/></text:p>
          </draw:text-box>
        </draw:frame>
        <draw:frame draw:style-name="gr2" draw:text-style-name="P14" xml:id="id1" draw:id="id1" draw:layer="layout" svg:width="12.5cm" svg:height="5.667cm" svg:x="12.402cm" svg:y="8.833cm">
          <draw:text-box>
            <text:p text:style-name="P13"><text:span text:style-name="T17">Nós chamamos uma função que constrói um objeto de </text:span><text:span text:style-name="T18">função construtora</text:span></text:p>
          </draw:text-box>
        </draw:frame>
        <draw:path draw:name="Arrow-Sketch-3" draw:style-name="gr3" draw:text-style-name="P15" xml:id="id2" draw:id="id2" draw:layer="layout" svg:width="5.417cm" svg:height="1.499cm" svg:x="8cm" svg:y="7.5cm" svg:viewBox="0 0 5418 1500" svg:d="M16 1153c151-285 254-607 313-936 19-101 120-178 200-207 59-21 149-15 131 86-41 228-109 457-187 671 19-14 31-28 49-35 283-171 596-272 903-358 457-135 915-229 1385-286 475-64 969-78 1451-7 385 57 800 179 1113 480 7 0 12 6 18 13 115 115-187 393-282 294-289-294-675-408-1048-465-452-79-915-57-1373-8-440 50-880 144-1307 265-174 50-342 107-511 171-151 57-217 79-332 151-17 7-47 21-77 29 192 50 385 114 572 185 78 28-18 179-48 207-61 64-151 122-235 86-222-86-459-151-693-200-60-15-72-79-42-136z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19">function criarUsuario(nome, placar) {</text:span></text:p>
            <text:p text:style-name="P11"><text:span text:style-name="T15"><text:s text:c="4"/></text:span><text:span text:style-name="T15">let usuario = {};</text:span></text:p>
            <text:p text:style-name="P11"><text:span text:style-name="T15"><text:s text:c="4"/></text:span><text:span text:style-name="T15">usuario.nome = nome;</text:span></text:p>
            <text:p text:style-name="P11"><text:span text:style-name="T15"><text:s text:c="4"/></text:span><text:span text:style-name="T15">usuario.placar = placar;</text:span></text:p>
            <text:p text:style-name="P11"><text:span text:style-name="T15"><text:s text:c="4"/></text:span><text:span text:style-name="T15">usuario.incrementar = function() {</text:span></text:p>
            <text:p text:style-name="P11"><text:span text:style-name="T15"><text:s text:c="8"/></text:span><text:span text:style-name="T15">usuario.placar++;</text:span></text:p>
            <text:p text:style-name="P11"><text:span text:style-name="T15"><text:s text:c="4"/></text:span><text:span text:style-name="T15">};</text:span></text:p>
            <text:p text:style-name="P11"><text:span text:style-name="T15"><text:s text:c="4"/></text:span><text:span text:style-name="T15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15">let usuario1 = criarUsuario('Grosbilda', 6);</text:span></text:p>
            <text:p text:style-name="P12"><text:span text:style-name="T15"/></text:p>
            <text:p text:style-name="P12"><text:span text:style-name="T15">usuario1.incrementar();</text:span></text:p>
            <text:p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draw:style-name="gr4" draw:text-style-name="P16" draw:layer="layout" svg:width="9cm" svg:height="1.013cm" svg:x="6.5cm" svg:y="6.7cm">
          <draw:text-box>
            <text:p text:style-name="P13"><text:span text:style-name="T20">Global Memory</text:span></text:p>
          </draw:text-box>
        </draw:frame>
        <draw:custom-shape draw:style-name="gr5" draw:text-style-name="P17" draw:layer="layout" svg:width="11.25cm" svg:height="6cm" svg:x="6.5cm" svg:y="7.662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6cm" svg:height="1.013cm" svg:x="6.5cm" svg:y="8.162cm">
          <draw:text-box>
            <text:p><text:span text:style-name="T20">criarUsuario:</text:span></text:p>
          </draw:text-box>
        </draw:frame>
        <draw:g>
          <draw:custom-shape draw:style-name="gr6" draw:text-style-name="P20" draw:layer="layout" svg:width="1cm" svg:height="1cm" svg:x="11.2cm" svg:y="8.162cm">
            <text:p text:style-name="P19"><text:span text:style-name="T20">f</text:span></text:p>
            <draw:enhanced-geometry svg:viewBox="0 0 21600 21600" draw:type="rectangle" draw:enhanced-path="M 0 0 L 21600 0 21600 21600 0 21600 0 0 Z N"/>
          </draw:custom-shape>
          <draw:line draw:style-name="gr7" draw:text-style-name="P17" draw:layer="layout" svg:x1="10.7cm" svg:y1="8.662cm" svg:x2="11.2cm" svg:y2="8.662cm">
            <text:p/>
          </draw:line>
          <draw:line draw:style-name="gr7" draw:text-style-name="P17" draw:layer="layout" svg:x1="12.2cm" svg:y1="8.662cm" svg:x2="12.7cm" svg:y2="8.662cm">
            <text:p/>
          </draw:line>
        </draw:g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21">function criarUsuario(nome, placar) {</text:span></text:p>
            <text:p text:style-name="P11"><text:span text:style-name="T15"><text:s text:c="4"/></text:span><text:span text:style-name="T15">let usuario = {};</text:span></text:p>
            <text:p text:style-name="P11"><text:span text:style-name="T15"><text:s text:c="4"/></text:span><text:span text:style-name="T15">usuario.nome = nome;</text:span></text:p>
            <text:p text:style-name="P11"><text:span text:style-name="T15"><text:s text:c="4"/></text:span><text:span text:style-name="T15">usuario.placar = placar;</text:span></text:p>
            <text:p text:style-name="P11"><text:span text:style-name="T15"><text:s text:c="4"/></text:span><text:span text:style-name="T15">usuario.incrementar = function() {</text:span></text:p>
            <text:p text:style-name="P11"><text:span text:style-name="T15"><text:s text:c="8"/></text:span><text:span text:style-name="T15">usuario.placar++;</text:span></text:p>
            <text:p text:style-name="P11"><text:span text:style-name="T15"><text:s text:c="4"/></text:span><text:span text:style-name="T15">};</text:span></text:p>
            <text:p text:style-name="P11"><text:span text:style-name="T15"><text:s text:c="4"/></text:span><text:span text:style-name="T15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19">let usuario1 = criarUsuario('Grosbilda', 6);</text:span></text:p>
            <text:p text:style-name="P12"><text:span text:style-name="T15"/></text:p>
            <text:p text:style-name="P12"><text:span text:style-name="T15">usuario1.incrementar();</text:span></text:p>
            <text:p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draw:style-name="gr4" draw:text-style-name="P21" draw:layer="layout" svg:width="9cm" svg:height="1.013cm" svg:x="6.5cm" svg:y="6.538cm">
          <draw:text-box>
            <text:p text:style-name="P13"><text:span text:style-name="T22">Global Memory</text:span></text:p>
          </draw:text-box>
        </draw:frame>
        <draw:custom-shape draw:style-name="gr5" draw:text-style-name="P22" draw:layer="layout" svg:width="11.25cm" svg:height="6cm" svg:x="6.5cm" svg:y="7.5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5cm" svg:y="8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2cm" svg:y="8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7cm" svg:y1="8.5cm" svg:x2="11.2cm" svg:y2="8.5cm">
            <text:p/>
          </draw:line>
          <draw:line draw:style-name="gr7" draw:text-style-name="P22" draw:layer="layout" svg:x1="12.2cm" svg:y1="8.5cm" svg:x2="12.7cm" svg:y2="8.5cm">
            <text:p/>
          </draw:line>
        </draw:g>
        <draw:frame draw:style-name="gr4" draw:text-style-name="P23" draw:layer="layout" svg:width="6cm" svg:height="1.013cm" svg:x="6.5cm" svg:y="10.699cm">
          <draw:text-box>
            <text:p><text:span text:style-name="T22">usuario1: <text:s/>..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line draw:style-name="gr8" draw:text-style-name="P22" draw:layer="layout" svg:x1="10.1cm" svg:y1="7.5cm" svg:x2="10.1cm" svg:y2="14.5cm">
          <text:p/>
        </draw:line>
        <draw:line draw:style-name="gr8" draw:text-style-name="P22" draw:layer="layout" svg:x1="10.1cm" svg:y1="8.5cm" svg:x2="21.1cm" svg:y2="8.5cm">
          <text:p/>
        </draw:line>
        <draw:frame draw:style-name="gr4" draw:text-style-name="P21" draw:layer="layout" svg:width="17cm" svg:height="1.013cm" svg:x="4.1cm" svg:y="6.5cm">
          <draw:text-box>
            <text:p text:style-name="P13"><text:span text:style-name="T22">Execution Context</text:span></text:p>
          </draw:text-box>
        </draw:frame>
        <draw:frame draw:style-name="gr4" draw:text-style-name="P21" draw:layer="layout" svg:width="11cm" svg:height="1.013cm" svg:x="10.1cm" svg:y="7.538cm">
          <draw:text-box>
            <text:p text:style-name="P13"><text:span text:style-name="T22">Local Memory</text:span></text:p>
          </draw:text-box>
        </draw:frame>
        <draw:frame draw:style-name="gr4" draw:text-style-name="P23" draw:layer="layout" svg:width="6cm" svg:height="1.013cm" svg:x="10.1cm" svg:y="8.5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10.1cm" svg:y="9.5cm">
          <draw:text-box>
            <text:p><text:span text:style-name="T22">placar: 6</text:span></text:p>
          </draw:text-box>
        </draw:frame>
        <draw:custom-shape draw:style-name="gr9" draw:text-style-name="P22" draw:layer="layout" svg:width="17cm" svg:height="7cm" svg:x="4.1cm" svg:y="7.5cm">
          <text:p/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18cm" svg:height="1.055cm" svg:x="4.5cm" svg:y="4.6cm">
          <draw:text-box>
            <text:p text:style-name="P12"><text:span text:style-name="T21">usuario1 = </text:span><text:span text:style-name="T21">criarUsuario(</text:span><text:span text:style-name="T21">'Grosbilda', </text:span><text:span text:style-name="T21">6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21">function criarUsuario(nome, placar) {</text:span></text:p>
            <text:p text:style-name="P11"><text:span text:style-name="T19"><text:s text:c="4"/></text:span><text:span text:style-name="T19">let usuario = {};</text:span></text:p>
            <text:p text:style-name="P11"><text:span text:style-name="T15"><text:s text:c="4"/></text:span><text:span text:style-name="T15">usuario.nome = nome;</text:span></text:p>
            <text:p text:style-name="P11"><text:span text:style-name="T15"><text:s text:c="4"/></text:span><text:span text:style-name="T15">usuario.placar = placar;</text:span></text:p>
            <text:p text:style-name="P11"><text:span text:style-name="T15"><text:s text:c="4"/></text:span><text:span text:style-name="T15">usuario.incrementar = function() {</text:span></text:p>
            <text:p text:style-name="P11"><text:span text:style-name="T15"><text:s text:c="8"/></text:span><text:span text:style-name="T15">usuario.placar++;</text:span></text:p>
            <text:p text:style-name="P11"><text:span text:style-name="T15"><text:s text:c="4"/></text:span><text:span text:style-name="T15">};</text:span></text:p>
            <text:p text:style-name="P11"><text:span text:style-name="T15"><text:s text:c="4"/></text:span><text:span text:style-name="T15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21">let usuario1 = criarUsuario('Grosbilda', 6);</text:span></text:p>
            <text:p text:style-name="P12"><text:span text:style-name="T15"/></text:p>
            <text:p text:style-name="P12"><text:span text:style-name="T15">usuario1.incrementar();</text:span></text:p>
            <text:p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draw:style-name="gr10" draw:text-style-name="P26" draw:layer="layout" svg:width="18cm" svg:height="1.055cm" svg:x="4.5cm" svg:y="4.601cm">
          <draw:text-box>
            <text:p text:style-name="P12"><text:span text:style-name="T21">usuario1 = </text:span><text:span text:style-name="T21">criarUsuario(</text:span><text:span text:style-name="T21">'Grosbilda', </text:span><text:span text:style-name="T21">6)</text:span></text:p>
          </draw:text-box>
        </draw:frame>
        <draw:line draw:style-name="gr8" draw:text-style-name="P22" draw:layer="layout" svg:x1="10cm" svg:y1="7.5cm" svg:x2="10cm" svg:y2="14.5cm">
          <text:p/>
        </draw:line>
        <draw:line draw:style-name="gr8" draw:text-style-name="P22" draw:layer="layout" svg:x1="10cm" svg:y1="8.5cm" svg:x2="21cm" svg:y2="8.5cm">
          <text:p/>
        </draw:line>
        <draw:frame draw:style-name="gr4" draw:text-style-name="P21" draw:layer="layout" svg:width="17cm" svg:height="1.013cm" svg:x="4cm" svg:y="6.5cm">
          <draw:text-box>
            <text:p text:style-name="P13"><text:span text:style-name="T22">Execution Context</text:span></text:p>
          </draw:text-box>
        </draw:frame>
        <draw:frame draw:style-name="gr4" draw:text-style-name="P21" draw:layer="layout" svg:width="11cm" svg:height="1.013cm" svg:x="10cm" svg:y="7.538cm">
          <draw:text-box>
            <text:p text:style-name="P13"><text:span text:style-name="T22">Local Memory</text:span></text:p>
          </draw:text-box>
        </draw:frame>
        <draw:frame draw:style-name="gr4" draw:text-style-name="P23" draw:layer="layout" svg:width="6cm" svg:height="1.013cm" svg:x="10cm" svg:y="8.5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10cm" svg:y="9.5cm">
          <draw:text-box>
            <text:p><text:span text:style-name="T22">placar: 6</text:span></text:p>
          </draw:text-box>
        </draw:frame>
        <draw:frame draw:style-name="gr4" draw:text-style-name="P23" draw:layer="layout" svg:width="6cm" svg:height="1.013cm" svg:x="10cm" svg:y="11.9cm">
          <draw:text-box>
            <text:p><text:span text:style-name="T22">usuario: </text:span></text:p>
          </draw:text-box>
        </draw:frame>
        <draw:custom-shape draw:style-name="gr9" draw:text-style-name="P22" draw:layer="layout" svg:width="17cm" svg:height="7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7.5cm" svg:height="3.5cm" svg:x="12.85cm" svg:y="10.7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21">function criarUsuario(nome, placar) {</text:span></text:p>
            <text:p text:style-name="P11"><text:span text:style-name="T21"><text:s text:c="4"/></text:span><text:span text:style-name="T21">let usuario = {};</text:span></text:p>
            <text:p text:style-name="P11"><text:span text:style-name="T19"><text:s text:c="4"/></text:span><text:span text:style-name="T19">usuario.nome = nome;</text:span></text:p>
            <text:p text:style-name="P11"><text:span text:style-name="T19"><text:s text:c="4"/></text:span><text:span text:style-name="T19">usuario.placar = placar;</text:span></text:p>
            <text:p text:style-name="P11"><text:span text:style-name="T19"><text:s text:c="4"/></text:span><text:span text:style-name="T19">usuario.incrementar = function() {</text:span></text:p>
            <text:p text:style-name="P11"><text:span text:style-name="T21"><text:s text:c="8"/></text:span><text:span text:style-name="T21">usuario.placar++;</text:span></text:p>
            <text:p text:style-name="P11"><text:span text:style-name="T21"><text:s text:c="4"/></text:span><text:span text:style-name="T21">};</text:span></text:p>
            <text:p text:style-name="P11"><text:span text:style-name="T15"><text:s text:c="4"/></text:span><text:span text:style-name="T15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21">let usuario1 = criarUsuario('Grosbilda', 6);</text:span></text:p>
            <text:p text:style-name="P12"><text:span text:style-name="T15"/></text:p>
            <text:p text:style-name="P12"><text:span text:style-name="T15">usuario1.incrementar();</text:span></text:p>
            <text:p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draw:style-name="gr10" draw:text-style-name="P26" draw:layer="layout" svg:width="18cm" svg:height="1.055cm" svg:x="4.5cm" svg:y="4.601cm">
          <draw:text-box>
            <text:p text:style-name="P12"><text:span text:style-name="T21">usuario1 = </text:span><text:span text:style-name="T21">criarUsuario(</text:span><text:span text:style-name="T21">'Grosbilda', </text:span><text:span text:style-name="T21">6)</text:span></text:p>
          </draw:text-box>
        </draw:frame>
        <draw:line draw:style-name="gr8" draw:text-style-name="P22" draw:layer="layout" svg:x1="10cm" svg:y1="7.516cm" svg:x2="10cm" svg:y2="14.516cm">
          <text:p/>
        </draw:line>
        <draw:line draw:style-name="gr8" draw:text-style-name="P22" draw:layer="layout" svg:x1="10cm" svg:y1="8.516cm" svg:x2="21cm" svg:y2="8.516cm">
          <text:p/>
        </draw:line>
        <draw:frame draw:style-name="gr4" draw:text-style-name="P21" draw:layer="layout" svg:width="17cm" svg:height="1.013cm" svg:x="4cm" svg:y="6.516cm">
          <draw:text-box>
            <text:p text:style-name="P13"><text:span text:style-name="T22">Execution Context</text:span></text:p>
          </draw:text-box>
        </draw:frame>
        <draw:frame draw:style-name="gr4" draw:text-style-name="P21" draw:layer="layout" svg:width="11cm" svg:height="1.013cm" svg:x="10cm" svg:y="7.554cm">
          <draw:text-box>
            <text:p text:style-name="P13"><text:span text:style-name="T22">Local Memory</text:span></text:p>
          </draw:text-box>
        </draw:frame>
        <draw:frame draw:style-name="gr4" draw:text-style-name="P23" draw:layer="layout" svg:width="6cm" svg:height="1.013cm" svg:x="10cm" svg:y="8.516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10cm" svg:y="9.516cm">
          <draw:text-box>
            <text:p><text:span text:style-name="T22">placar: 6</text:span></text:p>
          </draw:text-box>
        </draw:frame>
        <draw:frame draw:style-name="gr4" draw:text-style-name="P23" draw:layer="layout" svg:width="6cm" svg:height="1.013cm" svg:x="10cm" svg:y="11.916cm">
          <draw:text-box>
            <text:p><text:span text:style-name="T22">usuario: </text:span></text:p>
          </draw:text-box>
        </draw:frame>
        <draw:custom-shape draw:style-name="gr9" draw:text-style-name="P22" draw:layer="layout" svg:width="17cm" svg:height="7cm" svg:x="4cm" svg:y="7.51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3" draw:layer="layout" svg:width="6cm" svg:height="1.013cm" svg:x="13.55cm" svg:y="10.966cm">
            <draw:text-box>
              <text:p><text:span text:style-name="T22">nome: 'Grosbilda'</text:span></text:p>
            </draw:text-box>
          </draw:frame>
          <draw:frame draw:style-name="gr4" draw:text-style-name="P23" draw:layer="layout" svg:width="6cm" svg:height="1.013cm" svg:x="13.55cm" svg:y="11.966cm">
            <draw:text-box>
              <text:p><text:span text:style-name="T22">placar: 6</text:span></text:p>
            </draw:text-box>
          </draw:frame>
          <draw:frame draw:style-name="gr4" draw:text-style-name="P23" draw:layer="layout" svg:width="6cm" svg:height="1.013cm" svg:x="13.55cm" svg:y="12.966cm">
            <draw:text-box>
              <text:p><text:span text:style-name="T22">incrementar:</text:span></text:p>
            </draw:text-box>
          </draw:frame>
          <draw:g>
            <draw:custom-shape draw:style-name="gr6" draw:text-style-name="P25" draw:layer="layout" svg:width="1cm" svg:height="1cm" svg:x="18.05cm" svg:y="12.966cm">
              <text:p text:style-name="P24"><text:span text:style-name="T22">f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22" draw:layer="layout" svg:x1="17.55cm" svg:y1="13.466cm" svg:x2="18.05cm" svg:y2="13.466cm">
              <text:p/>
            </draw:line>
            <draw:line draw:style-name="gr7" draw:text-style-name="P22" draw:layer="layout" svg:x1="19.05cm" svg:y1="13.466cm" svg:x2="19.55cm" svg:y2="13.466cm">
              <text:p/>
            </draw:line>
          </draw:g>
          <draw:custom-shape draw:style-name="gr11" draw:text-style-name="P22" draw:layer="layout" svg:width="7.5cm" svg:height="3.5cm" svg:x="12.85cm" svg:y="10.716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</draw:g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21">function criarUsuario(nome, placar) {</text:span></text:p>
            <text:p text:style-name="P11"><text:span text:style-name="T21"><text:s text:c="4"/></text:span><text:span text:style-name="T21">let usuario = {};</text:span></text:p>
            <text:p text:style-name="P11"><text:span text:style-name="T21"><text:s text:c="4"/></text:span><text:span text:style-name="T21">usuario.nome = nome;</text:span></text:p>
            <text:p text:style-name="P11"><text:span text:style-name="T21"><text:s text:c="4"/></text:span><text:span text:style-name="T21">usuario.placar = placar;</text:span></text:p>
            <text:p text:style-name="P11"><text:span text:style-name="T21"><text:s text:c="4"/></text:span><text:span text:style-name="T21">usuario.incrementar = function() {</text:span></text:p>
            <text:p text:style-name="P11"><text:span text:style-name="T21"><text:s text:c="8"/></text:span><text:span text:style-name="T21">usuario.placar++;</text:span></text:p>
            <text:p text:style-name="P11"><text:span text:style-name="T21"><text:s text:c="4"/></text:span><text:span text:style-name="T21">};</text:span></text:p>
            <text:p text:style-name="P11"><text:span text:style-name="T19"><text:s text:c="4"/></text:span><text:span text:style-name="T19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21">let usuario1 = criarUsuario('Grosbilda', 6);</text:span></text:p>
            <text:p text:style-name="P12"><text:span text:style-name="T15"/></text:p>
            <text:p text:style-name="P12"><text:span text:style-name="T15">usuario1.incrementar();</text:span></text:p>
            <text:p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draw:style-name="gr4" draw:text-style-name="P21" draw:layer="layout" svg:width="9cm" svg:height="1.013cm" svg:x="6.5cm" svg:y="6.547cm">
          <draw:text-box>
            <text:p text:style-name="P13"><text:span text:style-name="T22">Global Memory</text:span></text:p>
          </draw:text-box>
        </draw:frame>
        <draw:custom-shape draw:style-name="gr5" draw:text-style-name="P22" draw:layer="layout" svg:width="11.25cm" svg:height="6cm" svg:x="6.5cm" svg:y="7.509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5cm" svg:y="8.009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2cm" svg:y="8.009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7cm" svg:y1="8.509cm" svg:x2="11.2cm" svg:y2="8.509cm">
            <text:p/>
          </draw:line>
          <draw:line draw:style-name="gr7" draw:text-style-name="P22" draw:layer="layout" svg:x1="12.2cm" svg:y1="8.509cm" svg:x2="12.7cm" svg:y2="8.509cm">
            <text:p/>
          </draw:line>
        </draw:g>
        <draw:frame draw:style-name="gr4" draw:text-style-name="P23" draw:layer="layout" svg:width="6cm" svg:height="1.013cm" svg:x="6.5cm" svg:y="10.708cm">
          <draw:text-box>
            <text:p><text:span text:style-name="T22">usuario1: </text:span></text:p>
          </draw:text-box>
        </draw:frame>
        <draw:g>
          <draw:frame draw:style-name="gr4" draw:text-style-name="P23" draw:layer="layout" svg:width="6cm" svg:height="1.013cm" svg:x="10.451cm" svg:y="9.759cm">
            <draw:text-box>
              <text:p><text:span text:style-name="T22">nome: 'Grosbilda'</text:span></text:p>
            </draw:text-box>
          </draw:frame>
          <draw:frame draw:style-name="gr4" draw:text-style-name="P23" draw:layer="layout" svg:width="6cm" svg:height="1.013cm" svg:x="10.451cm" svg:y="10.759cm">
            <draw:text-box>
              <text:p><text:span text:style-name="T22">placar: 6</text:span></text:p>
            </draw:text-box>
          </draw:frame>
          <draw:frame draw:style-name="gr4" draw:text-style-name="P23" draw:layer="layout" svg:width="6cm" svg:height="1.013cm" svg:x="10.451cm" svg:y="11.759cm">
            <draw:text-box>
              <text:p><text:span text:style-name="T22">incrementar:</text:span></text:p>
            </draw:text-box>
          </draw:frame>
          <draw:g>
            <draw:custom-shape draw:style-name="gr6" draw:text-style-name="P25" draw:layer="layout" svg:width="1cm" svg:height="1cm" svg:x="14.951cm" svg:y="11.759cm">
              <text:p text:style-name="P24"><text:span text:style-name="T22">f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22" draw:layer="layout" svg:x1="14.451cm" svg:y1="12.259cm" svg:x2="14.951cm" svg:y2="12.259cm">
              <text:p/>
            </draw:line>
            <draw:line draw:style-name="gr7" draw:text-style-name="P22" draw:layer="layout" svg:x1="15.951cm" svg:y1="12.259cm" svg:x2="16.451cm" svg:y2="12.259cm">
              <text:p/>
            </draw:line>
          </draw:g>
          <draw:custom-shape draw:style-name="gr11" draw:text-style-name="P22" draw:layer="layout" svg:width="7.5cm" svg:height="3.5cm" svg:x="9.751cm" svg:y="9.509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</draw:g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21">function criarUsuario(nome, placar) {</text:span></text:p>
            <text:p text:style-name="P11"><text:span text:style-name="T21"><text:s text:c="4"/></text:span><text:span text:style-name="T21">let usuario = {};</text:span></text:p>
            <text:p text:style-name="P11"><text:span text:style-name="T21"><text:s text:c="4"/></text:span><text:span text:style-name="T21">usuario.nome = nome;</text:span></text:p>
            <text:p text:style-name="P11"><text:span text:style-name="T21"><text:s text:c="4"/></text:span><text:span text:style-name="T21">usuario.placar = placar;</text:span></text:p>
            <text:p text:style-name="P11"><text:span text:style-name="T21"><text:s text:c="4"/></text:span><text:span text:style-name="T21">usuario.incrementar = function() {</text:span></text:p>
            <text:p text:style-name="P11"><text:span text:style-name="T21"><text:s text:c="8"/></text:span><text:span text:style-name="T21">usuario.placar++;</text:span></text:p>
            <text:p text:style-name="P11"><text:span text:style-name="T21"><text:s text:c="4"/></text:span><text:span text:style-name="T21">};</text:span></text:p>
            <text:p text:style-name="P11"><text:span text:style-name="T21"><text:s text:c="4"/></text:span><text:span text:style-name="T21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21">let usuario1 = criarUsuario('Grosbilda', 6);</text:span></text:p>
            <text:p text:style-name="P12"><text:span text:style-name="T15"/></text:p>
            <text:p text:style-name="P12"><text:span text:style-name="T19">usuario1.incrementar();</text:span></text:p>
            <text:p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draw:style-name="gr4" draw:text-style-name="P21" draw:layer="layout" svg:width="9cm" svg:height="1.013cm" svg:x="6.5cm" svg:y="6.547cm">
          <draw:text-box>
            <text:p text:style-name="P13"><text:span text:style-name="T22">Global Memory</text:span></text:p>
          </draw:text-box>
        </draw:frame>
        <draw:custom-shape draw:style-name="gr5" draw:text-style-name="P22" draw:layer="layout" svg:width="11.25cm" svg:height="6cm" svg:x="6.5cm" svg:y="7.509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5cm" svg:y="8.009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2cm" svg:y="8.009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7cm" svg:y1="8.509cm" svg:x2="11.2cm" svg:y2="8.509cm">
            <text:p/>
          </draw:line>
          <draw:line draw:style-name="gr7" draw:text-style-name="P22" draw:layer="layout" svg:x1="12.2cm" svg:y1="8.509cm" svg:x2="12.7cm" svg:y2="8.509cm">
            <text:p/>
          </draw:line>
        </draw:g>
        <draw:frame draw:style-name="gr4" draw:text-style-name="P23" draw:layer="layout" svg:width="6cm" svg:height="1.013cm" svg:x="6.5cm" svg:y="10.708cm">
          <draw:text-box>
            <text:p><text:span text:style-name="T23">usuario1</text:span><text:span text:style-name="T22">: </text:span></text:p>
          </draw:text-box>
        </draw:frame>
        <draw:g>
          <draw:frame draw:style-name="gr4" draw:text-style-name="P23" draw:layer="layout" svg:width="6cm" svg:height="1.013cm" svg:x="10.451cm" svg:y="9.759cm">
            <draw:text-box>
              <text:p><text:span text:style-name="T22">nome: 'Grosbilda'</text:span></text:p>
            </draw:text-box>
          </draw:frame>
          <draw:frame draw:style-name="gr4" draw:text-style-name="P23" draw:layer="layout" svg:width="6cm" svg:height="1.013cm" svg:x="10.451cm" svg:y="10.759cm">
            <draw:text-box>
              <text:p><text:span text:style-name="T22">placar: 6</text:span></text:p>
            </draw:text-box>
          </draw:frame>
          <draw:frame draw:style-name="gr4" draw:text-style-name="P23" draw:layer="layout" svg:width="6cm" svg:height="1.013cm" svg:x="10.451cm" svg:y="11.759cm">
            <draw:text-box>
              <text:p><text:span text:style-name="T23">incrementar</text:span><text:span text:style-name="T22">:</text:span></text:p>
            </draw:text-box>
          </draw:frame>
          <draw:g>
            <draw:custom-shape draw:style-name="gr6" draw:text-style-name="P28" draw:layer="layout" svg:width="1cm" svg:height="1cm" svg:x="15.251cm" svg:y="11.759cm">
              <text:p text:style-name="P27"><text:span text:style-name="T24">f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29" draw:layer="layout" svg:x1="14.751cm" svg:y1="12.259cm" svg:x2="15.251cm" svg:y2="12.259cm">
              <text:p/>
            </draw:line>
            <draw:line draw:style-name="gr7" draw:text-style-name="P29" draw:layer="layout" svg:x1="16.251cm" svg:y1="12.259cm" svg:x2="16.751cm" svg:y2="12.259cm">
              <text:p/>
            </draw:line>
          </draw:g>
          <draw:custom-shape draw:style-name="gr11" draw:text-style-name="P22" draw:layer="layout" svg:width="7.5cm" svg:height="3.5cm" svg:x="9.751cm" svg:y="9.509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</draw:g>
        <draw:g draw:name="status-ok">
          <draw:custom-shape draw:style-name="gr12" draw:text-style-name="P30" draw:layer="layout" svg:width="2.009cm" svg:height="2.016cm" svg:x="18.991cm" svg:y="9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3" draw:text-style-name="P31" draw:layer="layout" svg:width="0.963cm" svg:height="0.737cm" svg:x="19.513cm" svg:y="10.125cm" svg:viewBox="0 0 964 738" draw:points="0,411 329,738 964,0">
            <text:p/>
          </draw:polyline>
        </draw:g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1">Usar uma função</text:span></text:p>
                <text:p><text:span text:style-name="T14"/></text:p>
              </text:list-item>
            </text:list>
            <text:p text:style-name="P11"><text:span text:style-name="T15"/></text:p>
            <text:p text:style-name="P11"><text:span text:style-name="T21">function criarUsuario(nome, placar) {</text:span></text:p>
            <text:p text:style-name="P11"><text:span text:style-name="T21"><text:s text:c="4"/></text:span><text:span text:style-name="T21">let usuario = {};</text:span></text:p>
            <text:p text:style-name="P11"><text:span text:style-name="T21"><text:s text:c="4"/></text:span><text:span text:style-name="T21">usuario.nome = nome;</text:span></text:p>
            <text:p text:style-name="P11"><text:span text:style-name="T21"><text:s text:c="4"/></text:span><text:span text:style-name="T21">usuario.placar = placar;</text:span></text:p>
            <text:p text:style-name="P11"><text:span text:style-name="T21"><text:s text:c="4"/></text:span><text:span text:style-name="T21">usuario.incrementar = function() {</text:span></text:p>
            <text:p text:style-name="P11"><text:span text:style-name="T21"><text:s text:c="8"/></text:span><text:span text:style-name="T21">usuario.placar++;</text:span></text:p>
            <text:p text:style-name="P11"><text:span text:style-name="T21"><text:s text:c="4"/></text:span><text:span text:style-name="T21">};</text:span></text:p>
            <text:p text:style-name="P11"><text:span text:style-name="T21"><text:s text:c="4"/></text:span><text:span text:style-name="T21">return usuario;</text:span></text:p>
            <text:p text:style-name="P11"><text:span text:style-name="T15">}</text:span></text:p>
            <text:p text:style-name="P11"><text:span text:style-name="T15"/></text:p>
            <text:p text:style-name="P12"><text:span text:style-name="T21">let usuario1 = criarUsuario('Grosbilda', 6);</text:span></text:p>
            <text:p text:style-name="P12"><text:span text:style-name="T19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1.004cm" svg:height="3.647cm" svg:x="3.898cm" svg:y="-0.236cm" presentation:class="title" presentation:user-transformed="true">
          <draw:text-box>
            <text:p text:style-name="P10"><text:span text:style-name="T3">Solução </text:span><text:span text:style-name="T3">1</text:span></text:p>
          </draw:text-box>
        </draw:frame>
        <draw:frame draw:style-name="gr4" draw:text-style-name="P21" draw:layer="layout" svg:width="12cm" svg:height="1.013cm" svg:x="6.5cm" svg:y="5.5cm">
          <draw:text-box>
            <text:p text:style-name="P13"><text:span text:style-name="T22">Global Memory</text:span></text:p>
          </draw:text-box>
        </draw:frame>
        <draw:custom-shape draw:style-name="gr14" draw:text-style-name="P22" draw:layer="layout" svg:width="12cm" svg:height="10cm" svg:x="6.5cm" svg:y="6.462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5cm" svg:y="6.962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2cm" svg:y="6.962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7cm" svg:y1="7.462cm" svg:x2="11.2cm" svg:y2="7.462cm">
            <text:p/>
          </draw:line>
          <draw:line draw:style-name="gr7" draw:text-style-name="P22" draw:layer="layout" svg:x1="12.2cm" svg:y1="7.462cm" svg:x2="12.7cm" svg:y2="7.462cm">
            <text:p/>
          </draw:line>
        </draw:g>
        <draw:frame draw:style-name="gr4" draw:text-style-name="P23" draw:layer="layout" svg:width="6cm" svg:height="1.013cm" svg:x="6.5cm" svg:y="9.661cm">
          <draw:text-box>
            <text:p><text:span text:style-name="T22">usuario1: </text:span></text:p>
          </draw:text-box>
        </draw:frame>
        <draw:frame draw:style-name="gr4" draw:text-style-name="P23" draw:layer="layout" svg:width="6cm" svg:height="1.013cm" svg:x="10.451cm" svg:y="8.712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10.451cm" svg:y="9.712cm">
          <draw:text-box>
            <text:p><text:span text:style-name="T22">placar: 6</text:span></text:p>
          </draw:text-box>
        </draw:frame>
        <draw:frame draw:style-name="gr4" draw:text-style-name="P23" draw:layer="layout" svg:width="6cm" svg:height="1.013cm" svg:x="10.451cm" svg:y="10.712cm">
          <draw:text-box>
            <text:p><text:span text:style-name="T22">incrementar:</text:span></text:p>
          </draw:text-box>
        </draw:frame>
        <draw:g>
          <draw:custom-shape draw:style-name="gr15" draw:text-style-name="P32" draw:layer="layout" svg:width="1cm" svg:height="1cm" svg:x="14.951cm" svg:y="10.712cm">
            <text:p text:style-name="P27"><text:span text:style-name="T24">f</text:span></text:p>
            <draw:enhanced-geometry svg:viewBox="0 0 21600 21600" draw:type="rectangle" draw:enhanced-path="M 0 0 L 21600 0 21600 21600 0 21600 0 0 Z N"/>
          </draw:custom-shape>
          <draw:line draw:style-name="gr16" draw:text-style-name="P33" draw:layer="layout" svg:x1="14.451cm" svg:y1="11.212cm" svg:x2="14.951cm" svg:y2="11.212cm">
            <text:p/>
          </draw:line>
          <draw:line draw:style-name="gr16" draw:text-style-name="P33" draw:layer="layout" svg:x1="15.951cm" svg:y1="11.212cm" svg:x2="16.451cm" svg:y2="11.212cm">
            <text:p/>
          </draw:line>
        </draw:g>
        <draw:custom-shape draw:style-name="gr11" draw:text-style-name="P22" draw:layer="layout" svg:width="7.5cm" svg:height="3.5cm" svg:x="9.751cm" svg:y="8.46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6.51cm" svg:y="13.662cm">
          <draw:text-box>
            <text:p><text:span text:style-name="T22">usuario2: </text:span></text:p>
          </draw:text-box>
        </draw:frame>
        <draw:frame draw:style-name="gr4" draw:text-style-name="P23" draw:layer="layout" svg:width="7.039cm" svg:height="1.013cm" svg:x="10.461cm" svg:y="12.713cm">
          <draw:text-box>
            <text:p><text:span text:style-name="T22">nome: </text:span><text:span text:style-name="T22">'Estrobilobaldo'</text:span></text:p>
          </draw:text-box>
        </draw:frame>
        <draw:frame draw:style-name="gr4" draw:text-style-name="P23" draw:layer="layout" svg:width="6cm" svg:height="1.013cm" svg:x="10.461cm" svg:y="13.713cm">
          <draw:text-box>
            <text:p><text:span text:style-name="T22">placar: 5</text:span></text:p>
          </draw:text-box>
        </draw:frame>
        <draw:frame draw:style-name="gr4" draw:text-style-name="P23" draw:layer="layout" svg:width="6cm" svg:height="1.013cm" svg:x="10.461cm" svg:y="14.713cm">
          <draw:text-box>
            <text:p><text:span text:style-name="T22">incrementar:</text:span></text:p>
          </draw:text-box>
        </draw:frame>
        <draw:g>
          <draw:custom-shape draw:style-name="gr15" draw:text-style-name="P32" draw:layer="layout" svg:width="1cm" svg:height="1cm" svg:x="14.961cm" svg:y="14.713cm">
            <text:p text:style-name="P27"><text:span text:style-name="T24">f</text:span></text:p>
            <draw:enhanced-geometry svg:viewBox="0 0 21600 21600" draw:type="rectangle" draw:enhanced-path="M 0 0 L 21600 0 21600 21600 0 21600 0 0 Z N"/>
          </draw:custom-shape>
          <draw:line draw:style-name="gr16" draw:text-style-name="P33" draw:layer="layout" svg:x1="14.461cm" svg:y1="15.213cm" svg:x2="14.961cm" svg:y2="15.213cm">
            <text:p/>
          </draw:line>
          <draw:line draw:style-name="gr16" draw:text-style-name="P33" draw:layer="layout" svg:x1="15.961cm" svg:y1="15.213cm" svg:x2="16.461cm" svg:y2="15.213cm">
            <text:p/>
          </draw:line>
        </draw:g>
        <draw:custom-shape draw:style-name="gr17" draw:text-style-name="P22" draw:layer="layout" svg:width="7.989cm" svg:height="3.5cm" svg:x="9.761cm" svg:y="12.46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g draw:name="status-error">
          <draw:custom-shape draw:style-name="gr18" draw:text-style-name="P34" draw:layer="layout" svg:width="1.872cm" svg:height="1.715cm" svg:x="20.128cm" svg:y="10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31" draw:layer="layout" svg:width="1.302cm" svg:height="0.003cm" draw:transform="skewX (-0.0839503370209272) rotate (0.74473199182598) translate (20.5833779512195cm 11.5828227642277cm)" svg:viewBox="0 0 1303 4" svg:d="M0 0c434 0 865 4 1303 4">
            <text:p/>
          </draw:path>
          <draw:path draw:style-name="gr20" draw:text-style-name="P31" draw:layer="layout" svg:width="1.302cm" svg:height="0cm" draw:transform="skewX (0.088313660150913) rotate (2.4008749190434) translate (21.544632195122cm 11.5828227642277cm)" svg:viewBox="0 0 1303 1" svg:d="M0 0c434 0 865 1 1303 1">
            <text:p/>
          </draw:path>
        </draw:g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JavaScript é diferente de outras linguagens OO</text:p>
              </text:list-item>
              <text:list-item>
                <text:p>Quando um novo objeto é criado a partir de uma função construtora a funcionalidade não é toda copiada para o novo objeto, ela é ligada ao objeto via uma cadeia de referências chamada cadeia de protótipos (Prototype Chain).</text:p>
              </text:list-item>
            </text:list>
            <text:p text:style-name="P12"><text:span text:style-name="T21"/></text:p>
            <text:p text:style-name="P8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19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21" draw:layer="layout" svg:width="9cm" svg:height="1.013cm" svg:x="6.75cm" svg:y="6.038cm">
          <draw:text-box>
            <text:p text:style-name="P13"><text:span text:style-name="T22">Global Memory</text:span></text:p>
          </draw:text-box>
        </draw:frame>
        <draw:custom-shape draw:style-name="gr5" draw:text-style-name="P22" draw:layer="layout" svg:width="11.25cm" svg:height="6cm" svg:x="6.75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75cm" svg:y="7.5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45cm" svg:y="7.5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95cm" svg:y1="8cm" svg:x2="11.45cm" svg:y2="8cm">
            <text:p/>
          </draw:line>
          <draw:line draw:style-name="gr7" draw:text-style-name="P22" draw:layer="layout" svg:x1="12.45cm" svg:y1="8cm" svg:x2="12.95cm" svg:y2="8cm">
            <text:p/>
          </draw:line>
        </draw:g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19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21" draw:layer="layout" svg:width="9cm" svg:height="1.013cm" svg:x="6.75cm" svg:y="6.138cm">
          <draw:text-box>
            <text:p text:style-name="P13"><text:span text:style-name="T22">Global Memory</text:span></text:p>
          </draw:text-box>
        </draw:frame>
        <draw:custom-shape draw:style-name="gr5" draw:text-style-name="P22" draw:layer="layout" svg:width="11.25cm" svg:height="6cm" svg:x="6.75cm" svg:y="7.1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75cm" svg:y="7.6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45cm" svg:y="7.6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95cm" svg:y1="8.1cm" svg:x2="11.45cm" svg:y2="8.1cm">
            <text:p/>
          </draw:line>
          <draw:line draw:style-name="gr7" draw:text-style-name="P22" draw:layer="layout" svg:x1="12.45cm" svg:y1="8.1cm" svg:x2="12.95cm" svg:y2="8.1cm">
            <text:p/>
          </draw:line>
        </draw:g>
        <draw:frame draw:style-name="gr4" draw:text-style-name="P23" draw:layer="layout" svg:width="6cm" svg:height="1.013cm" svg:x="6.75cm" svg:y="10.32cm">
          <draw:text-box>
            <text:p><text:span text:style-name="T22">funcoes: </text:span></text:p>
          </draw:text-box>
        </draw:frame>
        <draw:custom-shape draw:style-name="gr11" draw:text-style-name="P22" draw:layer="layout" svg:width="7.5cm" svg:height="3.5cm" svg:x="9.9cm" svg:y="9.1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19"><text:s text:c="4"/></text:span><text:span text:style-name="T19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19"><text:s text:c="4"/></text:span><text:span text:style-name="T19">}</text:span></text:p>
            <text:p text:style-name="P12"><text:span text:style-name="T19"><text:s text:c="4"/></text:span><text:span text:style-name="T19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19"><text:s text:c="4"/></text:span><text:span text:style-name="T19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21" draw:layer="layout" svg:width="9cm" svg:height="1.013cm" svg:x="6.75cm" svg:y="6.238cm">
          <draw:text-box>
            <text:p text:style-name="P13"><text:span text:style-name="T22">Global Memory</text:span></text:p>
          </draw:text-box>
        </draw:frame>
        <draw:custom-shape draw:style-name="gr5" draw:text-style-name="P22" draw:layer="layout" svg:width="11.25cm" svg:height="6cm" svg:x="6.75cm" svg:y="7.2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75cm" svg:y="7.7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45cm" svg:y="7.7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95cm" svg:y1="8.2cm" svg:x2="11.45cm" svg:y2="8.2cm">
            <text:p/>
          </draw:line>
          <draw:line draw:style-name="gr7" draw:text-style-name="P22" draw:layer="layout" svg:x1="12.45cm" svg:y1="8.2cm" svg:x2="12.95cm" svg:y2="8.2cm">
            <text:p/>
          </draw:line>
        </draw:g>
        <draw:frame draw:style-name="gr4" draw:text-style-name="P23" draw:layer="layout" svg:width="6cm" svg:height="1.013cm" svg:x="6.75cm" svg:y="10.42cm">
          <draw:text-box>
            <text:p><text:span text:style-name="T22">funcoes: </text:span></text:p>
          </draw:text-box>
        </draw:frame>
        <draw:custom-shape draw:style-name="gr11" draw:text-style-name="P22" draw:layer="layout" svg:width="7.5cm" svg:height="3.5cm" svg:x="9.6cm" svg:y="9.2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0.3cm" svg:y="9.47cm">
          <draw:text-box>
            <text:p><text:span text:style-name="T22">incrementar:</text:span></text:p>
          </draw:text-box>
        </draw:frame>
        <draw:g>
          <draw:custom-shape draw:style-name="gr6" draw:text-style-name="P25" draw:layer="layout" svg:width="1cm" svg:height="1cm" svg:x="14.9cm" svg:y="9.47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4.4cm" svg:y1="9.97cm" svg:x2="14.9cm" svg:y2="9.97cm">
            <text:p/>
          </draw:line>
          <draw:line draw:style-name="gr7" draw:text-style-name="P22" draw:layer="layout" svg:x1="15.9cm" svg:y1="9.97cm" svg:x2="16.4cm" svg:y2="9.97cm">
            <text:p/>
          </draw:line>
        </draw:g>
        <draw:frame draw:style-name="gr4" draw:text-style-name="P23" draw:layer="layout" svg:width="6cm" svg:height="1.013cm" svg:x="10.3cm" svg:y="11.17cm">
          <draw:text-box>
            <text:p><text:span text:style-name="T22">login:</text:span></text:p>
          </draw:text-box>
        </draw:frame>
        <draw:g>
          <draw:custom-shape draw:style-name="gr6" draw:text-style-name="P25" draw:layer="layout" svg:width="1cm" svg:height="1cm" svg:x="12.9cm" svg:y="11.17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2.4cm" svg:y1="11.67cm" svg:x2="12.9cm" svg:y2="11.67cm">
            <text:p/>
          </draw:line>
          <draw:line draw:style-name="gr7" draw:text-style-name="P22" draw:layer="layout" svg:x1="13.9cm" svg:y1="11.67cm" svg:x2="14.4cm" svg:y2="11.67cm">
            <text:p/>
          </draw:line>
        </draw:g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19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21" draw:layer="layout" svg:width="9cm" svg:height="1.013cm" svg:x="6.75cm" svg:y="5.586cm">
          <draw:text-box>
            <text:p text:style-name="P13"><text:span text:style-name="T22">Global Memory</text:span></text:p>
          </draw:text-box>
        </draw:frame>
        <draw:custom-shape draw:style-name="gr21" draw:text-style-name="P22" draw:layer="layout" svg:width="11.25cm" svg:height="9.752cm" svg:x="6.75cm" svg:y="6.548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75cm" svg:y="7.048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45cm" svg:y="7.048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95cm" svg:y1="7.548cm" svg:x2="11.45cm" svg:y2="7.548cm">
            <text:p/>
          </draw:line>
          <draw:line draw:style-name="gr7" draw:text-style-name="P22" draw:layer="layout" svg:x1="12.45cm" svg:y1="7.548cm" svg:x2="12.95cm" svg:y2="7.548cm">
            <text:p/>
          </draw:line>
        </draw:g>
        <draw:frame draw:style-name="gr4" draw:text-style-name="P23" draw:layer="layout" svg:width="6cm" svg:height="1.013cm" svg:x="6.75cm" svg:y="9.768cm">
          <draw:text-box>
            <text:p><text:span text:style-name="T22">funcoes: </text:span></text:p>
          </draw:text-box>
        </draw:frame>
        <draw:custom-shape draw:style-name="gr11" draw:text-style-name="P22" draw:layer="layout" svg:width="7.5cm" svg:height="3.5cm" svg:x="9.6cm" svg:y="8.56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0.3cm" svg:y="8.818cm">
          <draw:text-box>
            <text:p><text:span text:style-name="T22">incrementar:</text:span></text:p>
          </draw:text-box>
        </draw:frame>
        <draw:g>
          <draw:custom-shape draw:style-name="gr6" draw:text-style-name="P25" draw:layer="layout" svg:width="1cm" svg:height="1cm" svg:x="14.9cm" svg:y="8.818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4.4cm" svg:y1="9.318cm" svg:x2="14.9cm" svg:y2="9.318cm">
            <text:p/>
          </draw:line>
          <draw:line draw:style-name="gr7" draw:text-style-name="P22" draw:layer="layout" svg:x1="15.9cm" svg:y1="9.318cm" svg:x2="16.4cm" svg:y2="9.318cm">
            <text:p/>
          </draw:line>
        </draw:g>
        <draw:frame draw:style-name="gr4" draw:text-style-name="P23" draw:layer="layout" svg:width="6cm" svg:height="1.013cm" svg:x="10.3cm" svg:y="10.518cm">
          <draw:text-box>
            <text:p><text:span text:style-name="T22">login:</text:span></text:p>
          </draw:text-box>
        </draw:frame>
        <draw:g>
          <draw:custom-shape draw:style-name="gr6" draw:text-style-name="P25" draw:layer="layout" svg:width="1cm" svg:height="1cm" svg:x="12.9cm" svg:y="10.518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2.4cm" svg:y1="11.018cm" svg:x2="12.9cm" svg:y2="11.018cm">
            <text:p/>
          </draw:line>
          <draw:line draw:style-name="gr7" draw:text-style-name="P22" draw:layer="layout" svg:x1="13.9cm" svg:y1="11.018cm" svg:x2="14.4cm" svg:y2="11.018cm">
            <text:p/>
          </draw:line>
        </draw:g>
        <draw:frame draw:style-name="gr4" draw:text-style-name="P23" draw:layer="layout" svg:width="6cm" svg:height="1.013cm" svg:x="6.75cm" svg:y="13.5cm">
          <draw:text-box>
            <text:p><text:span text:style-name="T22">usuario1: <text:s/>..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line draw:style-name="gr8" draw:text-style-name="P22" draw:layer="layout" svg:x1="10cm" svg:y1="8cm" svg:x2="10cm" svg:y2="15cm">
          <text:p/>
        </draw:line>
        <draw:line draw:style-name="gr8" draw:text-style-name="P22" draw:layer="layout" svg:x1="10cm" svg:y1="9cm" svg:x2="21cm" svg:y2="9cm">
          <text:p/>
        </draw:line>
        <draw:frame draw:style-name="gr4" draw:text-style-name="P21" draw:layer="layout" svg:width="17cm" svg:height="1.013cm" svg:x="4cm" svg:y="7cm">
          <draw:text-box>
            <text:p text:style-name="P13"><text:span text:style-name="T22">Execution Context</text:span></text:p>
          </draw:text-box>
        </draw:frame>
        <draw:frame draw:style-name="gr4" draw:text-style-name="P21" draw:layer="layout" svg:width="11cm" svg:height="1.013cm" svg:x="10cm" svg:y="8.038cm">
          <draw:text-box>
            <text:p text:style-name="P13"><text:span text:style-name="T22">Local Memory</text:span></text:p>
          </draw:text-box>
        </draw:frame>
        <draw:frame draw:style-name="gr4" draw:text-style-name="P23" draw:layer="layout" svg:width="6cm" svg:height="1.013cm" svg:x="10cm" svg:y="9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10cm" svg:y="10cm">
          <draw:text-box>
            <text:p><text:span text:style-name="T22">placar: 6</text:span></text:p>
          </draw:text-box>
        </draw:frame>
        <draw:custom-shape draw:style-name="gr9" draw:text-style-name="P22" draw:layer="layout" svg:width="17cm" svg:height="7cm" svg:x="4cm" svg:y="8cm">
          <text:p/>
          <draw:enhanced-geometry svg:viewBox="0 0 21600 21600" draw:type="rectangle" draw:enhanced-path="M 0 0 L 21600 0 21600 21600 0 21600 0 0 Z N"/>
        </draw:custom-shape>
        <draw:frame draw:style-name="gr22" draw:text-style-name="P36" draw:layer="layout" svg:width="16.187cm" svg:height="1.055cm" svg:x="4.452cm" svg:y="4.8cm">
          <draw:text-box>
            <text:p text:style-name="P12"><text:span text:style-name="T25">usuario1 = </text:span><text:span text:style-name="T25">criarUsuario(</text:span><text:span text:style-name="T25">'Grosbilda', </text:span><text:span text:style-name="T25">6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19"><text:s text:c="4"/></text:span><text:span text:style-name="T19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23" draw:text-style-name="P36" draw:layer="layout" svg:width="16.187cm" svg:height="1.055cm" svg:x="4.452cm" svg:y="4.8cm">
          <draw:text-box>
            <text:p text:style-name="P12"><text:span text:style-name="T25">usuario1 = </text:span><text:span text:style-name="T25">criarUsuario(</text:span><text:span text:style-name="T25">'Grosbilda', </text:span><text:span text:style-name="T25">6)</text:span></text:p>
          </draw:text-box>
        </draw:frame>
        <draw:line draw:style-name="gr8" draw:text-style-name="P37" draw:layer="layout" svg:x1="6.7cm" svg:y1="8.2cm" svg:x2="6.7cm" svg:y2="15.2cm">
          <text:p/>
        </draw:line>
        <draw:line draw:style-name="gr8" draw:text-style-name="P37" draw:layer="layout" svg:x1="6.7cm" svg:y1="9.2cm" svg:x2="17.7cm" svg:y2="9.2cm">
          <text:p/>
        </draw:line>
        <draw:frame draw:style-name="gr4" draw:text-style-name="P38" draw:layer="layout" svg:width="17cm" svg:height="1.013cm" svg:x="0.7cm" svg:y="7.2cm">
          <draw:text-box>
            <text:p text:style-name="P13"><text:span text:style-name="T26">Execution Context</text:span></text:p>
          </draw:text-box>
        </draw:frame>
        <draw:frame draw:style-name="gr4" draw:text-style-name="P38" draw:layer="layout" svg:width="11cm" svg:height="1.013cm" svg:x="6.7cm" svg:y="8.238cm">
          <draw:text-box>
            <text:p text:style-name="P13"><text:span text:style-name="T26">Local Memory</text:span></text:p>
          </draw:text-box>
        </draw:frame>
        <draw:frame draw:style-name="gr4" draw:text-style-name="P39" draw:layer="layout" svg:width="6cm" svg:height="1.013cm" svg:x="6.7cm" svg:y="9.2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6.7cm" svg:y="10.2cm">
          <draw:text-box>
            <text:p><text:span text:style-name="T26">placar: 6</text:span></text:p>
          </draw:text-box>
        </draw:frame>
        <draw:frame draw:style-name="gr4" draw:text-style-name="P39" draw:layer="layout" svg:width="6cm" svg:height="1.013cm" svg:x="6.7cm" svg:y="12.6cm">
          <draw:text-box>
            <text:p><text:span text:style-name="T26">usuario: </text:span></text:p>
          </draw:text-box>
        </draw:frame>
        <draw:custom-shape draw:style-name="gr9" draw:text-style-name="P37" draw:layer="layout" svg:width="17cm" svg:height="7cm" svg:x="0.7cm" svg:y="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7" draw:layer="layout" svg:width="7.5cm" svg:height="3.5cm" svg:x="9.55cm" svg:y="11.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25cm" svg:y="13.641cm">
          <draw:text-box>
            <text:p><text:span text:style-name="T26">__proto__: </text:span></text:p>
          </draw:text-box>
        </draw:frame>
        <draw:g>
          <draw:frame draw:style-name="gr24" draw:text-style-name="P40" draw:layer="layout" svg:width="4.4cm" svg:height="0.632cm" svg:x="19.2cm" svg:y="9.951cm">
            <draw:text-box>
              <text:p text:style-name="P13"><text:span text:style-name="T27">Global Memory</text:span></text:p>
            </draw:text-box>
          </draw:frame>
          <draw:custom-shape draw:style-name="gr25" draw:text-style-name="P41" draw:layer="layout" svg:width="5.5cm" svg:height="4.77cm" svg:x="19.2cm" svg:y="10.421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42" draw:layer="layout" svg:width="2.933cm" svg:height="0.632cm" svg:x="19.2cm" svg:y="10.666cm">
            <draw:text-box>
              <text:p><text:span text:style-name="T27">criarUsuario:</text:span></text:p>
            </draw:text-box>
          </draw:frame>
          <draw:frame draw:style-name="gr24" draw:text-style-name="P42" draw:layer="layout" svg:width="2.933cm" svg:height="0.632cm" svg:x="19.2cm" svg:y="11.996cm">
            <draw:text-box>
              <text:p><text:span text:style-name="T27">funcoes: </text:span></text:p>
            </draw:text-box>
          </draw:frame>
          <draw:custom-shape draw:style-name="gr26" draw:text-style-name="P41" draw:layer="layout" svg:width="3.667cm" svg:height="1.712cm" svg:x="20.593cm" svg:y="11.409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24" draw:text-style-name="P42" draw:layer="layout" svg:width="2.933cm" svg:height="0.632cm" svg:x="20.936cm" svg:y="11.532cm">
            <draw:text-box>
              <text:p><text:span text:style-name="T27">incrementar:</text:span></text:p>
            </draw:text-box>
          </draw:frame>
          <draw:frame draw:style-name="gr24" draw:text-style-name="P42" draw:layer="layout" svg:width="2.933cm" svg:height="0.632cm" svg:x="20.936cm" svg:y="12.363cm">
            <draw:text-box>
              <text:p><text:span text:style-name="T27">login:</text:span></text:p>
            </draw:text-box>
          </draw:frame>
          <draw:frame draw:style-name="gr24" draw:text-style-name="P42" draw:layer="layout" svg:width="2.933cm" svg:height="0.632cm" svg:x="19.2cm" svg:y="13.822cm">
            <draw:text-box>
              <text:p><text:span text:style-name="T27">usuario1: </text:span></text:p>
            </draw:text-box>
          </draw:frame>
          <draw:custom-shape draw:style-name="gr27" draw:text-style-name="P41" draw:layer="layout" svg:width="3.667cm" svg:height="1.711cm" svg:x="20.74cm" svg:y="13.235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g>
            <draw:custom-shape draw:style-name="gr28" draw:text-style-name="P44" draw:layer="layout" svg:width="0.5cm" svg:height="0.5cm" svg:x="21.681cm" svg:y="10.708cm">
              <text:p text:style-name="P43"><text:span text:style-name="T27">f</text:span></text:p>
              <draw:enhanced-geometry svg:viewBox="0 0 21600 21600" draw:type="rectangle" draw:enhanced-path="M 0 0 L 21600 0 21600 21600 0 21600 0 0 Z N"/>
            </draw:custom-shape>
            <draw:line draw:style-name="gr29" draw:text-style-name="P41" draw:layer="layout" svg:x1="21.431cm" svg:y1="10.958cm" svg:x2="21.681cm" svg:y2="10.958cm">
              <text:p/>
            </draw:line>
            <draw:line draw:style-name="gr29" draw:text-style-name="P41" draw:layer="layout" svg:x1="22.181cm" svg:y1="10.958cm" svg:x2="22.431cm" svg:y2="10.958cm">
              <text:p/>
            </draw:line>
          </draw:g>
          <draw:g>
            <draw:custom-shape draw:style-name="gr28" draw:text-style-name="P44" draw:layer="layout" svg:width="0.5cm" svg:height="0.5cm" svg:x="23.312cm" svg:y="11.603cm">
              <text:p text:style-name="P43"><text:span text:style-name="T27">f</text:span></text:p>
              <draw:enhanced-geometry svg:viewBox="0 0 21600 21600" draw:type="rectangle" draw:enhanced-path="M 0 0 L 21600 0 21600 21600 0 21600 0 0 Z N"/>
            </draw:custom-shape>
            <draw:line draw:style-name="gr29" draw:text-style-name="P41" draw:layer="layout" svg:x1="23.062cm" svg:y1="11.853cm" svg:x2="23.312cm" svg:y2="11.853cm">
              <text:p/>
            </draw:line>
            <draw:line draw:style-name="gr29" draw:text-style-name="P41" draw:layer="layout" svg:x1="23.812cm" svg:y1="11.853cm" svg:x2="24.062cm" svg:y2="11.853cm">
              <text:p/>
            </draw:line>
          </draw:g>
          <draw:g>
            <draw:custom-shape draw:style-name="gr28" draw:text-style-name="P44" draw:layer="layout" svg:width="0.5cm" svg:height="0.5cm" svg:x="22.361cm" svg:y="12.427cm">
              <text:p text:style-name="P43"><text:span text:style-name="T27">f</text:span></text:p>
              <draw:enhanced-geometry svg:viewBox="0 0 21600 21600" draw:type="rectangle" draw:enhanced-path="M 0 0 L 21600 0 21600 21600 0 21600 0 0 Z N"/>
            </draw:custom-shape>
            <draw:line draw:style-name="gr29" draw:text-style-name="P41" draw:layer="layout" svg:x1="22.111cm" svg:y1="12.677cm" svg:x2="22.361cm" svg:y2="12.677cm">
              <text:p/>
            </draw:line>
            <draw:line draw:style-name="gr29" draw:text-style-name="P41" draw:layer="layout" svg:x1="22.861cm" svg:y1="12.677cm" svg:x2="23.111cm" svg:y2="12.677cm">
              <text:p/>
            </draw:line>
          </draw:g>
        </draw:g>
        <draw:line draw:style-name="gr30" draw:text-style-name="P37" draw:layer="layout" svg:x1="14.45cm" svg:y1="14.191cm" svg:x2="18.45cm" svg:y2="14.191cm">
          <text:p/>
        </draw:line>
        <draw:line draw:style-name="gr31" draw:text-style-name="P37" draw:layer="layout" svg:x1="18.45cm" svg:y1="14.191cm" svg:x2="20.2cm" svg:y2="12.691cm">
          <text:p/>
        </draw:line>
        <draw:custom-shape draw:style-name="gr6" draw:text-style-name="P45" draw:layer="layout" svg:width="1cm" svg:height="1cm" svg:x="13.95cm" svg:y="13.6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19"><text:s text:c="4"/></text:span><text:span text:style-name="T19">usuario.nome = nome;</text:span></text:p>
            <text:p text:style-name="P12"><text:span text:style-name="T19"><text:s text:c="4"/></text:span><text:span text:style-name="T19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32" draw:text-style-name="P36" draw:layer="layout" svg:width="16.187cm" svg:height="1.055cm" svg:x="4.452cm" svg:y="4.8cm">
          <draw:text-box>
            <text:p text:style-name="P12"><text:span text:style-name="T25">usuario1 = </text:span><text:span text:style-name="T25">criarUsuario(</text:span><text:span text:style-name="T25">'Grosbilda', </text:span><text:span text:style-name="T25">6)</text:span></text:p>
          </draw:text-box>
        </draw:frame>
        <draw:line draw:style-name="gr8" draw:text-style-name="P37" draw:layer="layout" svg:x1="6.7cm" svg:y1="8.195cm" svg:x2="6.7cm" svg:y2="15.195cm">
          <text:p/>
        </draw:line>
        <draw:line draw:style-name="gr8" draw:text-style-name="P37" draw:layer="layout" svg:x1="6.7cm" svg:y1="9.195cm" svg:x2="17.7cm" svg:y2="9.195cm">
          <text:p/>
        </draw:line>
        <draw:frame draw:style-name="gr4" draw:text-style-name="P38" draw:layer="layout" svg:width="17cm" svg:height="1.013cm" svg:x="0.7cm" svg:y="7.195cm">
          <draw:text-box>
            <text:p text:style-name="P13"><text:span text:style-name="T26">Execution Context</text:span></text:p>
          </draw:text-box>
        </draw:frame>
        <draw:frame draw:style-name="gr4" draw:text-style-name="P38" draw:layer="layout" svg:width="11cm" svg:height="1.013cm" svg:x="6.7cm" svg:y="8.233cm">
          <draw:text-box>
            <text:p text:style-name="P13"><text:span text:style-name="T26">Local Memory</text:span></text:p>
          </draw:text-box>
        </draw:frame>
        <draw:frame draw:style-name="gr4" draw:text-style-name="P39" draw:layer="layout" svg:width="6cm" svg:height="1.013cm" svg:x="6.7cm" svg:y="9.195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6.7cm" svg:y="10.195cm">
          <draw:text-box>
            <text:p><text:span text:style-name="T26">placar: 6</text:span></text:p>
          </draw:text-box>
        </draw:frame>
        <draw:frame draw:style-name="gr4" draw:text-style-name="P39" draw:layer="layout" svg:width="6cm" svg:height="1.013cm" svg:x="6.7cm" svg:y="12.595cm">
          <draw:text-box>
            <text:p><text:span text:style-name="T26">usuario: </text:span></text:p>
          </draw:text-box>
        </draw:frame>
        <draw:custom-shape draw:style-name="gr9" draw:text-style-name="P37" draw:layer="layout" svg:width="17cm" svg:height="7cm" svg:x="0.7cm" svg:y="8.195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10.25cm" svg:y="11.545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10.25cm" svg:y="12.645cm">
          <draw:text-box>
            <text:p><text:span text:style-name="T26">placar: 6</text:span></text:p>
          </draw:text-box>
        </draw:frame>
        <draw:custom-shape draw:style-name="gr11" draw:text-style-name="P37" draw:layer="layout" svg:width="7.5cm" svg:height="3.5cm" svg:x="9.55cm" svg:y="11.39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255cm" svg:y="13.75cm">
          <draw:text-box>
            <text:p><text:span text:style-name="T26">__proto__: </text:span></text:p>
          </draw:text-box>
        </draw:frame>
        <draw:g>
          <draw:frame draw:style-name="gr24" draw:text-style-name="P40" draw:layer="layout" svg:width="4.4cm" svg:height="0.632cm" svg:x="19.205cm" svg:y="10.06cm">
            <draw:text-box>
              <text:p text:style-name="P13"><text:span text:style-name="T27">Global Memory</text:span></text:p>
            </draw:text-box>
          </draw:frame>
          <draw:custom-shape draw:style-name="gr25" draw:text-style-name="P41" draw:layer="layout" svg:width="5.5cm" svg:height="4.77cm" svg:x="19.205cm" svg:y="10.5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42" draw:layer="layout" svg:width="2.933cm" svg:height="0.632cm" svg:x="19.205cm" svg:y="10.775cm">
            <draw:text-box>
              <text:p><text:span text:style-name="T27">criarUsuario:</text:span></text:p>
            </draw:text-box>
          </draw:frame>
          <draw:frame draw:style-name="gr24" draw:text-style-name="P42" draw:layer="layout" svg:width="2.933cm" svg:height="0.632cm" svg:x="19.205cm" svg:y="12.105cm">
            <draw:text-box>
              <text:p><text:span text:style-name="T27">funcoes: </text:span></text:p>
            </draw:text-box>
          </draw:frame>
          <draw:custom-shape draw:style-name="gr26" draw:text-style-name="P41" draw:layer="layout" svg:width="3.667cm" svg:height="1.712cm" svg:x="20.598cm" svg:y="11.518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24" draw:text-style-name="P42" draw:layer="layout" svg:width="2.933cm" svg:height="0.632cm" svg:x="20.941cm" svg:y="11.641cm">
            <draw:text-box>
              <text:p><text:span text:style-name="T27">incrementar:</text:span></text:p>
            </draw:text-box>
          </draw:frame>
          <draw:frame draw:style-name="gr24" draw:text-style-name="P42" draw:layer="layout" svg:width="2.933cm" svg:height="0.632cm" svg:x="20.941cm" svg:y="12.472cm">
            <draw:text-box>
              <text:p><text:span text:style-name="T27">login:</text:span></text:p>
            </draw:text-box>
          </draw:frame>
          <draw:frame draw:style-name="gr24" draw:text-style-name="P42" draw:layer="layout" svg:width="2.933cm" svg:height="0.632cm" svg:x="19.205cm" svg:y="13.931cm">
            <draw:text-box>
              <text:p><text:span text:style-name="T27">usuario1: </text:span></text:p>
            </draw:text-box>
          </draw:frame>
          <draw:custom-shape draw:style-name="gr27" draw:text-style-name="P41" draw:layer="layout" svg:width="3.667cm" svg:height="1.711cm" svg:x="20.745cm" svg:y="13.344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g>
            <draw:custom-shape draw:style-name="gr28" draw:text-style-name="P44" draw:layer="layout" svg:width="0.5cm" svg:height="0.5cm" svg:x="21.686cm" svg:y="10.817cm">
              <text:p text:style-name="P43"><text:span text:style-name="T27">f</text:span></text:p>
              <draw:enhanced-geometry svg:viewBox="0 0 21600 21600" draw:type="rectangle" draw:enhanced-path="M 0 0 L 21600 0 21600 21600 0 21600 0 0 Z N"/>
            </draw:custom-shape>
            <draw:line draw:style-name="gr29" draw:text-style-name="P41" draw:layer="layout" svg:x1="21.436cm" svg:y1="11.067cm" svg:x2="21.686cm" svg:y2="11.067cm">
              <text:p/>
            </draw:line>
            <draw:line draw:style-name="gr29" draw:text-style-name="P41" draw:layer="layout" svg:x1="22.186cm" svg:y1="11.067cm" svg:x2="22.436cm" svg:y2="11.067cm">
              <text:p/>
            </draw:line>
          </draw:g>
          <draw:g>
            <draw:custom-shape draw:style-name="gr28" draw:text-style-name="P44" draw:layer="layout" svg:width="0.5cm" svg:height="0.5cm" svg:x="23.317cm" svg:y="11.712cm">
              <text:p text:style-name="P43"><text:span text:style-name="T27">f</text:span></text:p>
              <draw:enhanced-geometry svg:viewBox="0 0 21600 21600" draw:type="rectangle" draw:enhanced-path="M 0 0 L 21600 0 21600 21600 0 21600 0 0 Z N"/>
            </draw:custom-shape>
            <draw:line draw:style-name="gr29" draw:text-style-name="P41" draw:layer="layout" svg:x1="23.067cm" svg:y1="11.962cm" svg:x2="23.317cm" svg:y2="11.962cm">
              <text:p/>
            </draw:line>
            <draw:line draw:style-name="gr29" draw:text-style-name="P41" draw:layer="layout" svg:x1="23.817cm" svg:y1="11.962cm" svg:x2="24.067cm" svg:y2="11.962cm">
              <text:p/>
            </draw:line>
          </draw:g>
          <draw:g>
            <draw:custom-shape draw:style-name="gr28" draw:text-style-name="P44" draw:layer="layout" svg:width="0.5cm" svg:height="0.5cm" svg:x="22.366cm" svg:y="12.536cm">
              <text:p text:style-name="P43"><text:span text:style-name="T27">f</text:span></text:p>
              <draw:enhanced-geometry svg:viewBox="0 0 21600 21600" draw:type="rectangle" draw:enhanced-path="M 0 0 L 21600 0 21600 21600 0 21600 0 0 Z N"/>
            </draw:custom-shape>
            <draw:line draw:style-name="gr29" draw:text-style-name="P41" draw:layer="layout" svg:x1="22.116cm" svg:y1="12.786cm" svg:x2="22.366cm" svg:y2="12.786cm">
              <text:p/>
            </draw:line>
            <draw:line draw:style-name="gr29" draw:text-style-name="P41" draw:layer="layout" svg:x1="22.866cm" svg:y1="12.786cm" svg:x2="23.116cm" svg:y2="12.786cm">
              <text:p/>
            </draw:line>
          </draw:g>
        </draw:g>
        <draw:line draw:style-name="gr30" draw:text-style-name="P37" draw:layer="layout" svg:x1="14.455cm" svg:y1="14.3cm" svg:x2="18.455cm" svg:y2="14.3cm">
          <text:p/>
        </draw:line>
        <draw:line draw:style-name="gr31" draw:text-style-name="P37" draw:layer="layout" svg:x1="18.455cm" svg:y1="14.3cm" svg:x2="20.205cm" svg:y2="12.8cm">
          <text:p/>
        </draw:line>
        <draw:custom-shape draw:style-name="gr6" draw:text-style-name="P45" draw:layer="layout" svg:width="1cm" svg:height="1cm" svg:x="13.955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19"><text:s text:c="4"/></text:span><text:span text:style-name="T19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21" draw:layer="layout" svg:width="9cm" svg:height="1.013cm" svg:x="6.75cm" svg:y="5.614cm">
          <draw:text-box>
            <text:p text:style-name="P13"><text:span text:style-name="T22">Global Memory</text:span></text:p>
          </draw:text-box>
        </draw:frame>
        <draw:custom-shape draw:style-name="gr21" draw:text-style-name="P22" draw:layer="layout" svg:width="11.25cm" svg:height="9.752cm" svg:x="6.75cm" svg:y="6.576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75cm" svg:y="7.076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45cm" svg:y="7.076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95cm" svg:y1="7.576cm" svg:x2="11.45cm" svg:y2="7.576cm">
            <text:p/>
          </draw:line>
          <draw:line draw:style-name="gr7" draw:text-style-name="P22" draw:layer="layout" svg:x1="12.45cm" svg:y1="7.576cm" svg:x2="12.95cm" svg:y2="7.576cm">
            <text:p/>
          </draw:line>
        </draw:g>
        <draw:frame draw:style-name="gr4" draw:text-style-name="P23" draw:layer="layout" svg:width="6cm" svg:height="1.013cm" svg:x="6.75cm" svg:y="9.796cm">
          <draw:text-box>
            <text:p><text:span text:style-name="T22">funcoes: </text:span></text:p>
          </draw:text-box>
        </draw:frame>
        <draw:custom-shape draw:style-name="gr11" draw:text-style-name="P22" draw:layer="layout" svg:width="7.5cm" svg:height="3.5cm" svg:x="9.6cm" svg:y="8.59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0.3cm" svg:y="8.846cm">
          <draw:text-box>
            <text:p><text:span text:style-name="T22">incrementar:</text:span></text:p>
          </draw:text-box>
        </draw:frame>
        <draw:g>
          <draw:custom-shape draw:style-name="gr6" draw:text-style-name="P25" draw:layer="layout" svg:width="1cm" svg:height="1cm" svg:x="14.9cm" svg:y="8.846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4.4cm" svg:y1="9.346cm" svg:x2="14.9cm" svg:y2="9.346cm">
            <text:p/>
          </draw:line>
          <draw:line draw:style-name="gr7" draw:text-style-name="P22" draw:layer="layout" svg:x1="15.9cm" svg:y1="9.346cm" svg:x2="16.4cm" svg:y2="9.346cm">
            <text:p/>
          </draw:line>
        </draw:g>
        <draw:frame draw:style-name="gr4" draw:text-style-name="P23" draw:layer="layout" svg:width="6cm" svg:height="1.013cm" svg:x="10.3cm" svg:y="10.546cm">
          <draw:text-box>
            <text:p><text:span text:style-name="T22">login:</text:span></text:p>
          </draw:text-box>
        </draw:frame>
        <draw:g>
          <draw:custom-shape draw:style-name="gr6" draw:text-style-name="P25" draw:layer="layout" svg:width="1cm" svg:height="1cm" svg:x="12.9cm" svg:y="10.546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2.4cm" svg:y1="11.046cm" svg:x2="12.9cm" svg:y2="11.046cm">
            <text:p/>
          </draw:line>
          <draw:line draw:style-name="gr7" draw:text-style-name="P22" draw:layer="layout" svg:x1="13.9cm" svg:y1="11.046cm" svg:x2="14.4cm" svg:y2="11.046cm">
            <text:p/>
          </draw:line>
        </draw:g>
        <draw:frame draw:style-name="gr4" draw:text-style-name="P23" draw:layer="layout" svg:width="6cm" svg:height="1.013cm" svg:x="6.75cm" svg:y="13.528cm">
          <draw:text-box>
            <text:p><text:span text:style-name="T22">usuario1: </text:span></text:p>
          </draw:text-box>
        </draw:frame>
        <draw:custom-shape draw:style-name="gr11" draw:text-style-name="P22" draw:layer="layout" svg:width="7.5cm" svg:height="3.5cm" svg:x="9.9cm" svg:y="12.32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0.495cm" svg:y="12.578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10.495cm" svg:y="13.678cm">
          <draw:text-box>
            <text:p><text:span text:style-name="T22">placar: 6</text:span></text:p>
          </draw:text-box>
        </draw:frame>
        <draw:frame draw:style-name="gr4" draw:text-style-name="P23" draw:layer="layout" svg:width="6cm" svg:height="1.013cm" svg:x="10.5cm" svg:y="14.783cm">
          <draw:text-box>
            <text:p><text:span text:style-name="T22">__proto__: </text:span></text:p>
          </draw:text-box>
        </draw:frame>
        <draw:custom-shape draw:style-name="gr6" draw:text-style-name="P25" draw:layer="layout" svg:width="1cm" svg:height="1cm" svg:x="14.2cm" svg:y="14.833cm">
          <text:p/>
          <draw:enhanced-geometry svg:viewBox="0 0 21600 21600" draw:type="rectangle" draw:enhanced-path="M 0 0 L 21600 0 21600 21600 0 21600 0 0 Z N"/>
        </draw:custom-shape>
        <draw:line draw:style-name="gr31" draw:text-style-name="P22" draw:layer="layout" svg:x1="14.75cm" svg:y1="15.328cm" svg:x2="15.25cm" svg:y2="10.828cm">
          <text:p/>
        </draw:lin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19">let usuario2 = criarUsuario('Estrobilobaldo', 5);</text:span></text:p>
            <text:p text:style-name="P12"><text:span text:style-name="T15"/></text:p>
            <text:p text:style-name="P12"><text:span text:style-name="T21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21" draw:layer="layout" svg:width="9cm" svg:height="1.013cm" svg:x="6.6cm" svg:y="3.7cm">
          <draw:text-box>
            <text:p text:style-name="P13"><text:span text:style-name="T22">Global Memory</text:span></text:p>
          </draw:text-box>
        </draw:frame>
        <draw:custom-shape draw:style-name="gr33" draw:text-style-name="P22" draw:layer="layout" svg:width="11.5cm" svg:height="13.752cm" svg:x="6.6cm" svg:y="4.662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6.6cm" svg:y="5.162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1.3cm" svg:y="5.162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0.8cm" svg:y1="5.662cm" svg:x2="11.3cm" svg:y2="5.662cm">
            <text:p/>
          </draw:line>
          <draw:line draw:style-name="gr7" draw:text-style-name="P22" draw:layer="layout" svg:x1="12.3cm" svg:y1="5.662cm" svg:x2="12.8cm" svg:y2="5.662cm">
            <text:p/>
          </draw:line>
        </draw:g>
        <draw:frame draw:style-name="gr4" draw:text-style-name="P23" draw:layer="layout" svg:width="6cm" svg:height="1.013cm" svg:x="6.6cm" svg:y="7.882cm">
          <draw:text-box>
            <text:p><text:span text:style-name="T22">funcoes: </text:span></text:p>
          </draw:text-box>
        </draw:frame>
        <draw:custom-shape draw:style-name="gr11" draw:text-style-name="P22" draw:layer="layout" svg:width="7.5cm" svg:height="3.5cm" svg:x="9.45cm" svg:y="6.68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0.15cm" svg:y="6.932cm">
          <draw:text-box>
            <text:p><text:span text:style-name="T22">incrementar:</text:span></text:p>
          </draw:text-box>
        </draw:frame>
        <draw:g>
          <draw:custom-shape draw:style-name="gr6" draw:text-style-name="P25" draw:layer="layout" svg:width="1cm" svg:height="1cm" svg:x="14.75cm" svg:y="6.932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4.25cm" svg:y1="7.432cm" svg:x2="14.75cm" svg:y2="7.432cm">
            <text:p/>
          </draw:line>
          <draw:line draw:style-name="gr7" draw:text-style-name="P22" draw:layer="layout" svg:x1="15.75cm" svg:y1="7.432cm" svg:x2="16.25cm" svg:y2="7.432cm">
            <text:p/>
          </draw:line>
        </draw:g>
        <draw:frame draw:style-name="gr4" draw:text-style-name="P23" draw:layer="layout" svg:width="6cm" svg:height="1.013cm" svg:x="10.15cm" svg:y="8.632cm">
          <draw:text-box>
            <text:p><text:span text:style-name="T22">login:</text:span></text:p>
          </draw:text-box>
        </draw:frame>
        <draw:g>
          <draw:custom-shape draw:style-name="gr6" draw:text-style-name="P25" draw:layer="layout" svg:width="1cm" svg:height="1cm" svg:x="12.75cm" svg:y="8.632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2.25cm" svg:y1="9.132cm" svg:x2="12.75cm" svg:y2="9.132cm">
            <text:p/>
          </draw:line>
          <draw:line draw:style-name="gr7" draw:text-style-name="P22" draw:layer="layout" svg:x1="13.75cm" svg:y1="9.132cm" svg:x2="14.25cm" svg:y2="9.132cm">
            <text:p/>
          </draw:line>
        </draw:g>
        <draw:frame draw:style-name="gr4" draw:text-style-name="P23" draw:layer="layout" svg:width="6cm" svg:height="1.013cm" svg:x="6.6cm" svg:y="11.614cm">
          <draw:text-box>
            <text:p><text:span text:style-name="T22">usuario1: </text:span></text:p>
          </draw:text-box>
        </draw:frame>
        <draw:custom-shape draw:style-name="gr11" draw:text-style-name="P22" draw:layer="layout" svg:width="7.5cm" svg:height="3.5cm" svg:x="9.75cm" svg:y="10.41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0.55cm" svg:y="10.664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10.55cm" svg:y="11.664cm">
          <draw:text-box>
            <text:p><text:span text:style-name="T22">placar: 6</text:span></text:p>
          </draw:text-box>
        </draw:frame>
        <draw:frame draw:style-name="gr4" draw:text-style-name="P23" draw:layer="layout" svg:width="6cm" svg:height="1.013cm" svg:x="6.61cm" svg:y="15.515cm">
          <draw:text-box>
            <text:p><text:span text:style-name="T22">usuario2: </text:span></text:p>
          </draw:text-box>
        </draw:frame>
        <draw:custom-shape draw:style-name="gr34" draw:text-style-name="P22" draw:layer="layout" svg:width="7.84cm" svg:height="3.5cm" svg:x="9.76cm" svg:y="14.31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23" draw:layer="layout" svg:width="6.79cm" svg:height="1.099cm" svg:x="10.56cm" svg:y="14.665cm">
          <draw:text-box>
            <text:p><text:span text:style-name="T22">nome: </text:span><text:span text:style-name="T22">'Estrobilobaldo'</text:span></text:p>
          </draw:text-box>
        </draw:frame>
        <draw:frame draw:style-name="gr4" draw:text-style-name="P23" draw:layer="layout" svg:width="6cm" svg:height="1.013cm" svg:x="10.56cm" svg:y="15.665cm">
          <draw:text-box>
            <text:p><text:span text:style-name="T22">placar: 5</text:span></text:p>
          </draw:text-box>
        </draw:frame>
        <draw:frame draw:style-name="gr4" draw:text-style-name="P23" draw:layer="layout" svg:width="6cm" svg:height="1.013cm" svg:x="10.35cm" svg:y="12.564cm">
          <draw:text-box>
            <text:p><text:span text:style-name="T22">__proto__: </text:span></text:p>
          </draw:text-box>
        </draw:frame>
        <draw:custom-shape draw:style-name="gr6" draw:text-style-name="P25" draw:layer="layout" svg:width="1cm" svg:height="1cm" svg:x="14.05cm" svg:y="12.614cm">
          <text:p/>
          <draw:enhanced-geometry svg:viewBox="0 0 21600 21600" draw:type="rectangle" draw:enhanced-path="M 0 0 L 21600 0 21600 21600 0 21600 0 0 Z N"/>
        </draw:custom-shape>
        <draw:line draw:style-name="gr31" draw:text-style-name="P22" draw:layer="layout" svg:x1="14.6cm" svg:y1="13.109cm" svg:x2="15.1cm" svg:y2="8.609cm">
          <text:p/>
        </draw:line>
        <draw:frame draw:style-name="gr4" draw:text-style-name="P23" draw:layer="layout" svg:width="6cm" svg:height="1.013cm" svg:x="10.6cm" svg:y="16.564cm">
          <draw:text-box>
            <text:p><text:span text:style-name="T22">__proto__: </text:span></text:p>
          </draw:text-box>
        </draw:frame>
        <draw:custom-shape draw:style-name="gr6" draw:text-style-name="P25" draw:layer="layout" svg:width="1cm" svg:height="1cm" svg:x="14.3cm" svg:y="16.614cm">
          <text:p/>
          <draw:enhanced-geometry svg:viewBox="0 0 21600 21600" draw:type="rectangle" draw:enhanced-path="M 0 0 L 21600 0 21600 21600 0 21600 0 0 Z N"/>
        </draw:custom-shape>
        <draw:line draw:style-name="gr31" draw:text-style-name="P22" draw:layer="layout" svg:x1="16.6cm" svg:y1="16.414cm" svg:x2="15.6cm" svg:y2="8.414cm">
          <text:p/>
        </draw:line>
        <draw:line draw:style-name="gr30" draw:text-style-name="P22" draw:layer="layout" svg:x1="14.85cm" svg:y1="17.164cm" svg:x2="16.6cm" svg:y2="16.414cm">
          <text:p/>
        </draw:lin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presentation:style-name="pr5" draw:text-style-name="P35" draw:layer="layout" svg:width="24.404cm" svg:height="14.878cm" svg:x="0.498cm" svg:y="3.7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let usuario = Object.create(funcoes);</text:span></text:p>
            <text:p text:style-name="P12"><text:span text:style-name="T21"><text:s text:c="4"/></text:span><text:span text:style-name="T21">usuario.nome = nome;</text:span></text:p>
            <text:p text:style-name="P12"><text:span text:style-name="T21"><text:s text:c="4"/></text:span><text:span text:style-name="T21">usuario.placar = placar;</text:span></text:p>
            <text:p text:style-name="P12"><text:span text:style-name="T21"><text:s text:c="4"/></text:span><text:span text:style-name="T21">return usuario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funcoes = {</text:span></text:p>
            <text:p text:style-name="P12"><text:span text:style-name="T21"><text:s text:c="4"/></text:span><text:span text:style-name="T21">incrementar: function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><text:s text:c="4"/></text:span><text:span text:style-name="T21">login: functio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;</text:span></text:p>
            <text:p text:style-name="P12"><text:span text:style-name="T21"/></text:p>
            <text:p text:style-name="P11"><text:span text:style-name="T21">let usuario1 = criarUsuario('Grosbilda', 6);</text:span></text:p>
            <text:p text:style-name="P12"><text:span text:style-name="T21">let usuario2 = criarUsuario('Estrobilobaldo', 5);</text:span></text:p>
            <text:p text:style-name="P12"><text:span text:style-name="T15"/></text:p>
            <text:p text:style-name="P12"><text:span text:style-name="T19">usuario1.incrementar();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38" draw:layer="layout" svg:width="9cm" svg:height="1.013cm" svg:x="6.5cm" svg:y="3.7cm">
          <draw:text-box>
            <text:p text:style-name="P13"><text:span text:style-name="T26">Global Memory</text:span></text:p>
          </draw:text-box>
        </draw:frame>
        <draw:custom-shape draw:style-name="gr33" draw:text-style-name="P37" draw:layer="layout" svg:width="11.5cm" svg:height="13.752cm" svg:x="6.5cm" svg:y="4.662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6.5cm" svg:y="5.162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11.2cm" svg:y="5.16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0.7cm" svg:y1="5.662cm" svg:x2="11.2cm" svg:y2="5.662cm">
            <text:p/>
          </draw:line>
          <draw:line draw:style-name="gr7" draw:text-style-name="P37" draw:layer="layout" svg:x1="12.2cm" svg:y1="5.662cm" svg:x2="12.7cm" svg:y2="5.662cm">
            <text:p/>
          </draw:line>
        </draw:g>
        <draw:frame draw:style-name="gr4" draw:text-style-name="P39" draw:layer="layout" svg:width="6cm" svg:height="1.013cm" svg:x="6.5cm" svg:y="7.882cm">
          <draw:text-box>
            <text:p><text:span text:style-name="T26">funcoes: </text:span></text:p>
          </draw:text-box>
        </draw:frame>
        <draw:custom-shape draw:style-name="gr11" draw:text-style-name="P37" draw:layer="layout" svg:width="7.5cm" svg:height="3.5cm" svg:x="9.35cm" svg:y="6.68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05cm" svg:y="6.932cm">
          <draw:text-box>
            <text:p><text:span text:style-name="T26">incrementar:</text:span></text:p>
          </draw:text-box>
        </draw:frame>
        <draw:g>
          <draw:custom-shape draw:style-name="gr6" draw:text-style-name="P45" draw:layer="layout" svg:width="1cm" svg:height="1cm" svg:x="14.65cm" svg:y="6.93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4.15cm" svg:y1="7.432cm" svg:x2="14.65cm" svg:y2="7.432cm">
            <text:p/>
          </draw:line>
          <draw:line draw:style-name="gr7" draw:text-style-name="P37" draw:layer="layout" svg:x1="15.65cm" svg:y1="7.432cm" svg:x2="16.15cm" svg:y2="7.432cm">
            <text:p/>
          </draw:line>
        </draw:g>
        <draw:frame draw:style-name="gr4" draw:text-style-name="P39" draw:layer="layout" svg:width="6cm" svg:height="1.013cm" svg:x="10.05cm" svg:y="8.632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2.65cm" svg:y="8.63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2.15cm" svg:y1="9.132cm" svg:x2="12.65cm" svg:y2="9.132cm">
            <text:p/>
          </draw:line>
          <draw:line draw:style-name="gr7" draw:text-style-name="P37" draw:layer="layout" svg:x1="13.65cm" svg:y1="9.132cm" svg:x2="14.15cm" svg:y2="9.132cm">
            <text:p/>
          </draw:line>
        </draw:g>
        <draw:frame draw:style-name="gr4" draw:text-style-name="P39" draw:layer="layout" svg:width="6cm" svg:height="1.013cm" svg:x="6.5cm" svg:y="11.614cm">
          <draw:text-box>
            <text:p><text:span text:style-name="T28">usuario1</text:span><text:span text:style-name="T26">: </text:span></text:p>
          </draw:text-box>
        </draw:frame>
        <draw:custom-shape draw:style-name="gr11" draw:text-style-name="P37" draw:layer="layout" svg:width="7.5cm" svg:height="3.5cm" svg:x="9.65cm" svg:y="10.41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45cm" svg:y="10.664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10.45cm" svg:y="11.664cm">
          <draw:text-box>
            <text:p><text:span text:style-name="T26">placar: 6</text:span></text:p>
          </draw:text-box>
        </draw:frame>
        <draw:frame draw:style-name="gr4" draw:text-style-name="P39" draw:layer="layout" svg:width="6cm" svg:height="1.013cm" svg:x="6.51cm" svg:y="15.515cm">
          <draw:text-box>
            <text:p><text:span text:style-name="T26">usuario2: </text:span></text:p>
          </draw:text-box>
        </draw:frame>
        <draw:custom-shape draw:style-name="gr34" draw:text-style-name="P37" draw:layer="layout" svg:width="7.84cm" svg:height="3.5cm" svg:x="9.66cm" svg:y="14.31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39" draw:layer="layout" svg:width="6.79cm" svg:height="1.099cm" svg:x="10.46cm" svg:y="14.665cm">
          <draw:text-box>
            <text:p><text:span text:style-name="T26">nome: </text:span><text:span text:style-name="T26">'Estrobilobaldo'</text:span></text:p>
          </draw:text-box>
        </draw:frame>
        <draw:frame draw:style-name="gr4" draw:text-style-name="P39" draw:layer="layout" svg:width="6cm" svg:height="1.013cm" svg:x="10.46cm" svg:y="15.665cm">
          <draw:text-box>
            <text:p><text:span text:style-name="T26">placar: 5</text:span></text:p>
          </draw:text-box>
        </draw:frame>
        <draw:frame draw:style-name="gr4" draw:text-style-name="P39" draw:layer="layout" svg:width="6cm" svg:height="1.013cm" svg:x="10.25cm" svg:y="12.564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3.95cm" svg:y="12.614cm">
          <text:p/>
          <draw:enhanced-geometry svg:viewBox="0 0 21600 21600" draw:type="rectangle" draw:enhanced-path="M 0 0 L 21600 0 21600 21600 0 21600 0 0 Z N"/>
        </draw:custom-shape>
        <draw:line draw:style-name="gr31" draw:text-style-name="P37" draw:layer="layout" svg:x1="14.5cm" svg:y1="13.109cm" svg:x2="15cm" svg:y2="8.609cm">
          <text:p/>
        </draw:line>
        <draw:frame draw:style-name="gr4" draw:text-style-name="P39" draw:layer="layout" svg:width="6cm" svg:height="1.013cm" svg:x="10.5cm" svg:y="16.564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4.2cm" svg:y="16.614cm">
          <text:p/>
          <draw:enhanced-geometry svg:viewBox="0 0 21600 21600" draw:type="rectangle" draw:enhanced-path="M 0 0 L 21600 0 21600 21600 0 21600 0 0 Z N"/>
        </draw:custom-shape>
        <draw:line draw:style-name="gr31" draw:text-style-name="P37" draw:layer="layout" svg:x1="16.5cm" svg:y1="16.414cm" svg:x2="15.5cm" svg:y2="8.414cm">
          <text:p/>
        </draw:line>
        <draw:line draw:style-name="gr30" draw:text-style-name="P37" draw:layer="layout" svg:x1="14.75cm" svg:y1="17.164cm" svg:x2="16.5cm" svg:y2="16.414cm">
          <text:p/>
        </draw:line>
        <draw:line draw:style-name="gr36" draw:text-style-name="P37" draw:layer="layout" svg:x1="8.5cm" svg:y1="12.664cm" svg:x2="9.25cm" svg:y2="13.414cm">
          <text:p/>
        </draw:line>
        <draw:line draw:style-name="gr36" draw:text-style-name="P37" draw:layer="layout" svg:x1="9.25cm" svg:y1="12.664cm" svg:x2="8.5cm" svg:y2="13.414cm">
          <text:p/>
        </draw:lin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38" draw:layer="layout" svg:width="9cm" svg:height="1.013cm" svg:x="6.5cm" svg:y="3.7cm">
          <draw:text-box>
            <text:p text:style-name="P13"><text:span text:style-name="T26">Global Memory</text:span></text:p>
          </draw:text-box>
        </draw:frame>
        <draw:custom-shape draw:style-name="gr33" draw:text-style-name="P37" draw:layer="layout" svg:width="11.5cm" svg:height="13.752cm" svg:x="6.5cm" svg:y="4.662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6.5cm" svg:y="5.162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11.2cm" svg:y="5.16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0.7cm" svg:y1="5.662cm" svg:x2="11.2cm" svg:y2="5.662cm">
            <text:p/>
          </draw:line>
          <draw:line draw:style-name="gr7" draw:text-style-name="P37" draw:layer="layout" svg:x1="12.2cm" svg:y1="5.662cm" svg:x2="12.7cm" svg:y2="5.662cm">
            <text:p/>
          </draw:line>
        </draw:g>
        <draw:frame draw:style-name="gr4" draw:text-style-name="P39" draw:layer="layout" svg:width="6cm" svg:height="1.013cm" svg:x="6.5cm" svg:y="7.882cm">
          <draw:text-box>
            <text:p><text:span text:style-name="T26">funcoes: </text:span></text:p>
          </draw:text-box>
        </draw:frame>
        <draw:custom-shape draw:style-name="gr11" draw:text-style-name="P37" draw:layer="layout" svg:width="7.5cm" svg:height="3.5cm" svg:x="9.35cm" svg:y="6.68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05cm" svg:y="6.932cm">
          <draw:text-box>
            <text:p><text:span text:style-name="T28">incrementar</text:span><text:span text:style-name="T26">:</text:span></text:p>
          </draw:text-box>
        </draw:frame>
        <draw:custom-shape draw:style-name="gr37" draw:text-style-name="P48" draw:layer="layout" svg:width="1cm" svg:height="1cm" svg:x="14.85cm" svg:y="6.932cm">
          <text:p text:style-name="P47"><text:span text:style-name="T29">f</text:span></text:p>
          <draw:enhanced-geometry svg:viewBox="0 0 21600 21600" draw:type="rectangle" draw:enhanced-path="M 0 0 L 21600 0 21600 21600 0 21600 0 0 Z N"/>
        </draw:custom-shape>
        <draw:line draw:style-name="gr7" draw:text-style-name="P37" draw:layer="layout" svg:x1="14.35cm" svg:y1="7.432cm" svg:x2="14.85cm" svg:y2="7.432cm">
          <text:p/>
        </draw:line>
        <draw:line draw:style-name="gr7" draw:text-style-name="P37" draw:layer="layout" svg:x1="15.85cm" svg:y1="7.432cm" svg:x2="16.35cm" svg:y2="7.432cm">
          <text:p/>
        </draw:line>
        <draw:frame draw:style-name="gr4" draw:text-style-name="P39" draw:layer="layout" svg:width="6cm" svg:height="1.013cm" svg:x="10.05cm" svg:y="8.632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2.65cm" svg:y="8.63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2.15cm" svg:y1="9.132cm" svg:x2="12.65cm" svg:y2="9.132cm">
            <text:p/>
          </draw:line>
          <draw:line draw:style-name="gr7" draw:text-style-name="P37" draw:layer="layout" svg:x1="13.65cm" svg:y1="9.132cm" svg:x2="14.15cm" svg:y2="9.132cm">
            <text:p/>
          </draw:line>
        </draw:g>
        <draw:frame draw:style-name="gr4" draw:text-style-name="P39" draw:layer="layout" svg:width="6cm" svg:height="1.013cm" svg:x="6.5cm" svg:y="11.614cm">
          <draw:text-box>
            <text:p><text:span text:style-name="T30">usuario1</text:span><text:span text:style-name="T26">: </text:span></text:p>
          </draw:text-box>
        </draw:frame>
        <draw:custom-shape draw:style-name="gr11" draw:text-style-name="P37" draw:layer="layout" svg:width="7.5cm" svg:height="3.5cm" svg:x="9.65cm" svg:y="10.41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45cm" svg:y="10.664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10.45cm" svg:y="11.664cm">
          <draw:text-box>
            <text:p><text:span text:style-name="T26">placar: 6</text:span></text:p>
          </draw:text-box>
        </draw:frame>
        <draw:frame draw:style-name="gr4" draw:text-style-name="P39" draw:layer="layout" svg:width="6cm" svg:height="1.013cm" svg:x="6.51cm" svg:y="15.515cm">
          <draw:text-box>
            <text:p><text:span text:style-name="T26">usuario2: </text:span></text:p>
          </draw:text-box>
        </draw:frame>
        <draw:custom-shape draw:style-name="gr34" draw:text-style-name="P37" draw:layer="layout" svg:width="7.84cm" svg:height="3.5cm" svg:x="9.66cm" svg:y="14.31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39" draw:layer="layout" svg:width="6.79cm" svg:height="1.099cm" svg:x="10.46cm" svg:y="14.665cm">
          <draw:text-box>
            <text:p><text:span text:style-name="T26">nome: </text:span><text:span text:style-name="T26">'Estrobilobaldo'</text:span></text:p>
          </draw:text-box>
        </draw:frame>
        <draw:frame draw:style-name="gr4" draw:text-style-name="P39" draw:layer="layout" svg:width="6cm" svg:height="1.013cm" svg:x="10.46cm" svg:y="15.665cm">
          <draw:text-box>
            <text:p><text:span text:style-name="T26">placar: 5</text:span></text:p>
          </draw:text-box>
        </draw:frame>
        <draw:frame draw:style-name="gr4" draw:text-style-name="P39" draw:layer="layout" svg:width="6cm" svg:height="1.013cm" svg:x="10.25cm" svg:y="12.564cm">
          <draw:text-box>
            <text:p><text:span text:style-name="T28">__proto__</text:span><text:span text:style-name="T26">: </text:span></text:p>
          </draw:text-box>
        </draw:frame>
        <draw:custom-shape draw:style-name="gr6" draw:text-style-name="P45" draw:layer="layout" svg:width="1cm" svg:height="1cm" svg:x="13.95cm" svg:y="12.614cm">
          <text:p/>
          <draw:enhanced-geometry svg:viewBox="0 0 21600 21600" draw:type="rectangle" draw:enhanced-path="M 0 0 L 21600 0 21600 21600 0 21600 0 0 Z N"/>
        </draw:custom-shape>
        <draw:line draw:style-name="gr38" draw:text-style-name="P37" draw:layer="layout" svg:x1="14.5cm" svg:y1="13.109cm" svg:x2="15cm" svg:y2="8.609cm">
          <text:p/>
        </draw:line>
        <draw:frame draw:style-name="gr4" draw:text-style-name="P39" draw:layer="layout" svg:width="6cm" svg:height="1.013cm" svg:x="10.5cm" svg:y="16.564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4.2cm" svg:y="16.614cm">
          <text:p/>
          <draw:enhanced-geometry svg:viewBox="0 0 21600 21600" draw:type="rectangle" draw:enhanced-path="M 0 0 L 21600 0 21600 21600 0 21600 0 0 Z N"/>
        </draw:custom-shape>
        <draw:line draw:style-name="gr31" draw:text-style-name="P37" draw:layer="layout" svg:x1="16.5cm" svg:y1="16.414cm" svg:x2="15.5cm" svg:y2="8.414cm">
          <text:p/>
        </draw:line>
        <draw:line draw:style-name="gr30" draw:text-style-name="P37" draw:layer="layout" svg:x1="14.75cm" svg:y1="17.164cm" svg:x2="16.5cm" svg:y2="16.414cm">
          <text:p/>
        </draw:lin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line draw:style-name="gr31" draw:text-style-name="P22" draw:layer="layout" svg:x1="12.1cm" svg:y1="10.112cm" svg:x2="10.6cm" svg:y2="6.112cm">
          <text:p/>
        </draw:line>
        <draw:line draw:style-name="gr8" draw:text-style-name="P22" draw:layer="layout" svg:x1="9.85cm" svg:y1="8.112cm" svg:x2="9.85cm" svg:y2="15.112cm">
          <text:p/>
        </draw:line>
        <draw:line draw:style-name="gr8" draw:text-style-name="P22" draw:layer="layout" svg:x1="9.85cm" svg:y1="9.112cm" svg:x2="20.85cm" svg:y2="9.112cm">
          <text:p/>
        </draw:line>
        <draw:frame draw:style-name="gr4" draw:text-style-name="P21" draw:layer="layout" svg:width="17cm" svg:height="1.013cm" svg:x="3.85cm" svg:y="7.112cm">
          <draw:text-box>
            <text:p text:style-name="P13"><text:span text:style-name="T22">Execution Context</text:span></text:p>
          </draw:text-box>
        </draw:frame>
        <draw:frame draw:style-name="gr4" draw:text-style-name="P21" draw:layer="layout" svg:width="11cm" svg:height="1.013cm" svg:x="9.85cm" svg:y="8.15cm">
          <draw:text-box>
            <text:p text:style-name="P13"><text:span text:style-name="T22">Local Memory</text:span></text:p>
          </draw:text-box>
        </draw:frame>
        <draw:frame draw:style-name="gr4" draw:text-style-name="P23" draw:layer="layout" svg:width="6cm" svg:height="1.013cm" svg:x="9.85cm" svg:y="9.512cm">
          <draw:text-box>
            <text:p><text:span text:style-name="T22">this: </text:span></text:p>
          </draw:text-box>
        </draw:frame>
        <draw:custom-shape draw:style-name="gr9" draw:text-style-name="P22" draw:layer="layout" svg:width="17cm" svg:height="7cm" svg:x="3.85cm" svg:y="8.112cm">
          <text:p/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7cm" svg:height="1.013cm" svg:x="3.8cm" svg:y="5.1cm">
          <draw:text-box>
            <text:p text:style-name="P13"><text:span text:style-name="T22">usuario1.increment</text:span><text:span text:style-name="T22">ar( )</text:span></text:p>
          </draw:text-box>
        </draw:frame>
        <draw:custom-shape draw:style-name="gr6" draw:text-style-name="P25" draw:layer="layout" svg:width="1cm" svg:height="1cm" svg:x="11.626cm" svg:y="9.5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2</text:p>
          </draw:text-box>
        </draw:frame>
        <draw:frame draw:style-name="gr4" draw:text-style-name="P38" draw:layer="layout" svg:width="9cm" svg:height="1.013cm" svg:x="6.5cm" svg:y="3.7cm">
          <draw:text-box>
            <text:p text:style-name="P13"><text:span text:style-name="T26">Global Memory</text:span></text:p>
          </draw:text-box>
        </draw:frame>
        <draw:custom-shape draw:style-name="gr33" draw:text-style-name="P37" draw:layer="layout" svg:width="11.5cm" svg:height="13.752cm" svg:x="6.5cm" svg:y="4.662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6.5cm" svg:y="5.162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11.2cm" svg:y="5.16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0.7cm" svg:y1="5.662cm" svg:x2="11.2cm" svg:y2="5.662cm">
            <text:p/>
          </draw:line>
          <draw:line draw:style-name="gr7" draw:text-style-name="P37" draw:layer="layout" svg:x1="12.2cm" svg:y1="5.662cm" svg:x2="12.7cm" svg:y2="5.662cm">
            <text:p/>
          </draw:line>
        </draw:g>
        <draw:frame draw:style-name="gr4" draw:text-style-name="P39" draw:layer="layout" svg:width="6cm" svg:height="1.013cm" svg:x="6.5cm" svg:y="7.882cm">
          <draw:text-box>
            <text:p><text:span text:style-name="T26">funcoes: </text:span></text:p>
          </draw:text-box>
        </draw:frame>
        <draw:custom-shape draw:style-name="gr11" draw:text-style-name="P37" draw:layer="layout" svg:width="7.5cm" svg:height="3.5cm" svg:x="9.35cm" svg:y="6.68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05cm" svg:y="6.932cm">
          <draw:text-box>
            <text:p><text:span text:style-name="T26">incrementar:</text:span></text:p>
          </draw:text-box>
        </draw:frame>
        <draw:g>
          <draw:custom-shape draw:style-name="gr6" draw:text-style-name="P45" draw:layer="layout" svg:width="1cm" svg:height="1cm" svg:x="14.65cm" svg:y="6.93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4.15cm" svg:y1="7.432cm" svg:x2="14.65cm" svg:y2="7.432cm">
            <text:p/>
          </draw:line>
          <draw:line draw:style-name="gr7" draw:text-style-name="P37" draw:layer="layout" svg:x1="15.65cm" svg:y1="7.432cm" svg:x2="16.15cm" svg:y2="7.432cm">
            <text:p/>
          </draw:line>
        </draw:g>
        <draw:frame draw:style-name="gr4" draw:text-style-name="P39" draw:layer="layout" svg:width="6cm" svg:height="1.013cm" svg:x="10.05cm" svg:y="8.632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2.65cm" svg:y="8.63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2.15cm" svg:y1="9.132cm" svg:x2="12.65cm" svg:y2="9.132cm">
            <text:p/>
          </draw:line>
          <draw:line draw:style-name="gr7" draw:text-style-name="P37" draw:layer="layout" svg:x1="13.65cm" svg:y1="9.132cm" svg:x2="14.15cm" svg:y2="9.132cm">
            <text:p/>
          </draw:line>
        </draw:g>
        <draw:frame draw:style-name="gr4" draw:text-style-name="P39" draw:layer="layout" svg:width="6cm" svg:height="1.013cm" svg:x="6.5cm" svg:y="11.614cm">
          <draw:text-box>
            <text:p><text:span text:style-name="T30">usuario1</text:span><text:span text:style-name="T26">: </text:span></text:p>
          </draw:text-box>
        </draw:frame>
        <draw:custom-shape draw:style-name="gr11" draw:text-style-name="P37" draw:layer="layout" svg:width="7.5cm" svg:height="3.5cm" svg:x="9.65cm" svg:y="10.41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0.45cm" svg:y="10.664cm">
          <draw:text-box>
            <text:p><text:span text:style-name="T26">nome: 'Grosbilda'</text:span></text:p>
          </draw:text-box>
        </draw:frame>
        <draw:frame draw:style-name="gr4" draw:text-style-name="P49" draw:layer="layout" svg:width="6cm" svg:height="1.013cm" svg:x="10.45cm" svg:y="11.664cm">
          <draw:text-box>
            <text:p><text:span text:style-name="T28">placar: 7</text:span></text:p>
          </draw:text-box>
        </draw:frame>
        <draw:frame draw:style-name="gr4" draw:text-style-name="P39" draw:layer="layout" svg:width="6cm" svg:height="1.013cm" svg:x="6.51cm" svg:y="15.515cm">
          <draw:text-box>
            <text:p><text:span text:style-name="T26">usuario2: </text:span></text:p>
          </draw:text-box>
        </draw:frame>
        <draw:custom-shape draw:style-name="gr34" draw:text-style-name="P37" draw:layer="layout" svg:width="7.84cm" svg:height="3.5cm" svg:x="9.66cm" svg:y="14.31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39" draw:layer="layout" svg:width="6.79cm" svg:height="1.099cm" svg:x="10.46cm" svg:y="14.665cm">
          <draw:text-box>
            <text:p><text:span text:style-name="T26">nome: </text:span><text:span text:style-name="T26">'Estrobilobaldo'</text:span></text:p>
          </draw:text-box>
        </draw:frame>
        <draw:frame draw:style-name="gr4" draw:text-style-name="P39" draw:layer="layout" svg:width="6cm" svg:height="1.013cm" svg:x="10.46cm" svg:y="15.665cm">
          <draw:text-box>
            <text:p><text:span text:style-name="T26">placar: 5</text:span></text:p>
          </draw:text-box>
        </draw:frame>
        <draw:frame draw:style-name="gr4" draw:text-style-name="P39" draw:layer="layout" svg:width="6cm" svg:height="1.013cm" svg:x="10.25cm" svg:y="12.564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3.95cm" svg:y="12.614cm">
          <text:p/>
          <draw:enhanced-geometry svg:viewBox="0 0 21600 21600" draw:type="rectangle" draw:enhanced-path="M 0 0 L 21600 0 21600 21600 0 21600 0 0 Z N"/>
        </draw:custom-shape>
        <draw:line draw:style-name="gr31" draw:text-style-name="P37" draw:layer="layout" svg:x1="14.5cm" svg:y1="13.109cm" svg:x2="15cm" svg:y2="8.609cm">
          <text:p/>
        </draw:line>
        <draw:frame draw:style-name="gr4" draw:text-style-name="P39" draw:layer="layout" svg:width="6cm" svg:height="1.013cm" svg:x="10.5cm" svg:y="16.564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4.2cm" svg:y="16.614cm">
          <text:p/>
          <draw:enhanced-geometry svg:viewBox="0 0 21600 21600" draw:type="rectangle" draw:enhanced-path="M 0 0 L 21600 0 21600 21600 0 21600 0 0 Z N"/>
        </draw:custom-shape>
        <draw:line draw:style-name="gr31" draw:text-style-name="P37" draw:layer="layout" svg:x1="16.5cm" svg:y1="16.414cm" svg:x2="15.5cm" svg:y2="8.414cm">
          <text:p/>
        </draw:line>
        <draw:line draw:style-name="gr30" draw:text-style-name="P37" draw:layer="layout" svg:x1="14.75cm" svg:y1="17.164cm" svg:x2="16.5cm" svg:y2="16.414cm">
          <text:p/>
        </draw:lin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51" draw:layer="layout" svg:width="21.502cm" svg:height="3.647cm" svg:x="3.898cm" svg:y="-0.236cm" presentation:class="title" presentation:user-transformed="true">
          <draw:text-box>
            <text:p text:style-name="P50">Linguagem Baseada em Protótip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1"/></text:p>
              </text:list-header>
              <text:list-item>
                <text:p><text:span text:style-name="T32">Cada objeto tem um objeto protótipo que age como um objeto template (modelo) do qual ele herda métodos e propriedades</text:span></text:p>
              </text:list-item>
              <text:list-item>
                <text:p><text:span text:style-name="T32">O objeto protótipo de um objeto também pode ter um objeto protótipo, do qual ele herda métodos e propriedades e assim por diante. Isso é chamado de cadeia de protótipos (prototype chain) e explica como objetos diferentes possuem métodos e propriedades definidos em outros objetos disponíveis nel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51" draw:layer="layout" svg:width="21.502cm" svg:height="3.647cm" svg:x="3.898cm" svg:y="-0.236cm" presentation:class="title" presentation:user-transformed="true">
          <draw:text-box>
            <text:p text:style-name="P50">Linguagem Baseada em Protótip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1"/></text:p>
              </text:list-header>
              <text:list-item>
                <text:p text:style-name="P8"><text:span text:style-name="T32">Para ser mais exato, os métodos e propriedades são definidos na propriedade </text:span><text:span text:style-name="T33">prototype</text:span><text:span text:style-name="T32"> das funções construtoras de objetos e não nas instâncias em si</text:span></text:p>
              </text:list-item>
              <text:list-item>
                <text:p text:style-name="P8"><text:span text:style-name="T32">Em JavaScript quando criamos instâncias de objetos é criado um link entre a instância do objeto e seu protótipo (sua propriedade </text:span><text:span text:style-name="T33">__proto__</text:span><text:span text:style-name="T32">, que é derivada da propriedade </text:span><text:span text:style-name="T33">property</text:span><text:span text:style-name="T32"> no construtor) e as propriedades e métodos são encontrados subindo a cadeia de protótipo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51" draw:layer="layout" svg:width="21.502cm" svg:height="3.647cm" svg:x="3.898cm" svg:y="-0.236cm" presentation:class="title" presentation:user-transformed="true">
          <draw:text-box>
            <text:p text:style-name="P50">Linguagem Baseada em Protótip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1"/></text:p>
              </text:list-header>
            </text:list>
            <text:p text:style-name="P8"><text:span text:style-name="T34">Java </text:span></text:p>
            <text:p text:style-name="P8"><text:span text:style-name="T35">Classe { -----------------&gt; extends </text:span><text:span text:style-name="T36">Object</text:span></text:p>
            <text:p text:style-name="P8"><text:span text:style-name="T35"><text:s text:c="4"/></text:span></text:p>
            <text:p text:style-name="P8"><text:span text:style-name="T35">}</text:span></text:p>
            <text:p text:style-name="P8"><text:span text:style-name="T35"/></text:p>
            <text:p text:style-name="P8"><text:span text:style-name="T34">JavaScript</text:span></text:p>
            <text:p text:style-name="P8"><text:span text:style-name="T35">objeto {</text:span></text:p>
            <text:p text:style-name="P8"><text:span text:style-name="T35"><text:s text:c="3"/></text:span><text:span text:style-name="T35">prototype ------------&gt; Object.prototype</text:span></text:p>
            <text:p text:style-name="P8"><text:span text:style-name="T35"><text:s text:c="26"/></text:span><text:span text:style-name="T35">(único para todos</text:span></text:p>
            <text:p text:style-name="P8"><text:span text:style-name="T35"><text:s text:c="29"/></text:span><text:span text:style-name="T35">os objetos)</text:span></text:p>
            <text:p text:style-name="P8"><text:span text:style-name="T35">}</text:span></text:p>
            <text:p text:style-name="P8"><text:span text:style-name="T35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prototype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7"/></text:p>
              </text:list-header>
            </text:list>
            <text:p><text:span text:style-name="T38">let volks = {</text:span></text:p>
            <text:p text:style-name="P52"><text:span text:style-name="T38"><text:s text:c="2"/></text:span><text:span text:style-name="T38">fabricante: 'VW'</text:span></text:p>
            <text:p text:style-name="P52"><text:span text:style-name="T38">}</text:span></text:p>
            <text:p text:style-name="P52"><text:span text:style-name="T38"/></text:p>
            <text:p text:style-name="P52"><text:span text:style-name="T38">let fox = {</text:span></text:p>
            <text:p text:style-name="P52"><text:span text:style-name="T38"><text:s text:c="2"/></text:span><text:span text:style-name="T38">nome: 'Fox',</text:span></text:p>
            <text:p text:style-name="P52"><text:span text:style-name="T38"><text:s text:c="2"/></text:span><text:span text:style-name="T38">placa: 'AAA-1111'</text:span></text:p>
            <text:p text:style-name="P52"><text:span text:style-name="T38">}</text:span></text:p>
            <text:p text:style-name="P52"><text:span text:style-name="T38"/></text:p>
            <text:p text:style-name="P52"><text:span text:style-name="T38">let gol = {</text:span></text:p>
            <text:p text:style-name="P52"><text:span text:style-name="T38"><text:s text:c="2"/></text:span><text:span text:style-name="T38">nome: 'Gol',</text:span></text:p>
            <text:p text:style-name="P52"><text:span text:style-name="T38"><text:s text:c="2"/></text:span><text:span text:style-name="T38">placa: 'AAA-2222'</text:span></text:p>
            <text:p text:style-name="P52"><text:span text:style-name="T38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prototype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7"/></text:p>
              </text:list-header>
            </text:list>
            <text:p><text:span text:style-name="T39"/></text:p>
            <text:p><text:span text:style-name="T39">console.log('fox', fox);</text:span></text:p>
            <text:p><text:span text:style-name="T39">console.log('gol', gol);</text:span></text:p>
            <text:p><text:span text:style-name="T39"/></text:p>
            <text:p><text:span text:style-name="T39">console.log('Prototype fox -&gt;', Object.getPrototypeOf(fox));</text:span></text:p>
            <text:p><text:span text:style-name="T39">console.log('Prototype gol -&gt;', Object.getPrototypeOf(gol));</text:span></text:p>
            <text:p><text:span text:style-name="T39">console.log('Prototype fox === Prototype gol (mesmo objeto) -&gt;', Object.getPrototypeOf(fox) === Object.getPrototypeOf(gol));</text:span></text:p>
            <text:p><text:span text:style-name="T39"/></text:p>
            <text:p><text:span text:style-name="T39">console.log('fox.fabricante -&gt;', fox.fabricante);</text:span></text:p>
            <text:p><text:span text:style-name="T39">console.log('gol.fabricante -&gt; ', gol.fabricante)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prototype</text:p>
          </draw:text-box>
        </draw:frame>
        <draw:frame presentation:style-name="pr5" draw:text-style-name="P54" draw:layer="layout" svg:width="24.404cm" svg:height="14.878cm" svg:x="0.498cm" svg:y="3.522cm" presentation:class="outline" presentation:user-transformed="true">
          <draw:text-box>
            <text:p text:style-name="P53"><text:span text:style-name="T40"/></text:p>
            <text:p text:style-name="P53"><text:span text:style-name="T40">//Maneira 1 de setar o prototype</text:span></text:p>
            <text:p text:style-name="P53"><text:span text:style-name="T40">Object.setPrototypeOf(fox, volks);</text:span></text:p>
            <text:p text:style-name="P53"><text:span text:style-name="T40">console.log('fox.fabricante -&gt;', fox.fabricante);</text:span></text:p>
            <text:p text:style-name="P53"><text:span text:style-name="T40">console.log('gol.fabricante -&gt;', gol.fabricante);</text:span></text:p>
            <text:p text:style-name="P53"><text:span text:style-name="T40"/></text:p>
            <text:p text:style-name="P53"><text:span text:style-name="T40">//Maneira 2 de setar o prototype</text:span></text:p>
            <text:p text:style-name="P53"><text:span text:style-name="T40">gol = Object.create(volks);</text:span></text:p>
            <text:p text:style-name="P53"><text:span text:style-name="T40">gol.nome = 'Gol';</text:span></text:p>
            <text:p text:style-name="P53"><text:span text:style-name="T40">gol.placa = 'AAA-2222';</text:span></text:p>
            <text:p text:style-name="P53"><text:span text:style-name="T40"/></text:p>
            <text:p text:style-name="P53"><text:span text:style-name="T40">console.log('fox.fabricante -&gt;', fox.fabricante);</text:span></text:p>
            <text:p text:style-name="P53"><text:span text:style-name="T40">console.log('gol.fabricante -&gt;', gol.fabricante);</text:span></text:p>
            <text:p text:style-name="P53"><text:span text:style-name="T40"/></text:p>
            <text:p text:style-name="P53"><text:span text:style-name="T40">console.log('toString do fox:', fox);</text:span></text:p>
            <text:p text:style-name="P53"><text:span text:style-name="T40">console.log('toString do gol:', gol)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JavaScript!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1"/></text:p>
              </text:list-header>
              <text:list-item>
                <text:p><text:span text:style-name="T3">Funções são ao mesmo tempo objetos e funções</text:span></text:p>
                <text:p><text:span text:style-name="T42"/></text:p>
                <text:p><text:span text:style-name="T42"/></text:p>
              </text:list-item>
            </text:list>
            <text:p text:style-name="P52"><text:span text:style-name="T38">function multiplicaPor2(numero) {</text:span></text:p>
            <text:p text:style-name="P52"><text:span text:style-name="T38"><text:s text:c="4"/></text:span><text:span text:style-name="T38">return numero * 2;</text:span></text:p>
            <text:p text:style-name="P52"><text:span text:style-name="T38">}</text:span></text:p>
            <text:p text:style-name="P52"><text:span text:style-name="T43"/></text:p>
            <text:p text:style-name="P55"><text:span text:style-name="T38">let resultado = multiplicaPor2(3); <text:s/>// 6</text:span></text:p>
            <text:p text:style-name="P55"><text:span text:style-name="T38"/></text:p>
            <text:p text:style-name="P55"><text:span text:style-name="T38">multiplicaPor2.armazenado = 5;</text:span></text:p>
            <text:p text:style-name="P55"><text:span text:style-name="T38">let x = multiplicaPor2.armazenado; <text:s/>// 5</text:span></text:p>
            <text:p text:style-name="P55"><text:span text:style-name="T38"/></text:p>
            <text:p text:style-name="P8"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JavaScript!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7"/></text:p>
              </text:list-header>
              <text:list-item>
                <text:p><text:span text:style-name="T3">Funções são objetos e funções</text:span></text:p>
                <text:p><text:span text:style-name="T42"/></text:p>
              </text:list-item>
            </text:list>
            <text:p text:style-name="P52"><text:span text:style-name="T38">function multiplicaPor2(numero) {</text:span></text:p>
            <text:p text:style-name="P52"><text:span text:style-name="T38"><text:s text:c="4"/></text:span><text:span text:style-name="T38">return numero * 2;</text:span></text:p>
            <text:p text:style-name="P52"><text:span text:style-name="T38">}</text:span></text:p>
            <text:p text:style-name="P52"><text:span text:style-name="T43"/></text:p>
            <text:p text:style-name="P55"><text:span text:style-name="T38">multiplicaPor2.</text:span><text:span text:style-name="T44">prototype</text:span><text:span text:style-name="T38"> // { }</text:span></text:p>
            <text:p text:style-name="P55"><text:span text:style-name="T38"/></text:p>
            <text:list text:continue-numbering="true" text:style-name="L3">
              <text:list-item>
                <text:p text:style-name="P55"><text:span text:style-name="T45">Todas</text:span><text:span text:style-name="T32"> as funções tem um atributo </text:span><text:span text:style-name="T33">prototype</text:span><text:span text:style-name="T32"> em suas versões </text:span><text:span text:style-name="T33">objeto</text:span></text:p>
              </text:list-item>
              <text:list-item>
                <text:p text:style-name="P55"><text:span text:style-name="T32">Esse atributo </text:span><text:span text:style-name="T33">prototype</text:span><text:span text:style-name="T32"> é um objeto</text:span></text:p>
              </text:list-item>
            </text:list>
            <text:p text:style-name="P8"><text:span text:style-name="T38"/></text:p>
            <text:p text:style-name="P8"><text:span text:style-name="T38"/></text:p>
          </draw:text-box>
        </draw:fram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3">Palavra chave </text:span><text:span text:style-name="T46">new</text:span></text:p>
                <text:p><text:span text:style-name="T47"/></text:p>
              </text:list-item>
            </text:list>
            <text:p><text:span text:style-name="T38">let usuario1 = </text:span><text:span text:style-name="T44">new</text:span><text:span text:style-name="T38"> criarUsuario('Grosbilda', 6);</text:span></text:p>
            <text:p text:style-name="P12"><text:span text:style-name="T21"/></text:p>
            <text:p text:style-name="P12"><text:span text:style-name="T21"/></text:p>
            <text:list text:continue-numbering="true" text:style-name="L3">
              <text:list-item>
                <text:list>
                  <text:list-item>
                    <text:p><text:span text:style-name="T48"><text:s/></text:span><text:span text:style-name="T48">Cria um novo objeto </text:span><text:span text:style-name="T49">Usuario</text:span></text:p>
                  </text:list-item>
                  <text:list-item>
                    <text:p><text:span text:style-name="T48"><text:s/></text:span><text:span text:style-name="T48">Retorna o novo objeto</text:span></text:p>
                    <text:list>
                      <text:list-header>
                        <text:p><text:span text:style-name="T50"/></text:p>
                      </text:list-header>
                      <text:list-item>
                        <text:p><text:span text:style-name="T50">Precisamos mudar algumas coisas na função construtora </text:span><text:span text:style-name="T51">criarUsuario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</text:span><text:span text:style-name="T19">C</text:span><text:span text:style-name="T21">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</text:span><text:span text:style-name="T19">new</text:span><text:span text:style-name="T21"> CriarUsuario('Grosbilda', 6);</text:span></text:p>
            <text:p text:style-name="P12"><text:span text:style-name="T21">let usuario2 = </text:span><text:span text:style-name="T19">new</text:span><text:span text:style-name="T21">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19">function C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CriarUsuario('Grosbilda', 6);</text:span></text:p>
            <text:p text:style-name="P12"><text:span text:style-name="T21">let usuario2 = new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38" draw:layer="layout" svg:width="9cm" svg:height="1.013cm" svg:x="3.25cm" svg:y="6.638cm">
          <draw:text-box>
            <text:p text:style-name="P13"><text:span text:style-name="T26">Global Memory</text:span></text:p>
          </draw:text-box>
        </draw:frame>
        <draw:custom-shape draw:style-name="gr39" draw:text-style-name="P37" draw:layer="layout" svg:width="18.25cm" svg:height="6cm" svg:x="3.25cm" svg:y="7.6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3.25cm" svg:y="8.92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9.75cm" svg:y="8.1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9.25cm" svg:y1="8.62cm" svg:x2="9.75cm" svg:y2="8.62cm">
            <text:p/>
          </draw:line>
          <draw:line draw:style-name="gr7" draw:text-style-name="P37" draw:layer="layout" svg:x1="10.75cm" svg:y1="8.62cm" svg:x2="11.25cm" svg:y2="8.62cm">
            <text:p/>
          </draw:line>
        </draw:g>
        <draw:line draw:style-name="gr40" draw:text-style-name="P45" draw:layer="layout" svg:x1="7.5cm" svg:y1="9.37cm" svg:x2="8.75cm" svg:y2="8.62cm">
          <text:p/>
        </draw:line>
        <draw:line draw:style-name="gr40" draw:text-style-name="P45" draw:layer="layout" svg:x1="7.5cm" svg:y1="9.42cm" svg:x2="8.75cm" svg:y2="10.17cm">
          <text:p/>
        </draw:line>
        <draw:custom-shape draw:style-name="gr41" draw:text-style-name="P37" draw:layer="layout" svg:width="12cm" svg:height="3.5cm" svg:x="9cm" svg:y="9.6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9.45cm" svg:y="10.82cm">
          <draw:text-box>
            <text:p><text:span text:style-name="T26">prototype: </text:span></text:p>
          </draw:text-box>
        </draw:frame>
        <draw:custom-shape draw:style-name="gr42" draw:text-style-name="P37" draw:layer="layout" svg:width="7.5cm" svg:height="3.5cm" svg:x="12.9cm" svg:y="9.6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1" draw:layer="layout" svg:width="0.001cm" svg:height="0.001cm" svg:x="0cm" svg:y="1.93cm" draw:page-number="6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/></text:p>
            <text:p text:style-name="P12"><text:span text:style-name="T19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CriarUsuario('Grosbilda', 6);</text:span></text:p>
            <text:p text:style-name="P12"><text:span text:style-name="T21">let usuario2 = new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6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21" draw:layer="layout" svg:width="9cm" svg:height="1.013cm" svg:x="3.238cm" svg:y="6.638cm">
          <draw:text-box>
            <text:p text:style-name="P13"><text:span text:style-name="T22">Global Memory</text:span></text:p>
          </draw:text-box>
        </draw:frame>
        <draw:custom-shape draw:style-name="gr39" draw:text-style-name="P22" draw:layer="layout" svg:width="18.25cm" svg:height="6cm" svg:x="3.238cm" svg:y="7.6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3.238cm" svg:y="8.92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9.738cm" svg:y="8.12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9.238cm" svg:y1="8.62cm" svg:x2="9.738cm" svg:y2="8.62cm">
            <text:p/>
          </draw:line>
          <draw:line draw:style-name="gr7" draw:text-style-name="P22" draw:layer="layout" svg:x1="10.738cm" svg:y1="8.62cm" svg:x2="11.238cm" svg:y2="8.62cm">
            <text:p/>
          </draw:line>
        </draw:g>
        <draw:line draw:style-name="gr40" draw:text-style-name="P25" draw:layer="layout" svg:x1="7.488cm" svg:y1="9.37cm" svg:x2="8.738cm" svg:y2="8.62cm">
          <text:p/>
        </draw:line>
        <draw:line draw:style-name="gr40" draw:text-style-name="P25" draw:layer="layout" svg:x1="7.488cm" svg:y1="9.42cm" svg:x2="8.738cm" svg:y2="10.17cm">
          <text:p/>
        </draw:line>
        <draw:custom-shape draw:style-name="gr41" draw:text-style-name="P22" draw:layer="layout" svg:width="12cm" svg:height="3.5cm" svg:x="8.988cm" svg:y="9.6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9.438cm" svg:y="10.82cm">
          <draw:text-box>
            <text:p><text:span text:style-name="T22">prototype: </text:span></text:p>
          </draw:text-box>
        </draw:frame>
        <draw:custom-shape draw:style-name="gr42" draw:text-style-name="P22" draw:layer="layout" svg:width="7.5cm" svg:height="3.5cm" svg:x="12.888cm" svg:y="9.6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3.638cm" svg:y="10.011cm">
          <draw:text-box>
            <text:p><text:span text:style-name="T22">incrementar:</text:span></text:p>
          </draw:text-box>
        </draw:frame>
        <draw:g>
          <draw:custom-shape draw:style-name="gr6" draw:text-style-name="P25" draw:layer="layout" svg:width="1cm" svg:height="1cm" svg:x="18.238cm" svg:y="10.011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7.738cm" svg:y1="10.511cm" svg:x2="18.238cm" svg:y2="10.511cm">
            <text:p/>
          </draw:line>
          <draw:line draw:style-name="gr7" draw:text-style-name="P22" draw:layer="layout" svg:x1="19.238cm" svg:y1="10.511cm" svg:x2="19.738cm" svg:y2="10.511cm">
            <text:p/>
          </draw:line>
        </draw:g>
        <presentation:notes draw:style-name="dp2">
          <draw:page-thumbnail draw:style-name="gr1" draw:layer="layout" svg:width="0.001cm" svg:height="0.001cm" svg:x="0cm" svg:y="1.93cm" draw:page-number="65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19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CriarUsuario('Grosbilda', 6);</text:span></text:p>
            <text:p text:style-name="P12"><text:span text:style-name="T21">let usuario2 = new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66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38" draw:layer="layout" svg:width="9cm" svg:height="1.013cm" svg:x="3.25cm" svg:y="6.738cm">
          <draw:text-box>
            <text:p text:style-name="P13"><text:span text:style-name="T26">Global Memory</text:span></text:p>
          </draw:text-box>
        </draw:frame>
        <draw:custom-shape draw:style-name="gr39" draw:text-style-name="P37" draw:layer="layout" svg:width="18.25cm" svg:height="6cm" svg:x="3.25cm" svg:y="7.7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3.25cm" svg:y="9.02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9.75cm" svg:y="8.22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9.25cm" svg:y1="8.72cm" svg:x2="9.75cm" svg:y2="8.72cm">
            <text:p/>
          </draw:line>
          <draw:line draw:style-name="gr7" draw:text-style-name="P37" draw:layer="layout" svg:x1="10.75cm" svg:y1="8.72cm" svg:x2="11.25cm" svg:y2="8.72cm">
            <text:p/>
          </draw:line>
        </draw:g>
        <draw:line draw:style-name="gr40" draw:text-style-name="P45" draw:layer="layout" svg:x1="7.5cm" svg:y1="9.47cm" svg:x2="8.75cm" svg:y2="8.72cm">
          <text:p/>
        </draw:line>
        <draw:line draw:style-name="gr40" draw:text-style-name="P45" draw:layer="layout" svg:x1="7.5cm" svg:y1="9.52cm" svg:x2="8.75cm" svg:y2="10.27cm">
          <text:p/>
        </draw:line>
        <draw:custom-shape draw:style-name="gr41" draw:text-style-name="P37" draw:layer="layout" svg:width="12cm" svg:height="3.5cm" svg:x="9cm" svg:y="9.7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9.45cm" svg:y="10.92cm">
          <draw:text-box>
            <text:p><text:span text:style-name="T26">prototype: </text:span></text:p>
          </draw:text-box>
        </draw:frame>
        <draw:custom-shape draw:style-name="gr42" draw:text-style-name="P37" draw:layer="layout" svg:width="7.5cm" svg:height="3.5cm" svg:x="12.9cm" svg:y="9.7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3.65cm" svg:y="10.111cm">
          <draw:text-box>
            <text:p><text:span text:style-name="T26">incrementar:</text:span></text:p>
          </draw:text-box>
        </draw:frame>
        <draw:g>
          <draw:custom-shape draw:style-name="gr6" draw:text-style-name="P45" draw:layer="layout" svg:width="1cm" svg:height="1cm" svg:x="18.25cm" svg:y="10.11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7.75cm" svg:y1="10.611cm" svg:x2="18.25cm" svg:y2="10.611cm">
            <text:p/>
          </draw:line>
          <draw:line draw:style-name="gr7" draw:text-style-name="P37" draw:layer="layout" svg:x1="19.25cm" svg:y1="10.611cm" svg:x2="19.75cm" svg:y2="10.611cm">
            <text:p/>
          </draw:line>
        </draw:g>
        <draw:frame draw:style-name="gr4" draw:text-style-name="P39" draw:layer="layout" svg:width="6cm" svg:height="1.013cm" svg:x="13.65cm" svg:y="11.811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6.25cm" svg:y="11.81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5.75cm" svg:y1="12.311cm" svg:x2="16.25cm" svg:y2="12.311cm">
            <text:p/>
          </draw:line>
          <draw:line draw:style-name="gr7" draw:text-style-name="P37" draw:layer="layout" svg:x1="17.25cm" svg:y1="12.311cm" svg:x2="17.75cm" svg:y2="12.311cm">
            <text:p/>
          </draw:line>
        </draw:g>
        <presentation:notes draw:style-name="dp2">
          <draw:page-thumbnail draw:style-name="gr1" draw:layer="layout" svg:width="0.001cm" svg:height="0.001cm" svg:x="0cm" svg:y="1.93cm" draw:page-number="67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19">let usuario1 = new CriarUsuario('Grosbilda', 6);</text:span></text:p>
            <text:p text:style-name="P12"><text:span text:style-name="T21">let usuario2 = new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6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21" draw:layer="layout" svg:width="9cm" svg:height="1.013cm" svg:x="3.25cm" svg:y="6.445cm">
          <draw:text-box>
            <text:p text:style-name="P13"><text:span text:style-name="T22">Global Memory</text:span></text:p>
          </draw:text-box>
        </draw:frame>
        <draw:custom-shape draw:style-name="gr43" draw:text-style-name="P22" draw:layer="layout" svg:width="18.25cm" svg:height="6.993cm" svg:x="3.25cm" svg:y="7.407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3.25cm" svg:y="8.727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9.75cm" svg:y="7.927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9.25cm" svg:y1="8.427cm" svg:x2="9.75cm" svg:y2="8.427cm">
            <text:p/>
          </draw:line>
          <draw:line draw:style-name="gr7" draw:text-style-name="P22" draw:layer="layout" svg:x1="10.75cm" svg:y1="8.427cm" svg:x2="11.25cm" svg:y2="8.427cm">
            <text:p/>
          </draw:line>
        </draw:g>
        <draw:line draw:style-name="gr40" draw:text-style-name="P25" draw:layer="layout" svg:x1="7.5cm" svg:y1="9.177cm" svg:x2="8.75cm" svg:y2="8.427cm">
          <text:p/>
        </draw:line>
        <draw:line draw:style-name="gr40" draw:text-style-name="P25" draw:layer="layout" svg:x1="7.5cm" svg:y1="9.227cm" svg:x2="8.75cm" svg:y2="9.977cm">
          <text:p/>
        </draw:line>
        <draw:custom-shape draw:style-name="gr41" draw:text-style-name="P22" draw:layer="layout" svg:width="12cm" svg:height="3.5cm" svg:x="9cm" svg:y="9.427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9.45cm" svg:y="10.627cm">
          <draw:text-box>
            <text:p><text:span text:style-name="T22">prototype: </text:span></text:p>
          </draw:text-box>
        </draw:frame>
        <draw:custom-shape draw:style-name="gr42" draw:text-style-name="P22" draw:layer="layout" svg:width="7.5cm" svg:height="3.5cm" svg:x="12.9cm" svg:y="9.427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3.65cm" svg:y="9.818cm">
          <draw:text-box>
            <text:p><text:span text:style-name="T22">incrementar:</text:span></text:p>
          </draw:text-box>
        </draw:frame>
        <draw:g>
          <draw:custom-shape draw:style-name="gr6" draw:text-style-name="P25" draw:layer="layout" svg:width="1cm" svg:height="1cm" svg:x="18.25cm" svg:y="9.818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7.75cm" svg:y1="10.318cm" svg:x2="18.25cm" svg:y2="10.318cm">
            <text:p/>
          </draw:line>
          <draw:line draw:style-name="gr7" draw:text-style-name="P22" draw:layer="layout" svg:x1="19.25cm" svg:y1="10.318cm" svg:x2="19.75cm" svg:y2="10.318cm">
            <text:p/>
          </draw:line>
        </draw:g>
        <draw:frame draw:style-name="gr4" draw:text-style-name="P23" draw:layer="layout" svg:width="6cm" svg:height="1.013cm" svg:x="13.65cm" svg:y="11.518cm">
          <draw:text-box>
            <text:p><text:span text:style-name="T22">login:</text:span></text:p>
          </draw:text-box>
        </draw:frame>
        <draw:g>
          <draw:custom-shape draw:style-name="gr6" draw:text-style-name="P25" draw:layer="layout" svg:width="1cm" svg:height="1cm" svg:x="16.25cm" svg:y="11.518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5.75cm" svg:y1="12.018cm" svg:x2="16.25cm" svg:y2="12.018cm">
            <text:p/>
          </draw:line>
          <draw:line draw:style-name="gr7" draw:text-style-name="P22" draw:layer="layout" svg:x1="17.25cm" svg:y1="12.018cm" svg:x2="17.75cm" svg:y2="12.018cm">
            <text:p/>
          </draw:line>
        </draw:g>
        <draw:frame draw:style-name="gr4" draw:text-style-name="P23" draw:layer="layout" svg:width="6cm" svg:height="1.013cm" svg:x="3.25cm" svg:y="13.25cm">
          <draw:text-box>
            <text:p><text:span text:style-name="T22">usuario1: <text:s/>..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9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4" draw:text-style-name="P36" draw:layer="layout" svg:width="17.796cm" svg:height="1.055cm" svg:x="3.9cm" svg:y="5.184cm">
          <draw:text-box>
            <text:p text:style-name="P12"><text:span text:style-name="T25">usuario1 = </text:span><text:span text:style-name="T19">new</text:span><text:span text:style-name="T25"> </text:span><text:span text:style-name="T25">CriarUsuario(</text:span><text:span text:style-name="T25">'Grosbilda', </text:span><text:span text:style-name="T25">6)</text:span></text:p>
          </draw:text-box>
        </draw:frame>
        <draw:line draw:style-name="gr8" draw:text-style-name="P37" draw:layer="layout" svg:x1="2.7cm" svg:y1="8.5cm" svg:x2="2.7cm" svg:y2="15.5cm">
          <text:p/>
        </draw:line>
        <draw:line draw:style-name="gr8" draw:text-style-name="P37" draw:layer="layout" svg:x1="2.7cm" svg:y1="9.5cm" svg:x2="12.45cm" svg:y2="9.5cm">
          <text:p/>
        </draw:line>
        <draw:frame draw:style-name="gr4" draw:text-style-name="P38" draw:layer="layout" svg:width="12cm" svg:height="1.013cm" svg:x="1.7cm" svg:y="7.5cm">
          <draw:text-box>
            <text:p text:style-name="P13"><text:span text:style-name="T26">Execution Context</text:span></text:p>
          </draw:text-box>
        </draw:frame>
        <draw:frame draw:style-name="gr4" draw:text-style-name="P38" draw:layer="layout" svg:width="9.75cm" svg:height="1.013cm" svg:x="2.7cm" svg:y="8.538cm">
          <draw:text-box>
            <text:p text:style-name="P13"><text:span text:style-name="T26">Local Memory</text:span></text:p>
          </draw:text-box>
        </draw:frame>
        <draw:frame draw:style-name="gr4" draw:text-style-name="P39" draw:layer="layout" svg:width="6cm" svg:height="1.013cm" svg:x="2.7cm" svg:y="9.5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2.7cm" svg:y="10.5cm">
          <draw:text-box>
            <text:p><text:span text:style-name="T26">placar: 6</text:span></text:p>
          </draw:text-box>
        </draw:frame>
        <draw:custom-shape draw:style-name="gr45" draw:text-style-name="P37" draw:layer="layout" svg:width="10.75cm" svg:height="7cm" svg:x="1.7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2.75cm" svg:y="12.7cm">
          <draw:text-box>
            <text:p><text:span text:style-name="T26">this: </text:span></text:p>
          </draw:text-box>
        </draw:frame>
        <draw:custom-shape draw:style-name="gr11" draw:text-style-name="P37" draw:layer="layout" svg:width="7.5cm" svg:height="3.5cm" svg:x="4.5cm" svg:y="11.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5.1cm" svg:y="13.85cm">
          <draw:text-box>
            <text:p><text:span text:style-name="T26">__proto__: </text:span></text:p>
          </draw:text-box>
        </draw:frame>
        <draw:line draw:style-name="gr30" draw:text-style-name="P37" draw:layer="layout" svg:x1="9.3cm" svg:y1="14.4cm" svg:x2="13.3cm" svg:y2="14.4cm">
          <text:p/>
        </draw:line>
        <draw:line draw:style-name="gr31" draw:text-style-name="P37" draw:layer="layout" svg:x1="13.3cm" svg:y1="14.4cm" svg:x2="18.7cm" svg:y2="12.5cm">
          <text:p/>
        </draw:line>
        <draw:custom-shape draw:style-name="gr6" draw:text-style-name="P45" draw:layer="layout" svg:width="1cm" svg:height="1cm" svg:x="8.8cm" svg:y="13.9cm">
          <text:p/>
          <draw:enhanced-geometry svg:viewBox="0 0 21600 21600" draw:type="rectangle" draw:enhanced-path="M 0 0 L 21600 0 21600 21600 0 21600 0 0 Z N"/>
        </draw:custom-shape>
        <draw:g>
          <draw:frame draw:style-name="gr46" draw:text-style-name="P40" draw:layer="layout" svg:width="4.438cm" svg:height="0.632cm" svg:x="14.45cm" svg:y="9.75cm">
            <draw:text-box>
              <text:p text:style-name="P13"><text:span text:style-name="T27">Global Memory</text:span></text:p>
            </draw:text-box>
          </draw:frame>
          <draw:custom-shape draw:style-name="gr47" draw:text-style-name="P41" draw:layer="layout" svg:width="9cm" svg:height="3.446cm" svg:x="14.45cm" svg:y="10.224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42" draw:layer="layout" svg:width="2.959cm" svg:height="0.632cm" svg:x="14.45cm" svg:y="10.875cm">
            <draw:text-box>
              <text:p><text:span text:style-name="T27">CriarUsuario:</text:span></text:p>
            </draw:text-box>
          </draw:frame>
          <draw:line draw:style-name="gr48" draw:text-style-name="P44" draw:layer="layout" svg:x1="16.546cm" svg:y1="11.097cm" svg:x2="17.162cm" svg:y2="10.727cm">
            <text:p/>
          </draw:line>
          <draw:line draw:style-name="gr48" draw:text-style-name="P44" draw:layer="layout" svg:x1="16.546cm" svg:y1="11.121cm" svg:x2="17.162cm" svg:y2="11.491cm">
            <text:p/>
          </draw:line>
          <draw:custom-shape draw:style-name="gr49" draw:text-style-name="P41" draw:layer="layout" svg:width="5.917cm" svg:height="1.725cm" svg:x="17.286cm" svg:y="11.219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46" draw:text-style-name="P42" draw:layer="layout" svg:width="2.958cm" svg:height="0.632cm" svg:x="17.508cm" svg:y="11.811cm">
            <draw:text-box>
              <text:p><text:span text:style-name="T27">prototype: </text:span></text:p>
            </draw:text-box>
          </draw:frame>
          <draw:custom-shape draw:style-name="gr50" draw:text-style-name="P41" draw:layer="layout" svg:width="3.699cm" svg:height="1.725cm" svg:x="19.209cm" svg:y="11.219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46" draw:text-style-name="P42" draw:layer="layout" svg:width="2.959cm" svg:height="0.632cm" svg:x="19.579cm" svg:y="11.412cm">
            <draw:text-box>
              <text:p><text:span text:style-name="T27">incrementar:</text:span></text:p>
            </draw:text-box>
          </draw:frame>
          <draw:frame draw:style-name="gr46" draw:text-style-name="P42" draw:layer="layout" svg:width="2.959cm" svg:height="0.632cm" svg:x="19.579cm" svg:y="12.25cm">
            <draw:text-box>
              <text:p><text:span text:style-name="T27">login:</text:span></text:p>
            </draw:text-box>
          </draw:frame>
          <draw:frame draw:style-name="gr46" draw:text-style-name="P42" draw:layer="layout" svg:width="2.959cm" svg:height="0.632cm" svg:x="14.45cm" svg:y="13.103cm">
            <draw:text-box>
              <text:p><text:span text:style-name="T27">usuario1: <text:s/>...</text:span></text:p>
            </draw:text-box>
          </draw:frame>
          <draw:g>
            <draw:custom-shape draw:style-name="gr28" draw:text-style-name="P44" draw:layer="layout" svg:width="0.5cm" svg:height="0.5cm" svg:x="21.95cm" svg:y="11.485cm">
              <text:p text:style-name="P43"><text:span text:style-name="T27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9" draw:text-style-name="P41" draw:layer="layout" svg:x1="21.7cm" svg:y1="11.735cm" svg:x2="21.95cm" svg:y2="11.735cm">
              <text:p/>
            </draw:line>
            <draw:line draw:style-name="gr29" draw:text-style-name="P41" draw:layer="layout" svg:x1="22.45cm" svg:y1="11.735cm" svg:x2="22.7cm" svg:y2="11.735cm">
              <text:p/>
            </draw:line>
          </draw:g>
          <draw:g>
            <draw:custom-shape draw:style-name="gr28" draw:text-style-name="P44" draw:layer="layout" svg:width="0.5cm" svg:height="0.5cm" svg:x="17.7cm" svg:y="10.455cm">
              <text:p text:style-name="P43"><text:span text:style-name="T27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9" draw:text-style-name="P41" draw:layer="layout" svg:x1="17.45cm" svg:y1="10.705cm" svg:x2="17.7cm" svg:y2="10.705cm">
              <text:p/>
            </draw:line>
            <draw:line draw:style-name="gr29" draw:text-style-name="P41" draw:layer="layout" svg:x1="18.2cm" svg:y1="10.705cm" svg:x2="18.45cm" svg:y2="10.705cm">
              <text:p/>
            </draw:line>
          </draw:g>
          <draw:g>
            <draw:custom-shape draw:style-name="gr28" draw:text-style-name="P44" draw:layer="layout" svg:width="0.5cm" svg:height="0.5cm" svg:x="20.971cm" svg:y="12.3cm">
              <text:p text:style-name="P43"><text:span text:style-name="T27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9" draw:text-style-name="P41" draw:layer="layout" svg:x1="20.721cm" svg:y1="12.55cm" svg:x2="20.971cm" svg:y2="12.55cm">
              <text:p/>
            </draw:line>
            <draw:line draw:style-name="gr29" draw:text-style-name="P41" draw:layer="layout" svg:x1="21.471cm" svg:y1="12.55cm" svg:x2="21.721cm" svg:y2="12.55cm">
              <text:p/>
            </draw:line>
          </draw:g>
        </draw:g>
        <presentation:notes draw:style-name="dp2">
          <draw:page-thumbnail draw:style-name="gr1" draw:layer="layout" svg:width="0.001cm" svg:height="0.001cm" svg:x="0cm" svg:y="1.93cm" draw:page-number="70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19"><text:s text:c="4"/></text:span><text:span text:style-name="T19">this.nome = nome;</text:span></text:p>
            <text:p text:style-name="P12"><text:span text:style-name="T19"><text:s text:c="4"/></text:span><text:span text:style-name="T19">this.placar = placar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CriarUsuario('Grosbilda', 6);</text:span></text:p>
            <text:p text:style-name="P12"><text:span text:style-name="T21">let usuario2 = new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71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51" draw:text-style-name="P57" draw:layer="layout" svg:width="17.796cm" svg:height="1.055cm" svg:x="3.9cm" svg:y="5.184cm">
          <draw:text-box>
            <text:p text:style-name="P12"><text:span text:style-name="T25">usuario1 = </text:span><text:span text:style-name="T19">new</text:span><text:span text:style-name="T25"> </text:span><text:span text:style-name="T25">CriarUsuario(</text:span><text:span text:style-name="T25">'Grosbilda', </text:span><text:span text:style-name="T25">6)</text:span></text:p>
          </draw:text-box>
        </draw:frame>
        <draw:line draw:style-name="gr8" draw:text-style-name="P22" draw:layer="layout" svg:x1="2.702cm" svg:y1="8.5cm" svg:x2="2.702cm" svg:y2="15.5cm">
          <text:p/>
        </draw:line>
        <draw:line draw:style-name="gr8" draw:text-style-name="P22" draw:layer="layout" svg:x1="2.702cm" svg:y1="9.5cm" svg:x2="12.452cm" svg:y2="9.5cm">
          <text:p/>
        </draw:line>
        <draw:frame draw:style-name="gr4" draw:text-style-name="P21" draw:layer="layout" svg:width="12cm" svg:height="1.013cm" svg:x="1.702cm" svg:y="7.5cm">
          <draw:text-box>
            <text:p text:style-name="P13"><text:span text:style-name="T22">Execution Context</text:span></text:p>
          </draw:text-box>
        </draw:frame>
        <draw:frame draw:style-name="gr4" draw:text-style-name="P21" draw:layer="layout" svg:width="9.75cm" svg:height="1.013cm" svg:x="2.702cm" svg:y="8.538cm">
          <draw:text-box>
            <text:p text:style-name="P13"><text:span text:style-name="T22">Local Memory</text:span></text:p>
          </draw:text-box>
        </draw:frame>
        <draw:frame draw:style-name="gr4" draw:text-style-name="P23" draw:layer="layout" svg:width="6cm" svg:height="1.013cm" svg:x="2.702cm" svg:y="9.5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2.702cm" svg:y="10.5cm">
          <draw:text-box>
            <text:p><text:span text:style-name="T22">placar: 6</text:span></text:p>
          </draw:text-box>
        </draw:frame>
        <draw:custom-shape draw:style-name="gr45" draw:text-style-name="P22" draw:layer="layout" svg:width="10.75cm" svg:height="7cm" svg:x="1.702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2.752cm" svg:y="12.7cm">
          <draw:text-box>
            <text:p><text:span text:style-name="T22">this: </text:span></text:p>
          </draw:text-box>
        </draw:frame>
        <draw:custom-shape draw:style-name="gr11" draw:text-style-name="P22" draw:layer="layout" svg:width="7.5cm" svg:height="3.5cm" svg:x="4.502cm" svg:y="11.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5.102cm" svg:y="13.85cm">
          <draw:text-box>
            <text:p><text:span text:style-name="T22">__proto__: </text:span></text:p>
          </draw:text-box>
        </draw:frame>
        <draw:line draw:style-name="gr30" draw:text-style-name="P22" draw:layer="layout" svg:x1="9.302cm" svg:y1="14.4cm" svg:x2="13.302cm" svg:y2="14.4cm">
          <text:p/>
        </draw:line>
        <draw:line draw:style-name="gr31" draw:text-style-name="P22" draw:layer="layout" svg:x1="13.302cm" svg:y1="14.4cm" svg:x2="18.702cm" svg:y2="12.5cm">
          <text:p/>
        </draw:line>
        <draw:custom-shape draw:style-name="gr6" draw:text-style-name="P25" draw:layer="layout" svg:width="1cm" svg:height="1cm" svg:x="8.802cm" svg:y="13.9cm">
          <text:p/>
          <draw:enhanced-geometry svg:viewBox="0 0 21600 21600" draw:type="rectangle" draw:enhanced-path="M 0 0 L 21600 0 21600 21600 0 21600 0 0 Z N"/>
        </draw:custom-shape>
        <draw:g>
          <draw:frame draw:style-name="gr46" draw:text-style-name="P58" draw:layer="layout" svg:width="4.438cm" svg:height="0.632cm" svg:x="14.452cm" svg:y="9.75cm">
            <draw:text-box>
              <text:p text:style-name="P13"><text:span text:style-name="T52">Global Memory</text:span></text:p>
            </draw:text-box>
          </draw:frame>
          <draw:custom-shape draw:style-name="gr47" draw:text-style-name="P59" draw:layer="layout" svg:width="9cm" svg:height="3.446cm" svg:x="14.452cm" svg:y="10.224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60" draw:layer="layout" svg:width="2.959cm" svg:height="0.632cm" svg:x="14.452cm" svg:y="10.875cm">
            <draw:text-box>
              <text:p><text:span text:style-name="T52">CriarUsuario:</text:span></text:p>
            </draw:text-box>
          </draw:frame>
          <draw:line draw:style-name="gr48" draw:text-style-name="P61" draw:layer="layout" svg:x1="16.548cm" svg:y1="11.097cm" svg:x2="17.164cm" svg:y2="10.727cm">
            <text:p/>
          </draw:line>
          <draw:line draw:style-name="gr48" draw:text-style-name="P61" draw:layer="layout" svg:x1="16.548cm" svg:y1="11.121cm" svg:x2="17.164cm" svg:y2="11.491cm">
            <text:p/>
          </draw:line>
          <draw:custom-shape draw:style-name="gr49" draw:text-style-name="P59" draw:layer="layout" svg:width="5.917cm" svg:height="1.725cm" svg:x="17.288cm" svg:y="11.219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46" draw:text-style-name="P60" draw:layer="layout" svg:width="2.958cm" svg:height="0.632cm" svg:x="17.51cm" svg:y="11.811cm">
            <draw:text-box>
              <text:p><text:span text:style-name="T52">prototype: </text:span></text:p>
            </draw:text-box>
          </draw:frame>
          <draw:custom-shape draw:style-name="gr50" draw:text-style-name="P59" draw:layer="layout" svg:width="3.699cm" svg:height="1.725cm" svg:x="19.211cm" svg:y="11.219cm">
            <text:p/>
  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?f0 *2"/>
              <draw:equation draw:name="f5" draw:formula="$0 *2"/>
              <draw:equation draw:name="f6" draw:formula="10800-$0 "/>
              <draw:equation draw:name="f7" draw:formula="21600-?f6 "/>
              <draw:equation draw:name="f8" draw:formula="right-?f5 "/>
              <draw:equation draw:name="f9" draw:formula="$0 /3"/>
              <draw:equation draw:name="f10" draw:formula="?f9 +$0 "/>
              <draw:equation draw:name="f11" draw:formula="left+?f10 "/>
              <draw:equation draw:name="f12" draw:formula="top+?f9 "/>
              <draw:equation draw:name="f13" draw:formula="right-?f10 "/>
              <draw:equation draw:name="f14" draw:formula="bottom-?f9 "/>
              <draw:handle draw:handle-position="left $0" draw:handle-switched="true" draw:handle-range-y-minimum="0" draw:handle-range-y-maximum="5400"/>
            </draw:enhanced-geometry>
          </draw:custom-shape>
          <draw:frame draw:style-name="gr46" draw:text-style-name="P60" draw:layer="layout" svg:width="2.959cm" svg:height="0.632cm" svg:x="19.581cm" svg:y="11.412cm">
            <draw:text-box>
              <text:p><text:span text:style-name="T52">incrementar:</text:span></text:p>
            </draw:text-box>
          </draw:frame>
          <draw:frame draw:style-name="gr46" draw:text-style-name="P60" draw:layer="layout" svg:width="2.959cm" svg:height="0.632cm" svg:x="19.581cm" svg:y="12.25cm">
            <draw:text-box>
              <text:p><text:span text:style-name="T52">login:</text:span></text:p>
            </draw:text-box>
          </draw:frame>
          <draw:frame draw:style-name="gr46" draw:text-style-name="P60" draw:layer="layout" svg:width="2.959cm" svg:height="0.632cm" svg:x="14.452cm" svg:y="13.103cm">
            <draw:text-box>
              <text:p><text:span text:style-name="T52">usuario1: <text:s/>...</text:span></text:p>
            </draw:text-box>
          </draw:frame>
          <draw:g>
            <draw:custom-shape draw:style-name="gr28" draw:text-style-name="P61" draw:layer="layout" svg:width="0.5cm" svg:height="0.5cm" svg:x="21.952cm" svg:y="11.485cm">
              <text:p text:style-name="P62"><text:span text:style-name="T52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9" draw:text-style-name="P59" draw:layer="layout" svg:x1="21.702cm" svg:y1="11.735cm" svg:x2="21.952cm" svg:y2="11.735cm">
              <text:p/>
            </draw:line>
            <draw:line draw:style-name="gr29" draw:text-style-name="P59" draw:layer="layout" svg:x1="22.452cm" svg:y1="11.735cm" svg:x2="22.702cm" svg:y2="11.735cm">
              <text:p/>
            </draw:line>
          </draw:g>
          <draw:g>
            <draw:custom-shape draw:style-name="gr28" draw:text-style-name="P61" draw:layer="layout" svg:width="0.5cm" svg:height="0.5cm" svg:x="17.702cm" svg:y="10.455cm">
              <text:p text:style-name="P62"><text:span text:style-name="T52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9" draw:text-style-name="P59" draw:layer="layout" svg:x1="17.452cm" svg:y1="10.705cm" svg:x2="17.702cm" svg:y2="10.705cm">
              <text:p/>
            </draw:line>
            <draw:line draw:style-name="gr29" draw:text-style-name="P59" draw:layer="layout" svg:x1="18.202cm" svg:y1="10.705cm" svg:x2="18.452cm" svg:y2="10.705cm">
              <text:p/>
            </draw:line>
          </draw:g>
          <draw:g>
            <draw:custom-shape draw:style-name="gr28" draw:text-style-name="P61" draw:layer="layout" svg:width="0.5cm" svg:height="0.5cm" svg:x="20.973cm" svg:y="12.3cm">
              <text:p text:style-name="P62"><text:span text:style-name="T52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9" draw:text-style-name="P59" draw:layer="layout" svg:x1="20.723cm" svg:y1="12.55cm" svg:x2="20.973cm" svg:y2="12.55cm">
              <text:p/>
            </draw:line>
            <draw:line draw:style-name="gr29" draw:text-style-name="P59" draw:layer="layout" svg:x1="21.473cm" svg:y1="12.55cm" svg:x2="21.723cm" svg:y2="12.55cm">
              <text:p/>
            </draw:line>
          </draw:g>
        </draw:g>
        <draw:frame draw:style-name="gr4" draw:text-style-name="P23" draw:layer="layout" svg:width="6cm" svg:height="1.013cm" svg:x="5.202cm" svg:y="11.641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5.202cm" svg:y="12.741cm">
          <draw:text-box>
            <text:p><text:span text:style-name="T22">placar: 6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2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19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CriarUsuario('Grosbilda', 6);</text:span></text:p>
            <text:p text:style-name="P12"><text:span text:style-name="T21">let usuario2 = new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73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21" draw:layer="layout" svg:width="9cm" svg:height="1.013cm" svg:x="3.5cm" svg:y="5.2cm">
          <draw:text-box>
            <text:p text:style-name="P13"><text:span text:style-name="T22">Global Memory</text:span></text:p>
          </draw:text-box>
        </draw:frame>
        <draw:custom-shape draw:style-name="gr52" draw:text-style-name="P22" draw:layer="layout" svg:width="18.25cm" svg:height="10.01cm" svg:x="3.5cm" svg:y="6.162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3.5cm" svg:y="7.482cm">
          <draw:text-box>
            <text:p><text:span text:style-name="T22">CriarUsuario:</text:span></text:p>
          </draw:text-box>
        </draw:frame>
        <draw:g>
          <draw:custom-shape draw:style-name="gr6" draw:text-style-name="P25" draw:layer="layout" svg:width="1cm" svg:height="1cm" svg:x="10cm" svg:y="6.682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9.5cm" svg:y1="7.182cm" svg:x2="10cm" svg:y2="7.182cm">
            <text:p/>
          </draw:line>
          <draw:line draw:style-name="gr7" draw:text-style-name="P22" draw:layer="layout" svg:x1="11cm" svg:y1="7.182cm" svg:x2="11.5cm" svg:y2="7.182cm">
            <text:p/>
          </draw:line>
        </draw:g>
        <draw:line draw:style-name="gr40" draw:text-style-name="P25" draw:layer="layout" svg:x1="7.75cm" svg:y1="7.932cm" svg:x2="9cm" svg:y2="7.182cm">
          <text:p/>
        </draw:line>
        <draw:line draw:style-name="gr40" draw:text-style-name="P25" draw:layer="layout" svg:x1="7.75cm" svg:y1="7.982cm" svg:x2="9cm" svg:y2="8.732cm">
          <text:p/>
        </draw:line>
        <draw:custom-shape draw:style-name="gr41" draw:text-style-name="P22" draw:layer="layout" svg:width="12cm" svg:height="3.5cm" svg:x="9.25cm" svg:y="8.18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9.7cm" svg:y="9.382cm">
          <draw:text-box>
            <text:p><text:span text:style-name="T22">prototype: </text:span></text:p>
          </draw:text-box>
        </draw:frame>
        <draw:custom-shape draw:style-name="gr42" draw:text-style-name="P22" draw:layer="layout" svg:width="7.5cm" svg:height="3.5cm" svg:x="13.15cm" svg:y="8.18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13.9cm" svg:y="8.573cm">
          <draw:text-box>
            <text:p><text:span text:style-name="T22">incrementar:</text:span></text:p>
          </draw:text-box>
        </draw:frame>
        <draw:g>
          <draw:custom-shape draw:style-name="gr6" draw:text-style-name="P25" draw:layer="layout" svg:width="1cm" svg:height="1cm" svg:x="18.5cm" svg:y="8.573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8cm" svg:y1="9.073cm" svg:x2="18.5cm" svg:y2="9.073cm">
            <text:p/>
          </draw:line>
          <draw:line draw:style-name="gr7" draw:text-style-name="P22" draw:layer="layout" svg:x1="19.5cm" svg:y1="9.073cm" svg:x2="20cm" svg:y2="9.073cm">
            <text:p/>
          </draw:line>
        </draw:g>
        <draw:frame draw:style-name="gr4" draw:text-style-name="P23" draw:layer="layout" svg:width="6cm" svg:height="1.013cm" svg:x="13.9cm" svg:y="10.273cm">
          <draw:text-box>
            <text:p><text:span text:style-name="T22">login:</text:span></text:p>
          </draw:text-box>
        </draw:frame>
        <draw:g>
          <draw:custom-shape draw:style-name="gr6" draw:text-style-name="P25" draw:layer="layout" svg:width="1cm" svg:height="1cm" svg:x="16.5cm" svg:y="10.273cm">
            <text:p text:style-name="P24"><text:span text:style-name="T22">f</text:span></text:p>
            <draw:enhanced-geometry svg:viewBox="0 0 21600 21600" draw:type="rectangle" draw:enhanced-path="M 0 0 L 21600 0 21600 21600 0 21600 0 0 Z N"/>
          </draw:custom-shape>
          <draw:line draw:style-name="gr7" draw:text-style-name="P22" draw:layer="layout" svg:x1="16cm" svg:y1="10.773cm" svg:x2="16.5cm" svg:y2="10.773cm">
            <text:p/>
          </draw:line>
          <draw:line draw:style-name="gr7" draw:text-style-name="P22" draw:layer="layout" svg:x1="17.5cm" svg:y1="10.773cm" svg:x2="18cm" svg:y2="10.773cm">
            <text:p/>
          </draw:line>
        </draw:g>
        <draw:frame draw:style-name="gr4" draw:text-style-name="P23" draw:layer="layout" svg:width="6cm" svg:height="1.013cm" svg:x="3.5cm" svg:y="13.405cm">
          <draw:text-box>
            <text:p><text:span text:style-name="T22">usuario1: </text:span></text:p>
          </draw:text-box>
        </draw:frame>
        <draw:custom-shape draw:style-name="gr11" draw:text-style-name="P22" draw:layer="layout" svg:width="7.5cm" svg:height="3.5cm" svg:x="6.8cm" svg:y="12.17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23" draw:layer="layout" svg:width="6cm" svg:height="1.013cm" svg:x="7.4cm" svg:y="14.522cm">
          <draw:text-box>
            <text:p><text:span text:style-name="T22">__proto__: </text:span></text:p>
          </draw:text-box>
        </draw:frame>
        <draw:custom-shape draw:style-name="gr6" draw:text-style-name="P25" draw:layer="layout" svg:width="1cm" svg:height="1cm" svg:x="11cm" svg:y="14.572cm">
          <text:p/>
          <draw:enhanced-geometry svg:viewBox="0 0 21600 21600" draw:type="rectangle" draw:enhanced-path="M 0 0 L 21600 0 21600 21600 0 21600 0 0 Z N"/>
        </draw:custom-shape>
        <draw:frame draw:style-name="gr4" draw:text-style-name="P23" draw:layer="layout" svg:width="6cm" svg:height="1.013cm" svg:x="7.5cm" svg:y="12.313cm">
          <draw:text-box>
            <text:p><text:span text:style-name="T22">nome: 'Grosbilda'</text:span></text:p>
          </draw:text-box>
        </draw:frame>
        <draw:frame draw:style-name="gr4" draw:text-style-name="P23" draw:layer="layout" svg:width="6cm" svg:height="1.013cm" svg:x="7.5cm" svg:y="13.413cm">
          <draw:text-box>
            <text:p><text:span text:style-name="T22">placar: 6</text:span></text:p>
          </draw:text-box>
        </draw:frame>
        <draw:line draw:style-name="gr31" draw:text-style-name="P22" draw:layer="layout" svg:x1="11.5cm" svg:y1="15.172cm" svg:x2="13cm" svg:y2="10.422cm">
          <text:p/>
        </draw:line>
        <presentation:notes draw:style-name="dp2">
          <draw:page-thumbnail draw:style-name="gr1" draw:layer="layout" svg:width="0.001cm" svg:height="0.001cm" svg:x="0cm" svg:y="1.93cm" draw:page-number="7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19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CriarUsuario('Grosbilda', 6);</text:span></text:p>
            <text:p text:style-name="P12"><text:span text:style-name="T19">let usuario2 = new CriarUsuario('Estrobilobaldo', 5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75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38" draw:layer="layout" svg:width="9cm" svg:height="1.013cm" svg:x="3.6cm" svg:y="3.578cm">
          <draw:text-box>
            <text:p text:style-name="P13"><text:span text:style-name="T26">Global Memory</text:span></text:p>
          </draw:text-box>
        </draw:frame>
        <draw:custom-shape draw:style-name="gr53" draw:text-style-name="P37" draw:layer="layout" svg:width="18.25cm" svg:height="13.96cm" svg:x="3.6cm" svg:y="4.54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3.6cm" svg:y="5.86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10.1cm" svg:y="5.06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9.6cm" svg:y1="5.56cm" svg:x2="10.1cm" svg:y2="5.56cm">
            <text:p/>
          </draw:line>
          <draw:line draw:style-name="gr7" draw:text-style-name="P37" draw:layer="layout" svg:x1="11.1cm" svg:y1="5.56cm" svg:x2="11.6cm" svg:y2="5.56cm">
            <text:p/>
          </draw:line>
        </draw:g>
        <draw:line draw:style-name="gr40" draw:text-style-name="P45" draw:layer="layout" svg:x1="7.85cm" svg:y1="6.31cm" svg:x2="9.1cm" svg:y2="5.56cm">
          <text:p/>
        </draw:line>
        <draw:line draw:style-name="gr40" draw:text-style-name="P45" draw:layer="layout" svg:x1="7.85cm" svg:y1="6.36cm" svg:x2="9.1cm" svg:y2="7.11cm">
          <text:p/>
        </draw:line>
        <draw:custom-shape draw:style-name="gr41" draw:text-style-name="P37" draw:layer="layout" svg:width="12cm" svg:height="3.5cm" svg:x="9.3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9.8cm" svg:y="7.76cm">
          <draw:text-box>
            <text:p><text:span text:style-name="T26">prototype: </text:span></text:p>
          </draw:text-box>
        </draw:frame>
        <draw:custom-shape draw:style-name="gr42" draw:text-style-name="P37" draw:layer="layout" svg:width="7.5cm" svg:height="3.5cm" svg:x="13.2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4cm" svg:y="6.951cm">
          <draw:text-box>
            <text:p><text:span text:style-name="T26">incrementar:</text:span></text:p>
          </draw:text-box>
        </draw:frame>
        <draw:g>
          <draw:custom-shape draw:style-name="gr6" draw:text-style-name="P45" draw:layer="layout" svg:width="1cm" svg:height="1cm" svg:x="18.6cm" svg:y="6.95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8.1cm" svg:y1="7.451cm" svg:x2="18.6cm" svg:y2="7.451cm">
            <text:p/>
          </draw:line>
          <draw:line draw:style-name="gr7" draw:text-style-name="P37" draw:layer="layout" svg:x1="19.6cm" svg:y1="7.451cm" svg:x2="20.1cm" svg:y2="7.451cm">
            <text:p/>
          </draw:line>
        </draw:g>
        <draw:frame draw:style-name="gr4" draw:text-style-name="P39" draw:layer="layout" svg:width="6cm" svg:height="1.013cm" svg:x="14cm" svg:y="8.651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6.6cm" svg:y="8.65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6.1cm" svg:y1="9.151cm" svg:x2="16.6cm" svg:y2="9.151cm">
            <text:p/>
          </draw:line>
          <draw:line draw:style-name="gr7" draw:text-style-name="P37" draw:layer="layout" svg:x1="17.6cm" svg:y1="9.151cm" svg:x2="18.1cm" svg:y2="9.151cm">
            <text:p/>
          </draw:line>
        </draw:g>
        <draw:frame draw:style-name="gr4" draw:text-style-name="P39" draw:layer="layout" svg:width="6cm" svg:height="1.013cm" svg:x="3.6cm" svg:y="11.783cm">
          <draw:text-box>
            <text:p><text:span text:style-name="T26">usuario1: </text:span></text:p>
          </draw:text-box>
        </draw:frame>
        <draw:custom-shape draw:style-name="gr11" draw:text-style-name="P37" draw:layer="layout" svg:width="7.5cm" svg:height="3.5cm" svg:x="6.9cm" svg:y="10.5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7.5cm" svg:y="12.9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1.1cm" svg:y="12.95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7.6cm" svg:y="10.691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7.6cm" svg:y="11.791cm">
          <draw:text-box>
            <text:p><text:span text:style-name="T26">placar: 6</text:span></text:p>
          </draw:text-box>
        </draw:frame>
        <draw:line draw:style-name="gr31" draw:text-style-name="P37" draw:layer="layout" svg:x1="11.6cm" svg:y1="13.55cm" svg:x2="12.6cm" svg:y2="9cm">
          <text:p/>
        </draw:line>
        <draw:frame draw:style-name="gr4" draw:text-style-name="P39" draw:layer="layout" svg:width="6cm" svg:height="1.013cm" svg:x="3.75cm" svg:y="15.65cm">
          <draw:text-box>
            <text:p><text:span text:style-name="T26">usuario2: </text:span></text:p>
          </draw:text-box>
        </draw:frame>
        <draw:custom-shape draw:style-name="gr34" draw:text-style-name="P37" draw:layer="layout" svg:width="7.84cm" svg:height="3.5cm" svg:x="6.9cm" svg:y="14.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39" draw:layer="layout" svg:width="6.79cm" svg:height="1.099cm" svg:x="7.7cm" svg:y="14.8cm">
          <draw:text-box>
            <text:p><text:span text:style-name="T26">nome: </text:span><text:span text:style-name="T26">'Estrobilobaldo'</text:span></text:p>
          </draw:text-box>
        </draw:frame>
        <draw:frame draw:style-name="gr4" draw:text-style-name="P39" draw:layer="layout" svg:width="6cm" svg:height="1.013cm" svg:x="7.7cm" svg:y="15.8cm">
          <draw:text-box>
            <text:p><text:span text:style-name="T26">placar: 5</text:span></text:p>
          </draw:text-box>
        </draw:frame>
        <draw:frame draw:style-name="gr4" draw:text-style-name="P39" draw:layer="layout" svg:width="6cm" svg:height="1.013cm" svg:x="7.74cm" svg:y="16.699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1.44cm" svg:y="16.749cm">
          <text:p/>
          <draw:enhanced-geometry svg:viewBox="0 0 21600 21600" draw:type="rectangle" draw:enhanced-path="M 0 0 L 21600 0 21600 21600 0 21600 0 0 Z N"/>
        </draw:custom-shape>
        <draw:line draw:style-name="gr30" draw:text-style-name="P37" draw:layer="layout" svg:x1="11.99cm" svg:y1="17.299cm" svg:x2="13.6cm" svg:y2="16.5cm">
          <text:p/>
        </draw:line>
        <draw:line draw:style-name="gr31" draw:text-style-name="P37" draw:layer="layout" svg:x1="13.6cm" svg:y1="16.55cm" svg:x2="12.85cm" svg:y2="9cm">
          <text:p/>
        </draw:line>
        <presentation:notes draw:style-name="dp2">
          <draw:page-thumbnail draw:style-name="gr1" draw:layer="layout" svg:width="0.001cm" svg:height="0.001cm" svg:x="0cm" svg:y="1.93cm" draw:page-number="76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function CriarUsuario(nome, placar) {</text:span></text:p>
            <text:p text:style-name="P12"><text:span text:style-name="T21"><text:s text:c="4"/></text:span><text:span text:style-name="T21">this.nome = nome;</text:span></text:p>
            <text:p text:style-name="P12"><text:span text:style-name="T21"><text:s text:c="4"/></text:span><text:span text:style-name="T21">this.placar = placar;</text:span></text:p>
            <text:p text:style-name="P12"><text:span text:style-name="T19">}</text:span></text:p>
            <text:p text:style-name="P12"><text:span text:style-name="T21"/></text:p>
            <text:p text:style-name="P12"><text:span text:style-name="T21"/></text:p>
            <text:p text:style-name="P12"><text:span text:style-name="T21">CriarUsuario.prototype.incrementar = function() {</text:span></text:p>
            <text:p text:style-name="P12"><text:span text:style-name="T21"><text:s text:c="4"/></text:span><text:span text:style-name="T21">this.placar++;</text:span></text:p>
            <text:p text:style-name="P12"><text:span text:style-name="T21">};</text:span></text:p>
            <text:p text:style-name="P12"><text:span text:style-name="T21">CriarUsuario.prototype.login = function() {</text:span></text:p>
            <text:p text:style-name="P12"><text:span text:style-name="T21"><text:s text:c="4"/></text:span><text:span text:style-name="T21">console.log("Você está logado");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CriarUsuario('Grosbilda', 6);</text:span></text:p>
            <text:p text:style-name="P12"><text:span text:style-name="T21">let usuario2 = new CriarUsuario('Estrobilobaldo', 5);</text:span></text:p>
            <text:p text:style-name="P12"><text:span text:style-name="T21"/></text:p>
            <text:p text:style-name="P12"><text:span text:style-name="T19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77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38" draw:layer="layout" svg:width="9cm" svg:height="1.013cm" svg:x="3.6cm" svg:y="3.578cm">
          <draw:text-box>
            <text:p text:style-name="P13"><text:span text:style-name="T26">Global Memory</text:span></text:p>
          </draw:text-box>
        </draw:frame>
        <draw:custom-shape draw:style-name="gr53" draw:text-style-name="P37" draw:layer="layout" svg:width="18.25cm" svg:height="13.96cm" svg:x="3.6cm" svg:y="4.54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3.6cm" svg:y="5.86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10.1cm" svg:y="5.06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9.6cm" svg:y1="5.56cm" svg:x2="10.1cm" svg:y2="5.56cm">
            <text:p/>
          </draw:line>
          <draw:line draw:style-name="gr7" draw:text-style-name="P37" draw:layer="layout" svg:x1="11.1cm" svg:y1="5.56cm" svg:x2="11.6cm" svg:y2="5.56cm">
            <text:p/>
          </draw:line>
        </draw:g>
        <draw:line draw:style-name="gr40" draw:text-style-name="P45" draw:layer="layout" svg:x1="7.85cm" svg:y1="6.31cm" svg:x2="9.1cm" svg:y2="5.56cm">
          <text:p/>
        </draw:line>
        <draw:line draw:style-name="gr40" draw:text-style-name="P45" draw:layer="layout" svg:x1="7.85cm" svg:y1="6.36cm" svg:x2="9.1cm" svg:y2="7.11cm">
          <text:p/>
        </draw:line>
        <draw:custom-shape draw:style-name="gr41" draw:text-style-name="P37" draw:layer="layout" svg:width="12cm" svg:height="3.5cm" svg:x="9.3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9.8cm" svg:y="7.76cm">
          <draw:text-box>
            <text:p><text:span text:style-name="T26">prototype: </text:span></text:p>
          </draw:text-box>
        </draw:frame>
        <draw:custom-shape draw:style-name="gr42" draw:text-style-name="P37" draw:layer="layout" svg:width="7.5cm" svg:height="3.5cm" svg:x="13.2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4cm" svg:y="6.951cm">
          <draw:text-box>
            <text:p><text:span text:style-name="T26">incrementar:</text:span></text:p>
          </draw:text-box>
        </draw:frame>
        <draw:g>
          <draw:custom-shape draw:style-name="gr6" draw:text-style-name="P45" draw:layer="layout" svg:width="1cm" svg:height="1cm" svg:x="18.6cm" svg:y="6.95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8.1cm" svg:y1="7.451cm" svg:x2="18.6cm" svg:y2="7.451cm">
            <text:p/>
          </draw:line>
          <draw:line draw:style-name="gr7" draw:text-style-name="P37" draw:layer="layout" svg:x1="19.6cm" svg:y1="7.451cm" svg:x2="20.1cm" svg:y2="7.451cm">
            <text:p/>
          </draw:line>
        </draw:g>
        <draw:frame draw:style-name="gr4" draw:text-style-name="P39" draw:layer="layout" svg:width="6cm" svg:height="1.013cm" svg:x="14cm" svg:y="8.651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6.6cm" svg:y="8.65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6.1cm" svg:y1="9.151cm" svg:x2="16.6cm" svg:y2="9.151cm">
            <text:p/>
          </draw:line>
          <draw:line draw:style-name="gr7" draw:text-style-name="P37" draw:layer="layout" svg:x1="17.6cm" svg:y1="9.151cm" svg:x2="18.1cm" svg:y2="9.151cm">
            <text:p/>
          </draw:line>
        </draw:g>
        <draw:frame draw:style-name="gr4" draw:text-style-name="P39" draw:layer="layout" svg:width="6cm" svg:height="1.013cm" svg:x="3.6cm" svg:y="11.783cm">
          <draw:text-box>
            <text:p><text:span text:style-name="T28">usuario1</text:span><text:span text:style-name="T26">: </text:span></text:p>
          </draw:text-box>
        </draw:frame>
        <draw:custom-shape draw:style-name="gr11" draw:text-style-name="P37" draw:layer="layout" svg:width="7.5cm" svg:height="3.5cm" svg:x="6.9cm" svg:y="10.5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7.5cm" svg:y="12.9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1.1cm" svg:y="12.95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7.6cm" svg:y="10.691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7.6cm" svg:y="11.791cm">
          <draw:text-box>
            <text:p><text:span text:style-name="T26">placar: 6</text:span></text:p>
          </draw:text-box>
        </draw:frame>
        <draw:line draw:style-name="gr31" draw:text-style-name="P37" draw:layer="layout" svg:x1="11.6cm" svg:y1="13.55cm" svg:x2="12.6cm" svg:y2="9cm">
          <text:p/>
        </draw:line>
        <draw:frame draw:style-name="gr4" draw:text-style-name="P39" draw:layer="layout" svg:width="6cm" svg:height="1.013cm" svg:x="3.75cm" svg:y="15.65cm">
          <draw:text-box>
            <text:p><text:span text:style-name="T26">usuario2: </text:span></text:p>
          </draw:text-box>
        </draw:frame>
        <draw:custom-shape draw:style-name="gr34" draw:text-style-name="P37" draw:layer="layout" svg:width="7.84cm" svg:height="3.5cm" svg:x="6.9cm" svg:y="14.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39" draw:layer="layout" svg:width="6.79cm" svg:height="1.099cm" svg:x="7.7cm" svg:y="14.8cm">
          <draw:text-box>
            <text:p><text:span text:style-name="T26">nome: </text:span><text:span text:style-name="T26">'Estrobilobaldo'</text:span></text:p>
          </draw:text-box>
        </draw:frame>
        <draw:frame draw:style-name="gr4" draw:text-style-name="P39" draw:layer="layout" svg:width="6cm" svg:height="1.013cm" svg:x="7.7cm" svg:y="15.8cm">
          <draw:text-box>
            <text:p><text:span text:style-name="T26">placar: 5</text:span></text:p>
          </draw:text-box>
        </draw:frame>
        <draw:frame draw:style-name="gr4" draw:text-style-name="P39" draw:layer="layout" svg:width="6cm" svg:height="1.013cm" svg:x="7.74cm" svg:y="16.699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1.44cm" svg:y="16.749cm">
          <text:p/>
          <draw:enhanced-geometry svg:viewBox="0 0 21600 21600" draw:type="rectangle" draw:enhanced-path="M 0 0 L 21600 0 21600 21600 0 21600 0 0 Z N"/>
        </draw:custom-shape>
        <draw:line draw:style-name="gr30" draw:text-style-name="P37" draw:layer="layout" svg:x1="11.99cm" svg:y1="17.299cm" svg:x2="13.6cm" svg:y2="16.5cm">
          <text:p/>
        </draw:line>
        <draw:line draw:style-name="gr31" draw:text-style-name="P37" draw:layer="layout" svg:x1="13.6cm" svg:y1="16.55cm" svg:x2="12.85cm" svg:y2="9cm">
          <text:p/>
        </draw:line>
        <draw:line draw:style-name="gr36" draw:text-style-name="P37" draw:layer="layout" svg:x1="5.9cm" svg:y1="12.764cm" svg:x2="6.65cm" svg:y2="13.514cm">
          <text:p/>
        </draw:line>
        <draw:line draw:style-name="gr36" draw:text-style-name="P37" draw:layer="layout" svg:x1="6.65cm" svg:y1="12.764cm" svg:x2="5.9cm" svg:y2="13.514cm">
          <text:p/>
        </draw:line>
        <presentation:notes draw:style-name="dp2">
          <draw:page-thumbnail draw:style-name="gr1" draw:layer="layout" svg:width="0.001cm" svg:height="0.001cm" svg:x="0cm" svg:y="1.93cm" draw:page-number="78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38" draw:layer="layout" svg:width="9cm" svg:height="1.013cm" svg:x="3.6cm" svg:y="3.578cm">
          <draw:text-box>
            <text:p text:style-name="P13"><text:span text:style-name="T26">Global Memory</text:span></text:p>
          </draw:text-box>
        </draw:frame>
        <draw:custom-shape draw:style-name="gr53" draw:text-style-name="P37" draw:layer="layout" svg:width="18.25cm" svg:height="13.96cm" svg:x="3.6cm" svg:y="4.54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3.6cm" svg:y="5.86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10.1cm" svg:y="5.06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9.6cm" svg:y1="5.56cm" svg:x2="10.1cm" svg:y2="5.56cm">
            <text:p/>
          </draw:line>
          <draw:line draw:style-name="gr7" draw:text-style-name="P37" draw:layer="layout" svg:x1="11.1cm" svg:y1="5.56cm" svg:x2="11.6cm" svg:y2="5.56cm">
            <text:p/>
          </draw:line>
        </draw:g>
        <draw:line draw:style-name="gr40" draw:text-style-name="P45" draw:layer="layout" svg:x1="7.85cm" svg:y1="6.31cm" svg:x2="9.1cm" svg:y2="5.56cm">
          <text:p/>
        </draw:line>
        <draw:line draw:style-name="gr40" draw:text-style-name="P45" draw:layer="layout" svg:x1="7.85cm" svg:y1="6.36cm" svg:x2="9.1cm" svg:y2="7.11cm">
          <text:p/>
        </draw:line>
        <draw:custom-shape draw:style-name="gr41" draw:text-style-name="P37" draw:layer="layout" svg:width="12cm" svg:height="3.5cm" svg:x="9.3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9.8cm" svg:y="7.76cm">
          <draw:text-box>
            <text:p><text:span text:style-name="T26">prototype: </text:span></text:p>
          </draw:text-box>
        </draw:frame>
        <draw:custom-shape draw:style-name="gr42" draw:text-style-name="P37" draw:layer="layout" svg:width="7.5cm" svg:height="3.5cm" svg:x="13.2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4cm" svg:y="6.951cm">
          <draw:text-box>
            <text:p><text:span text:style-name="T28">incrementar</text:span><text:span text:style-name="T26">:</text:span></text:p>
          </draw:text-box>
        </draw:frame>
        <draw:g>
          <draw:custom-shape draw:style-name="gr37" draw:text-style-name="P48" draw:layer="layout" svg:width="1cm" svg:height="1cm" svg:x="18.6cm" svg:y="6.951cm">
            <text:p text:style-name="P47"><text:span text:style-name="T29">f</text:span></text:p>
            <draw:enhanced-geometry svg:viewBox="0 0 21600 21600" draw:type="rectangle" draw:enhanced-path="M 0 0 L 21600 0 21600 21600 0 21600 0 0 Z N"/>
          </draw:custom-shape>
          <draw:line draw:style-name="gr54" draw:text-style-name="P63" draw:layer="layout" svg:x1="18.1cm" svg:y1="7.451cm" svg:x2="18.6cm" svg:y2="7.451cm">
            <text:p/>
          </draw:line>
          <draw:line draw:style-name="gr54" draw:text-style-name="P63" draw:layer="layout" svg:x1="19.6cm" svg:y1="7.451cm" svg:x2="20.1cm" svg:y2="7.451cm">
            <text:p/>
          </draw:line>
        </draw:g>
        <draw:frame draw:style-name="gr4" draw:text-style-name="P39" draw:layer="layout" svg:width="6cm" svg:height="1.013cm" svg:x="14cm" svg:y="8.651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6.6cm" svg:y="8.65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6.1cm" svg:y1="9.151cm" svg:x2="16.6cm" svg:y2="9.151cm">
            <text:p/>
          </draw:line>
          <draw:line draw:style-name="gr7" draw:text-style-name="P37" draw:layer="layout" svg:x1="17.6cm" svg:y1="9.151cm" svg:x2="18.1cm" svg:y2="9.151cm">
            <text:p/>
          </draw:line>
        </draw:g>
        <draw:frame draw:style-name="gr4" draw:text-style-name="P39" draw:layer="layout" svg:width="6cm" svg:height="1.013cm" svg:x="3.6cm" svg:y="11.783cm">
          <draw:text-box>
            <text:p><text:span text:style-name="T30">usuario1</text:span><text:span text:style-name="T26">: </text:span></text:p>
          </draw:text-box>
        </draw:frame>
        <draw:custom-shape draw:style-name="gr11" draw:text-style-name="P37" draw:layer="layout" svg:width="7.5cm" svg:height="3.5cm" svg:x="6.9cm" svg:y="10.5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7.5cm" svg:y="12.9cm">
          <draw:text-box>
            <text:p><text:span text:style-name="T28">__proto__</text:span><text:span text:style-name="T26">: </text:span></text:p>
          </draw:text-box>
        </draw:frame>
        <draw:custom-shape draw:style-name="gr6" draw:text-style-name="P45" draw:layer="layout" svg:width="1cm" svg:height="1cm" svg:x="11.1cm" svg:y="12.95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7.6cm" svg:y="10.691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7.6cm" svg:y="11.791cm">
          <draw:text-box>
            <text:p><text:span text:style-name="T26">placar: 6</text:span></text:p>
          </draw:text-box>
        </draw:frame>
        <draw:line draw:style-name="gr38" draw:text-style-name="P37" draw:layer="layout" svg:x1="11.6cm" svg:y1="13.55cm" svg:x2="12.6cm" svg:y2="9cm">
          <text:p/>
        </draw:line>
        <draw:frame draw:style-name="gr4" draw:text-style-name="P39" draw:layer="layout" svg:width="6cm" svg:height="1.013cm" svg:x="3.75cm" svg:y="15.65cm">
          <draw:text-box>
            <text:p><text:span text:style-name="T26">usuario2: </text:span></text:p>
          </draw:text-box>
        </draw:frame>
        <draw:custom-shape draw:style-name="gr34" draw:text-style-name="P37" draw:layer="layout" svg:width="7.84cm" svg:height="3.5cm" svg:x="6.9cm" svg:y="14.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39" draw:layer="layout" svg:width="6.79cm" svg:height="1.099cm" svg:x="7.7cm" svg:y="14.8cm">
          <draw:text-box>
            <text:p><text:span text:style-name="T26">nome: </text:span><text:span text:style-name="T26">'Estrobilobaldo'</text:span></text:p>
          </draw:text-box>
        </draw:frame>
        <draw:frame draw:style-name="gr4" draw:text-style-name="P39" draw:layer="layout" svg:width="6cm" svg:height="1.013cm" svg:x="7.7cm" svg:y="15.8cm">
          <draw:text-box>
            <text:p><text:span text:style-name="T26">placar: 5</text:span></text:p>
          </draw:text-box>
        </draw:frame>
        <draw:frame draw:style-name="gr4" draw:text-style-name="P39" draw:layer="layout" svg:width="6cm" svg:height="1.013cm" svg:x="7.74cm" svg:y="16.699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1.44cm" svg:y="16.749cm">
          <text:p/>
          <draw:enhanced-geometry svg:viewBox="0 0 21600 21600" draw:type="rectangle" draw:enhanced-path="M 0 0 L 21600 0 21600 21600 0 21600 0 0 Z N"/>
        </draw:custom-shape>
        <draw:line draw:style-name="gr30" draw:text-style-name="P37" draw:layer="layout" svg:x1="11.99cm" svg:y1="17.299cm" svg:x2="13.6cm" svg:y2="16.5cm">
          <text:p/>
        </draw:line>
        <draw:line draw:style-name="gr31" draw:text-style-name="P37" draw:layer="layout" svg:x1="13.6cm" svg:y1="16.55cm" svg:x2="12.85cm" svg:y2="9cm">
          <text:p/>
        </draw:line>
        <presentation:notes draw:style-name="dp2">
          <draw:page-thumbnail draw:style-name="gr1" draw:layer="layout" svg:width="0.001cm" svg:height="0.001cm" svg:x="0cm" svg:y="1.93cm" draw:page-number="79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line draw:style-name="gr31" draw:text-style-name="P22" draw:layer="layout" svg:x1="12.1cm" svg:y1="10.112cm" svg:x2="10.6cm" svg:y2="6.112cm">
          <text:p/>
        </draw:line>
        <draw:line draw:style-name="gr8" draw:text-style-name="P22" draw:layer="layout" svg:x1="9.85cm" svg:y1="8.112cm" svg:x2="9.85cm" svg:y2="15.112cm">
          <text:p/>
        </draw:line>
        <draw:line draw:style-name="gr8" draw:text-style-name="P22" draw:layer="layout" svg:x1="9.85cm" svg:y1="9.112cm" svg:x2="20.85cm" svg:y2="9.112cm">
          <text:p/>
        </draw:line>
        <draw:frame draw:style-name="gr4" draw:text-style-name="P21" draw:layer="layout" svg:width="17cm" svg:height="1.013cm" svg:x="3.85cm" svg:y="7.112cm">
          <draw:text-box>
            <text:p text:style-name="P13"><text:span text:style-name="T22">Execution Context</text:span></text:p>
          </draw:text-box>
        </draw:frame>
        <draw:frame draw:style-name="gr4" draw:text-style-name="P21" draw:layer="layout" svg:width="11cm" svg:height="1.013cm" svg:x="9.85cm" svg:y="8.15cm">
          <draw:text-box>
            <text:p text:style-name="P13"><text:span text:style-name="T22">Local Memory</text:span></text:p>
          </draw:text-box>
        </draw:frame>
        <draw:frame draw:style-name="gr4" draw:text-style-name="P23" draw:layer="layout" svg:width="6cm" svg:height="1.013cm" svg:x="9.85cm" svg:y="9.512cm">
          <draw:text-box>
            <text:p><text:span text:style-name="T22">this: </text:span></text:p>
          </draw:text-box>
        </draw:frame>
        <draw:custom-shape draw:style-name="gr9" draw:text-style-name="P22" draw:layer="layout" svg:width="17cm" svg:height="7cm" svg:x="3.85cm" svg:y="8.112cm">
          <text:p/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7cm" svg:height="1.013cm" svg:x="3.8cm" svg:y="5.1cm">
          <draw:text-box>
            <text:p text:style-name="P13"><text:span text:style-name="T22">usuario1.increment</text:span><text:span text:style-name="T22">ar( )</text:span></text:p>
          </draw:text-box>
        </draw:frame>
        <draw:custom-shape draw:style-name="gr6" draw:text-style-name="P25" draw:layer="layout" svg:width="1cm" svg:height="1cm" svg:x="11.626cm" svg:y="9.5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8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olução 3</text:p>
          </draw:text-box>
        </draw:frame>
        <draw:frame draw:style-name="gr4" draw:text-style-name="P38" draw:layer="layout" svg:width="9cm" svg:height="1.013cm" svg:x="3.6cm" svg:y="3.578cm">
          <draw:text-box>
            <text:p text:style-name="P13"><text:span text:style-name="T26">Global Memory</text:span></text:p>
          </draw:text-box>
        </draw:frame>
        <draw:custom-shape draw:style-name="gr53" draw:text-style-name="P37" draw:layer="layout" svg:width="18.25cm" svg:height="13.96cm" svg:x="3.6cm" svg:y="4.54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3.6cm" svg:y="5.86cm">
          <draw:text-box>
            <text:p><text:span text:style-name="T26">CriarUsuario:</text:span></text:p>
          </draw:text-box>
        </draw:frame>
        <draw:g>
          <draw:custom-shape draw:style-name="gr6" draw:text-style-name="P45" draw:layer="layout" svg:width="1cm" svg:height="1cm" svg:x="10.1cm" svg:y="5.06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9.6cm" svg:y1="5.56cm" svg:x2="10.1cm" svg:y2="5.56cm">
            <text:p/>
          </draw:line>
          <draw:line draw:style-name="gr7" draw:text-style-name="P37" draw:layer="layout" svg:x1="11.1cm" svg:y1="5.56cm" svg:x2="11.6cm" svg:y2="5.56cm">
            <text:p/>
          </draw:line>
        </draw:g>
        <draw:line draw:style-name="gr40" draw:text-style-name="P45" draw:layer="layout" svg:x1="7.85cm" svg:y1="6.31cm" svg:x2="9.1cm" svg:y2="5.56cm">
          <text:p/>
        </draw:line>
        <draw:line draw:style-name="gr40" draw:text-style-name="P45" draw:layer="layout" svg:x1="7.85cm" svg:y1="6.36cm" svg:x2="9.1cm" svg:y2="7.11cm">
          <text:p/>
        </draw:line>
        <draw:custom-shape draw:style-name="gr41" draw:text-style-name="P37" draw:layer="layout" svg:width="12cm" svg:height="3.5cm" svg:x="9.3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9.8cm" svg:y="7.76cm">
          <draw:text-box>
            <text:p><text:span text:style-name="T26">prototype: </text:span></text:p>
          </draw:text-box>
        </draw:frame>
        <draw:custom-shape draw:style-name="gr42" draw:text-style-name="P37" draw:layer="layout" svg:width="7.5cm" svg:height="3.5cm" svg:x="13.25cm" svg:y="6.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14cm" svg:y="6.951cm">
          <draw:text-box>
            <text:p><text:span text:style-name="T26">incrementar:</text:span></text:p>
          </draw:text-box>
        </draw:frame>
        <draw:g>
          <draw:custom-shape draw:style-name="gr6" draw:text-style-name="P45" draw:layer="layout" svg:width="1cm" svg:height="1cm" svg:x="18.6cm" svg:y="6.95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8.1cm" svg:y1="7.451cm" svg:x2="18.6cm" svg:y2="7.451cm">
            <text:p/>
          </draw:line>
          <draw:line draw:style-name="gr7" draw:text-style-name="P37" draw:layer="layout" svg:x1="19.6cm" svg:y1="7.451cm" svg:x2="20.1cm" svg:y2="7.451cm">
            <text:p/>
          </draw:line>
        </draw:g>
        <draw:frame draw:style-name="gr4" draw:text-style-name="P39" draw:layer="layout" svg:width="6cm" svg:height="1.013cm" svg:x="14cm" svg:y="8.651cm">
          <draw:text-box>
            <text:p><text:span text:style-name="T26">login:</text:span></text:p>
          </draw:text-box>
        </draw:frame>
        <draw:g>
          <draw:custom-shape draw:style-name="gr6" draw:text-style-name="P45" draw:layer="layout" svg:width="1cm" svg:height="1cm" svg:x="16.6cm" svg:y="8.651cm">
            <text:p text:style-name="P46"><text:span text:style-name="T26">f</text:span></text:p>
            <draw:enhanced-geometry svg:viewBox="0 0 21600 21600" draw:type="rectangle" draw:enhanced-path="M 0 0 L 21600 0 21600 21600 0 21600 0 0 Z N"/>
          </draw:custom-shape>
          <draw:line draw:style-name="gr7" draw:text-style-name="P37" draw:layer="layout" svg:x1="16.1cm" svg:y1="9.151cm" svg:x2="16.6cm" svg:y2="9.151cm">
            <text:p/>
          </draw:line>
          <draw:line draw:style-name="gr7" draw:text-style-name="P37" draw:layer="layout" svg:x1="17.6cm" svg:y1="9.151cm" svg:x2="18.1cm" svg:y2="9.151cm">
            <text:p/>
          </draw:line>
        </draw:g>
        <draw:frame draw:style-name="gr4" draw:text-style-name="P39" draw:layer="layout" svg:width="6cm" svg:height="1.013cm" svg:x="3.6cm" svg:y="11.783cm">
          <draw:text-box>
            <text:p><text:span text:style-name="T26">usuario1: </text:span></text:p>
          </draw:text-box>
        </draw:frame>
        <draw:custom-shape draw:style-name="gr11" draw:text-style-name="P37" draw:layer="layout" svg:width="7.5cm" svg:height="3.5cm" svg:x="6.9cm" svg:y="10.5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" draw:text-style-name="P39" draw:layer="layout" svg:width="6cm" svg:height="1.013cm" svg:x="7.5cm" svg:y="12.9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1.1cm" svg:y="12.95cm">
          <text:p/>
          <draw:enhanced-geometry svg:viewBox="0 0 21600 21600" draw:type="rectangle" draw:enhanced-path="M 0 0 L 21600 0 21600 21600 0 21600 0 0 Z N"/>
        </draw:custom-shape>
        <draw:frame draw:style-name="gr4" draw:text-style-name="P39" draw:layer="layout" svg:width="6cm" svg:height="1.013cm" svg:x="7.6cm" svg:y="10.691cm">
          <draw:text-box>
            <text:p><text:span text:style-name="T26">nome: 'Grosbilda'</text:span></text:p>
          </draw:text-box>
        </draw:frame>
        <draw:frame draw:style-name="gr4" draw:text-style-name="P39" draw:layer="layout" svg:width="6cm" svg:height="1.013cm" svg:x="7.6cm" svg:y="11.791cm">
          <draw:text-box>
            <text:p><text:span text:style-name="T28">placar</text:span><text:span text:style-name="T26">: 7</text:span></text:p>
          </draw:text-box>
        </draw:frame>
        <draw:line draw:style-name="gr31" draw:text-style-name="P37" draw:layer="layout" svg:x1="11.6cm" svg:y1="13.55cm" svg:x2="12.6cm" svg:y2="9cm">
          <text:p/>
        </draw:line>
        <draw:frame draw:style-name="gr4" draw:text-style-name="P39" draw:layer="layout" svg:width="6cm" svg:height="1.013cm" svg:x="3.75cm" svg:y="15.65cm">
          <draw:text-box>
            <text:p><text:span text:style-name="T26">usuario2: </text:span></text:p>
          </draw:text-box>
        </draw:frame>
        <draw:custom-shape draw:style-name="gr34" draw:text-style-name="P37" draw:layer="layout" svg:width="7.84cm" svg:height="3.5cm" svg:x="6.9cm" svg:y="14.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39" draw:layer="layout" svg:width="6.79cm" svg:height="1.099cm" svg:x="7.7cm" svg:y="14.8cm">
          <draw:text-box>
            <text:p><text:span text:style-name="T26">nome: </text:span><text:span text:style-name="T26">'Estrobilobaldo'</text:span></text:p>
          </draw:text-box>
        </draw:frame>
        <draw:frame draw:style-name="gr4" draw:text-style-name="P39" draw:layer="layout" svg:width="6cm" svg:height="1.013cm" svg:x="7.7cm" svg:y="15.8cm">
          <draw:text-box>
            <text:p><text:span text:style-name="T26">placar: 5</text:span></text:p>
          </draw:text-box>
        </draw:frame>
        <draw:frame draw:style-name="gr4" draw:text-style-name="P39" draw:layer="layout" svg:width="6cm" svg:height="1.013cm" svg:x="7.74cm" svg:y="16.699cm">
          <draw:text-box>
            <text:p><text:span text:style-name="T26">__proto__: </text:span></text:p>
          </draw:text-box>
        </draw:frame>
        <draw:custom-shape draw:style-name="gr6" draw:text-style-name="P45" draw:layer="layout" svg:width="1cm" svg:height="1cm" svg:x="11.44cm" svg:y="16.749cm">
          <text:p/>
          <draw:enhanced-geometry svg:viewBox="0 0 21600 21600" draw:type="rectangle" draw:enhanced-path="M 0 0 L 21600 0 21600 21600 0 21600 0 0 Z N"/>
        </draw:custom-shape>
        <draw:line draw:style-name="gr30" draw:text-style-name="P37" draw:layer="layout" svg:x1="11.99cm" svg:y1="17.299cm" svg:x2="13.6cm" svg:y2="16.5cm">
          <text:p/>
        </draw:line>
        <draw:line draw:style-name="gr31" draw:text-style-name="P37" draw:layer="layout" svg:x1="13.6cm" svg:y1="16.55cm" svg:x2="12.85cm" svg:y2="9cm">
          <text:p/>
        </draw:line>
        <presentation:notes draw:style-name="dp2">
          <draw:page-thumbnail draw:style-name="gr1" draw:layer="layout" svg:width="0.001cm" svg:height="0.001cm" svg:x="0cm" svg:y="1.93cm" draw:page-number="81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intatic Sugar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3">Com o EcmaScript 6 podemos fazer a mesma coisa que a Solução 3 mas de uma maneira muito mais parecida com o que estamos acostumados em outras linguagens de programaçã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10">Sintatic Sugar</text:p>
          </draw:text-box>
        </draw:frame>
        <draw:frame presentation:style-name="pr5" draw:text-style-name="P56" draw:layer="layout" svg:width="24.404cm" svg:height="14.878cm" svg:x="0.498cm" svg:y="3.822cm" presentation:class="outline" presentation:user-transformed="true">
          <draw:text-box>
            <text:p text:style-name="P12"><text:span text:style-name="T21">class Usuario {</text:span></text:p>
            <text:p text:style-name="P12"><text:span text:style-name="T21"><text:s text:c="4"/></text:span><text:span text:style-name="T21">constructor(nome, placar) {</text:span></text:p>
            <text:p text:style-name="P12"><text:span text:style-name="T21"><text:s text:c="8"/></text:span><text:span text:style-name="T21">this.nome = nome;</text:span></text:p>
            <text:p text:style-name="P12"><text:span text:style-name="T21"><text:s text:c="8"/></text:span><text:span text:style-name="T21">this.placar = placar;</text:span></text:p>
            <text:p text:style-name="P12"><text:span text:style-name="T19"><text:s text:c="4"/></text:span><text:span text:style-name="T21">}</text:span></text:p>
            <text:p text:style-name="P12"><text:span text:style-name="T21"/></text:p>
            <text:p text:style-name="P12"><text:span text:style-name="T21"><text:s text:c="4"/></text:span><text:span text:style-name="T21">incrementar() {</text:span></text:p>
            <text:p text:style-name="P12"><text:span text:style-name="T21"><text:s text:c="8"/></text:span><text:span text:style-name="T21">this.placar++;</text:span></text:p>
            <text:p text:style-name="P12"><text:span text:style-name="T21"><text:s text:c="4"/></text:span><text:span text:style-name="T21">}</text:span></text:p>
            <text:p text:style-name="P12"><text:span text:style-name="T21"/></text:p>
            <text:p text:style-name="P12"><text:span text:style-name="T21"><text:s text:c="4"/></text:span><text:span text:style-name="T21">login() {</text:span></text:p>
            <text:p text:style-name="P12"><text:span text:style-name="T21"><text:s text:c="8"/></text:span><text:span text:style-name="T21">console.log("Você está logado");</text:span></text:p>
            <text:p text:style-name="P12"><text:span text:style-name="T21"><text:s text:c="4"/></text:span><text:span text:style-name="T21">}</text:span></text:p>
            <text:p text:style-name="P12"><text:span text:style-name="T21">}</text:span></text:p>
            <text:p text:style-name="P12"><text:span text:style-name="T21"/></text:p>
            <text:p text:style-name="P12"><text:span text:style-name="T21">let usuario1 = new Usuario('Grosbilda', 6);</text:span></text:p>
            <text:p text:style-name="P12"><text:span text:style-name="T21"/></text:p>
            <text:p text:style-name="P12"><text:span text:style-name="T21">usuario1.incrementar();</text:span></text:p>
            <text:p text:style-name="P12"><text:span text:style-name="T35"/></text:p>
          </draw:text-box>
        </draw:frame>
        <presentation:notes draw:style-name="dp2">
          <draw:page-thumbnail draw:style-name="gr1" draw:layer="layout" svg:width="0.001cm" svg:height="0.001cm" svg:x="0cm" svg:y="1.93cm" draw:page-number="83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2T1" presentation:use-date-time-name="dtd1">
        <office:forms form:automatic-focus="false" form:apply-design-mode="false"/>
        <draw:custom-shape draw:style-name="gr55" draw:text-style-name="P64" draw:layer="layout" svg:width="10cm" svg:height="4.178cm" svg:x="6.5cm" svg:y="13.82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4" draw:layer="layout" svg:width="13.502cm" svg:height="3.678cm" svg:x="5.446cm" svg:y="6.71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10.002cm" svg:height="2.178cm" svg:x="6.198cm" svg:y="11.55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10.002cm" svg:height="2.178cm" svg:x="5.446cm" svg:y="3.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10">Sintatic Sugar</text:p>
          </draw:text-box>
        </draw:frame>
        <draw:frame presentation:style-name="pr5" draw:text-style-name="P65" draw:layer="layout" svg:width="14.002cm" svg:height="14.878cm" svg:x="5.498cm" svg:y="3.822cm" presentation:class="outline" presentation:user-transformed="true">
          <draw:text-box>
            <text:p text:style-name="P12"><text:span text:style-name="T53">function CriarUsuario(nome, placar) {</text:span></text:p>
            <text:p text:style-name="P12"><text:span text:style-name="T53"><text:s text:c="4"/></text:span><text:span text:style-name="T53">this.nome = nome;</text:span></text:p>
            <text:p text:style-name="P12"><text:span text:style-name="T53"><text:s text:c="4"/></text:span><text:span text:style-name="T53">this.placar = placar;</text:span></text:p>
            <text:p text:style-name="P12"><text:span text:style-name="T53">}</text:span></text:p>
            <text:p text:style-name="P12"><text:span text:style-name="T53"/></text:p>
            <text:p text:style-name="P12"><text:span text:style-name="T53"/></text:p>
            <text:p text:style-name="P12"><text:span text:style-name="T53">CriarUsuario.prototype.incrementar = function() {</text:span></text:p>
            <text:p text:style-name="P12"><text:span text:style-name="T53"><text:s text:c="4"/></text:span><text:span text:style-name="T53">this.placar++;</text:span></text:p>
            <text:p text:style-name="P12"><text:span text:style-name="T53">};</text:span></text:p>
            <text:p text:style-name="P12"><text:span text:style-name="T53">CriarUsuario.prototype.login = function() {</text:span></text:p>
            <text:p text:style-name="P12"><text:span text:style-name="T53"><text:s text:c="4"/></text:span><text:span text:style-name="T53">console.log("Você está logado");</text:span></text:p>
            <text:p text:style-name="P12"><text:span text:style-name="T53">}</text:span></text:p>
            <text:p text:style-name="P12"><text:span text:style-name="T53"/></text:p>
            <text:p text:style-name="P12"><text:span text:style-name="T53"/></text:p>
            <text:p text:style-name="P12"><text:span text:style-name="T53">class Usuario {</text:span></text:p>
            <text:p text:style-name="P12"><text:span text:style-name="T53"><text:s text:c="4"/></text:span><text:span text:style-name="T53">constructor(nome, placar) {</text:span></text:p>
            <text:p text:style-name="P12"><text:span text:style-name="T53"><text:s text:c="8"/></text:span><text:span text:style-name="T53">this.nome = nome;</text:span></text:p>
            <text:p text:style-name="P12"><text:span text:style-name="T53"><text:s text:c="8"/></text:span><text:span text:style-name="T53">this.placar = placar;</text:span></text:p>
            <text:p text:style-name="P12"><text:span text:style-name="T54"><text:s text:c="4"/></text:span><text:span text:style-name="T53">}</text:span></text:p>
            <text:p text:style-name="P12"><text:span text:style-name="T53"/></text:p>
            <text:p text:style-name="P12"><text:span text:style-name="T53"><text:s text:c="4"/></text:span><text:span text:style-name="T53">incrementar() {</text:span></text:p>
            <text:p text:style-name="P12"><text:span text:style-name="T53"><text:s text:c="8"/></text:span><text:span text:style-name="T53">this.placar++;</text:span></text:p>
            <text:p text:style-name="P12"><text:span text:style-name="T53"><text:s text:c="4"/></text:span><text:span text:style-name="T53">}</text:span></text:p>
            <text:p text:style-name="P12"><text:span text:style-name="T53"/></text:p>
            <text:p text:style-name="P12"><text:span text:style-name="T53"><text:s text:c="4"/></text:span><text:span text:style-name="T53">login() {</text:span></text:p>
            <text:p text:style-name="P12"><text:span text:style-name="T53"><text:s text:c="8"/></text:span><text:span text:style-name="T53">console.log("Você está logado");</text:span></text:p>
            <text:p text:style-name="P12"><text:span text:style-name="T53"><text:s text:c="4"/></text:span><text:span text:style-name="T53">}</text:span></text:p>
            <text:p text:style-name="P12"><text:span text:style-name="T53">}</text:span></text:p>
            <text:p text:style-name="P12"><text:span text:style-name="T55"/></text:p>
          </draw:text-box>
        </draw:frame>
        <draw:line draw:style-name="gr58" draw:text-style-name="P66" draw:layer="layout" svg:x1="1.5cm" svg:y1="10.76cm" svg:x2="23cm" svg:y2="10.76cm">
          <text:p/>
        </draw:line>
        <presentation:notes draw:style-name="dp2">
          <draw:page-thumbnail draw:style-name="gr1" draw:layer="layout" svg:width="0.001cm" svg:height="0.001cm" svg:x="0cm" svg:y="1.93cm" draw:page-number="8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Arial1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1131 754" svg:d="M566 0l-566 754 114-85 136-68 148-46 161-17 161 13 153 46 140 68 118 89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40pt" fo:font-style="normal" fo:text-shadow="none" style:text-underline-style="none" fo:font-weight="normal" style:font-name-asian="Arial2" style:font-family-asian="Arial" style:font-pitch-asian="variable" style:font-size-asian="40pt" style:font-style-asian="normal" style:font-weight-asian="normal" style:font-name-complex="Arial2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o_25_20Slides-background" style:display-name="Modelo%20Slide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o_25_20Slides-backgroundobjects" style:display-name="Modelo%20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_25_20Slides-notes" style:display-name="Modelo%20Slides-notes" style:family="presentation">
      <style:graphic-properties draw:stroke="none" draw:fill="none">
        <text:list-style style:name="Modelo_25_20Slides-notes" style:display-name="Modelo%20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odelo_25_20Slides-outline1" style:display-name="Modelo%20Slides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odelo_25_20Slides-outline1" style:display-name="Modelo%20Slides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outline2" style:display-name="Modelo%20Slides-outline2" style:family="presentation" style:parent-style-name="Modelo_25_20Slides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Modelo_25_20Slides-outline3" style:display-name="Modelo%20Slides-outline3" style:family="presentation" style:parent-style-name="Modelo_25_20Slides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Modelo_25_20Slides-outline4" style:display-name="Modelo%20Slides-outline4" style:family="presentation" style:parent-style-name="Modelo_25_20Slides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5" style:display-name="Modelo%20Slides-outline5" style:family="presentation" style:parent-style-name="Modelo_25_20Slides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6" style:display-name="Modelo%20Slides-outline6" style:family="presentation" style:parent-style-name="Modelo_25_20Slides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7" style:display-name="Modelo%20Slides-outline7" style:family="presentation" style:parent-style-name="Modelo_25_20Slides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8" style:display-name="Modelo%20Slides-outline8" style:family="presentation" style:parent-style-name="Modelo_25_20Slides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outline9" style:display-name="Modelo%20Slides-outline9" style:family="presentation" style:parent-style-name="Modelo_25_20Slides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Modelo_25_20Slides-subtitle" style:display-name="Modelo%20Slides-subtitle" style:family="presentation">
      <style:graphic-properties draw:stroke="none" draw:fill="none" draw:textarea-vertical-align="middle">
        <text:list-style style:name="Modelo_25_20Slides-subtitle" style:display-name="Modelo%20Slides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title" style:display-name="Modelo%20Slid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o_25_20Slides-title" style:display-name="Modelo%20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40pt" fo:font-style="normal" fo:text-shadow="none" style:text-underline-style="none" fo:font-weight="normal" style:letter-kerning="true" style:font-name-asian="Arial2" style:font-family-asian="Arial" style:font-pitch-asian="variable" style:font-size-asian="40pt" style:font-style-asian="normal" style:font-weight-asian="normal" style:font-name-complex="Arial2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004cm" svg:height="3.647cm" svg:x="3.898cm" svg:y="-0.236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frame presentation:style-name="Mpr1" draw:text-style-name="MP6" draw:layer="backgroundobjects" svg:width="7.197cm" svg:height="1.023cm" svg:x="18.202cm" svg:y="18.12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7" draw:layer="backgroundobjects" svg:x1="0cm" svg:y1="3.325cm" svg:x2="25.4cm" svg:y2="3.325cm">
        <text:p/>
      </draw:line>
      <draw:frame draw:style-name="Mgr4" draw:text-style-name="MP8" draw:layer="backgroundobjects" svg:width="1.956cm" svg:height="2.714cm" svg:x="0.242cm" svg:y="0.286cm">
        <draw:image xlink:href="Pictures/10000201000001BC00000268A4DB9110F298C14A.png" xlink:type="simple" xlink:show="embed" xlink:actuate="onLoad" draw:mime-type="image/png">
          <text:p/>
        </draw:image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delo_25_20Slides" style:display-name="Modelo%20Slides" style:page-layout-name="PM1" draw:style-name="Mdp1">
      <draw:line draw:name="Line 5" draw:style-name="Mgr3" draw:text-style-name="MP7" draw:layer="backgroundobjects" svg:x1="0cm" svg:y1="8.123cm" svg:x2="25.4cm" svg:y2="8.123cm">
        <text:p/>
      </draw:line>
      <draw:frame presentation:style-name="Modelo_25_20Slides-title" draw:layer="backgroundobjects" svg:width="21.004cm" svg:height="3.647cm" svg:x="3.898cm" svg:y="-0.236cm" presentation:class="title" presentation:placeholder="true">
        <draw:text-box/>
      </draw:frame>
      <draw:frame presentation:style-name="Modelo_25_20Slides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8" draw:layer="backgroundobjects" svg:width="21.257cm" svg:height="3.8cm" svg:x="2.356cm" svg:y="12.997cm">
        <draw:image xlink:href="Pictures/1000020100000D740000026822845FF4672BD778.png" xlink:type="simple" xlink:show="embed" xlink:actuate="onLoad" draw:mime-type="image/png">
          <text:p/>
        </draw:image>
      </draw:frame>
      <presentation:notes style:page-layout-name="PM0">
        <draw:page-thumbnail presentation:style-name="Modelo_25_20Slides-title" draw:layer="backgroundobjects" svg:width="0.001cm" svg:height="0.001cm" svg:x="0cm" svg:y="1.93cm" presentation:class="page"/>
        <draw:frame presentation:style-name="Modelo_25_20Slid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gramação JAVA  para a Internet  Applets, Servlets, JSP</dc:title>
    <meta:creation-date>2012-08-17T14:11:39</meta:creation-date>
    <meta:editing-cycles>429</meta:editing-cycles>
    <meta:editing-duration>P1DT9H4S</meta:editing-duration>
    <meta:generator>LibreOffice/7.1.5.2$Linux_X86_64 LibreOffice_project/85f04e9f809797b8199d13c421bd8a2b025d52b5</meta:generator>
    <dc:date>2021-09-14T21:57:39.754274872</dc:date>
    <dc:creator>Rafael Orbolato</dc:creator>
    <meta:document-statistic meta:object-count="1099"/>
  </office:meta>
</office:document-meta>
</file>